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fo:margin-bottom="0.1667in" style:line-height-at-least="0.2361in"/>
      <style:text-properties style:font-name="STSong"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Hiragino Kaku Gothic ProN"/>
    </style:style>
    <style:style style:name="T6" style:family="text">
      <style:text-properties style:font-name="Times"/>
    </style:style>
    <style:style style:name="T7" style:family="text">
      <style:text-properties style:font-name="LiSong Pro Light" fo:letter-spacing="0.0000in"/>
    </style:style>
    <style:style style:name="T8" style:family="text">
      <style:text-properties fo:letter-spacing="0.0000in"/>
    </style:style>
    <style:style style:name="T9" style:family="text">
      <style:text-properties fo:letter-spacing="0.0000in" fo:color="#032726"/>
    </style:style>
    <style:style style:name="T10" style:family="text">
      <style:text-properties style:font-name="Times" fo:letter-spacing="0.0000in"/>
    </style:style>
    <style:style style:name="T11" style:family="text">
      <style:text-properties style:font-name="STSong" fo:letter-spacing="0.0000in"/>
    </style:style>
    <style:style style:name="T12"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林炤育   |  2020.02.12 00:27   |   <text:a xlink:type="simple" xlink:href="http://palinfo.habago.org/Entry?Command=Information_PrintForum&amp;iPage=1#FORUM38713"><text:span text:style-name="T1">#</text:span></text:a></text:p>
      <text:p text:style-name="P3">美國暗殺兩伊軍事將領的荒謬行為，似乎後遺症開始了。 <text:line-break/><text:line-break/>1、菲律賓 <text:line-break/>1月23日，杜特尔特对外宣布，菲律宾已经开启终止菲律宾驻军的协议——《访问部队协议》的进程。也正是在同一天，杜特尔特在接受媒体采访时表示，虽然自己收到了美方的邀请，但他并不打算参加此次将在美国召开的东盟—美国领导人峰会。 <text:line-break/><text:line-break/>一天后（24日），老杜再次警告美军，菲律宾给美国1个月的时间来调整他们对菲律宾的政策，如果美军依然我行我素，菲律宾将取消《部队访问协议》。 <text:line-break/><text:line-break/>但老杜显然没有给足美军1个月的时间。 <text:line-break/><text:line-break/>据海外网2月11日消息，菲律宾总统杜特尔特已正式下令，指示政府终止与美方的一项军事协议，即《菲美访问部队协议》。当天，菲律宾外交部长奥多罗·洛钦已经就这项协议签署了一份终止通知，同时菲律宾总统发言人也在当天的新闻发布会上证实了该事。 <text:line-break/><text:line-break/><text:line-break/>2、伊拉克 <text:line-break/>當地時間1月5日下午，伊拉克議會通過決議，要求包括美軍在內的外國軍隊撤離。決議要求，伊拉克政府停止與美國領導的聯盟進行軍事合作，並取消聯軍在伊拉克境內的領空使用權。 <text:line-break/><text:line-break/>伊拉克要求美軍撤出是因應美軍近期的一次暗殺行動。1月3日，美國空襲伊拉克首都巴格達國際機場，伊朗伊斯蘭革命衛隊下屬“聖城旅”指揮官蘇萊馬尼和伊拉克民兵武裝“人民動員組織”副指揮官穆漢迪斯等在襲擊中身亡。伊拉克方面認為這是對伊拉克主權的侵犯，公然違反美軍在伊拉克存在的條件。 <text:line-break/><text:line-break/>但美國總統特朗普曾威脅稱將製裁伊拉克，還表示除非伊拉克支付美國所建空軍基地的費用，否則美軍不會撤離。。 <text:line-break/><text:line-break/>此後伊拉克民兵對美軍基地發動火箭攻擊，美軍多人傷亡。 <text:line-break/><text:line-break/>2月10據彭博社援引天空新聞報導，美軍開始從駐伊拉克的15個基地撤軍，此外，伊拉克議會安全和防務委員會委員Badr Al Ziyadi向媒體透露，法國、德國和澳大利亞已要求伊拉克聯合行動司令部，制定具體的撤軍時間表。 <text:line-break/><text:line-break/>3、阿富汗 <text:line-break/>川普上台後與塔利班展開撤軍談判，但塔利班不理正在進行的談判，近日對美軍發動多起襲擊，造成美軍的傷亡。</text:p>
      <text:p text:style-name="P2">林炤育   |  2020.02.11 22:31   |   <text:a xlink:type="simple" xlink:href="http://palinfo.habago.org/Entry?Command=Information_PrintForum&amp;iPage=1#FORUM38712"><text:span text:style-name="T1">#</text:span></text:a></text:p>
      <text:p text:style-name="P4">《你在終點等我》韓甜甜 <text:line-break/>https://youtu.be/3PWMgQFVVO8 <text:line-break/><text:line-break/>《天下無雙》韓甜甜 <text:line-break/>https://youtu.be/HmcfU0jz8zA <text:line-break/><text:line-break/>海子的詩歌《九月》 師葭希 <text:line-break/>https://youtu.be/Pt2YvwSWIfQ <text:line-break/><text:line-break/>《知否知否》師葭希+韓甜甜 <text:line-break/>https://youtu.be/wXWW45XACqA <text:line-break/><text:line-break/>《只要平凡》 <text:line-break/>https://youtu.be/o3XplpaYrqQ <text:line-break/><text:line-break/>5月12日，山東日照，石棟穎正在教學生唱歌。 <text:line-break/><text:line-break/>現年37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 <text:line-break/><text:line-break/>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2016年，石棟穎註冊了一個音樂培訓機構，專門招收7歲到15歲的孩子，教他們用科學的方法唱歌。 <text:line-break/><text:line-break/>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Bella。Bella在網絡上看到石棟穎的教學視頻，被他獨特的教學方式吸引，便來到這裡向他求教。 <text:line-break/><text:line-break/>Bella的父親是美國人，母親是中國人，二位都是英語老師。雖然她的母語是英語，但唱歌和說話完全不是一回事。她唱歌時常常對一些單詞的連讀把握不准，這些都由石棟穎一一教她，還會教她唱歌技巧、唱歌方法。沒過多久，Bella唱歌水平有了明顯提高，她也得到了大家的讚賞和認可。 <text:line-break/><text:line-break/>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p>
      <text:p text:style-name="P2">林炤育   |  2020.02.11 22:00   |   <text:a xlink:type="simple" xlink:href="http://palinfo.habago.org/Entry?Command=Information_PrintForum&amp;iPage=1#FORUM38711"><text:span text:style-name="T1">#</text:span></text:a></text:p>
      <text:p text:style-name="P3">陳真先生說出我心底的悲傷，好一陣子沒開LINE，我不知如何與人交談。 <text:line-break/><text:line-break/>好在外面還有光 <text:line-break/><text:line-break/>全國各地80位孩子一起為祖國加油《武漢，我們與妳同在》 <text:line-break/>https://youtu.be/gu3MQafMLmw <text:line-break/><text:line-break/>願每個孩子都是一首《簡單的魚》可以簡單快樂地成長--韓甜甜 <text:line-break/>https://youtu.be/9FNHHXhY8Ew <text:line-break/><text:line-break/>這是春天嗎？--師葭希 <text:line-break/>https://youtu.be/BAr62MTmCDo <text:line-break/><text:line-break/>師姑娘和甜甜 <text:line-break/>https://youtu.be/Csi-UNeHw5o <text:line-break/><text:line-break/>哪咤之魔童降世主題曲《今後我與自己流浪》 <text:line-break/>https://youtu.be/HsKUrKc7niU <text:line-break/><text:line-break/>最動人的是不會唱歌會修電器愛笑的他，鄂东老男孩 <text:line-break/>...嚮往這樣有人情味簡單的田園生活 <text:line-break/><text:line-break/>https://youtu.be/ED2xqGfWIn8 <text:line-break/>https://youtu.be/L_zzYBVsZ64 <text:line-break/>https://youtu.be/6UriM6B1HSg <text:line-break/>https://youtu.be/pclw-T7oX3c <text:line-break/>https://youtu.be/qDcbrLsVt5Q <text:line-break/>... </text:p>
      <text:p text:style-name="P2">陳真   |  2020.02.11 20:19   |   <text:a xlink:type="simple" xlink:href="http://palinfo.habago.org/Entry?Command=Information_PrintForum&amp;iPage=1#FORUM38710"><text:span text:style-name="T1">#</text:span></text:a></text:p>
      <text:p text:style-name="P4">對於綠色生物，我真是厭惡到極點。二十幾年來，在美國的政治布局與洗腦操弄下，仇中反華幾乎就是島內政治的一切，每天就是不斷搞這類東西，不知何日方休。 <text:line-break/><text:line-break/>大陸同胞能夠體會活在這樣一個島上精神虐待的痛苦嗎？我知道綠蛆一定又要說 "滾回中國去"。問題是，這裏就是中國，該滾的是蛆，不是人。 <text:line-break/><text:line-break/>陳真2020. 02. 11. <text:line-break/><text:line-break/>============= <text:line-break/>武漢包機生波　黃暐瀚：對抗病毒而不是對抗「病人」 <text:line-break/><text:line-break/>2020-02-10 <text:line-break/>    <text:line-break/>中時 <text:line-break/><text:line-break/>武漢病毒疫情蔓延，日前武漢返台專機名單引發爭議，資深媒體人黃暐瀚因在直播中直言陸配應該也有資格回台而在網路上被罵「人渣」，今（10）日在臉書發文回應，呼籲民眾不要忘記現在是在對抗「病毒」而不是對抗「病人」。 <text:line-break/><text:line-break/>============= <text:line-break/><text:line-break/>聲援陸配搭包機被網友嗆　黃暐瀚回擊：如果是美配日配，你還會這樣說嗎？ <text:line-break/><text:line-break/>風傳媒 2020-02-07  <text:line-break/><text:line-break/>PTT上有網友批評資深媒體人黃暐瀚在直播中護航陸配。對此，黃暐瀚6日強調，陸配嫁給台灣人，本來就有居留權，並質疑「還沒有拿到身分證的『陸配』，到底為什麼要晚一點回來？」黃暐說：「如果是美配日配，你還會這樣說嗎？」 </text:p>
      <text:p text:style-name="P2">陳真   |  2020.02.11 19:04   |   <text:a xlink:type="simple" xlink:href="http://palinfo.habago.org/Entry?Command=Information_PrintForum&amp;iPage=1#FORUM38709"><text:span text:style-name="T1">#</text:span></text:a></text:p>
      <text:p text:style-name="P3">與其說憤怒，不如說悲傷。至少二十幾年了，我們每天就是活在這樣一種拼命妖魔化所謂 "他們中國人" 的常態生活中；"中國人" 又髒又邪惡，又是病又是毒，無恥落後，貪心下流，野蠻低級，是 "我們台灣人" 的仇敵，是 "我們台灣人" 看不起的 "支那賤畜"。 <text:line-break/><text:line-break/>裝蒜的人們常說，朋友親戚之間不要分藍綠，不要因為政治立場傷感情。這話是鬼扯蛋。如果是在一個正常社會，這話當然沒錯，但在台灣卻不然；因為，當所謂 "綠" 是這樣一種綠法，不但區分敵我，而且極力煽動仇恨時，你如何可能不與之對立？如何可能不傷感情？難道你可以跟一個視猶太人如賤畜的納粹親友繼續不傷感情地往來？ <text:line-break/><text:line-break/>唯一不傷感情的方法其實就是像我這樣：裝蒜、避談，避開根本差異與衝突點，假裝沒聽到沒看到，假裝不傷感情。 <text:line-break/><text:line-break/>其實，終究還是傷了。因為我不知道如何跟一個擁有這樣一種心態與德性的人相處？除了講些客套空話，我還能跟他說些什麼呢？你有可能跟這樣一些人談藝術、談文學、談電影、談政治、談生活種種，談任何一個話題嗎？ <text:line-break/><text:line-break/>世界上有什麼話題不是以一種根本人性與基本是非善惡的評價為基礎？即便是數學與邏輯都沒法談，因為就如維根斯坦與高達等人所說，即使是一種抽象思考的學科，依舊是一門道德科目。維根斯坦說："我若無法成為一個好人，我如何可能學好邏輯？" <text:line-break/><text:line-break/>並非說 "綠成那樣" 就是個人渣。大多數人也許不壞，只是腦殘。真正的人渣只是那極少數明知是非善惡卻偏要為惡來謀取私利者。但是，即便只是個腦殘，腦殘成那種地步，而且又完全缺乏病識感時，你如何可能跟他講話？只能無言不是嗎？ <text:line-break/><text:line-break/>孟子說，君子有三樂，其中一樂就是 "得天下英才而教育之"。但我看，別說什麼英才，連找到一個不到腦殘程度的平庸之才來教恐怕都很難。 <text:line-break/><text:line-break/>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 <text:line-break/><text:line-break/>所謂反對包機之二十萬名醫護人員連署就是一例，無中生有，憑空就能炒作出一番蠢血沸騰的偉大訴求：為了維護國人健康，為了捍衛這個捍衛那個，全是冠冕堂皇的說詞，其實骨子裏依舊是那四個字：仇中反華。 <text:line-break/><text:line-break/>簡單說就是：不可以讓 "他們中國人" 來佔我們便宜，不可以讓 "他們中國人" 進來散播病毒、木馬屠城，污染 "我們台灣人" 的乾淨家園，不可以讓 "他們中國人" 如何如何，而 "我們台灣人" 又如何如何。二十幾年來，幾乎所有島內一切的一切公共議題全都是在這樣一個 "仇中反華" 的目標上進行炒作與抹黑。  <text:line-break/><text:line-break/>與其說憤怒，不如說悲傷。至少二十幾年了，這就是我們的生活常態。一切是非善惡，乃至基本人性，在這個 "仇中反華 " 的目標下，全都得低頭，全都得染綠。許多時候，你只能刻意不去想它，就當做沒這回事，因為只要你一想起，你就會對人之感性與理性能力感到很絕望。 <text:line-break/></text:p>
      <text:p text:style-name="P2">康   |  2020.02.11 12:02   |   <text:a xlink:type="simple" xlink:href="http://palinfo.habago.org/Entry?Command=Information_PrintForum&amp;iPage=1#FORUM38708"><text:span text:style-name="T1">#</text:span></text:a></text:p>
      <text:p text:style-name="P3">台灣時局預測 <text:line-break/>2020年中 <text:line-break/>武漢肺炎減輕 <text:line-break/>台灣各政黨政客繼續去中國做生意 <text:line-break/>對共產黨輸誠 <text:line-break/>中國經濟衰退1-2% <text:line-break/>全世界經濟開始下行 <text:line-break/>美國因資金浮濫而數據暫時維持 <text:line-break/><text:line-break/>2020年底 <text:line-break/>川普連任美國總統 <text:line-break/>軍工共和體 華爾街要求川普實現對外戰爭 <text:line-break/>並引發經濟危機的承諾 <text:line-break/><text:line-break/>2021年初 <text:line-break/>美聯儲收縮資金 <text:line-break/>FED主席說經濟大好 <text:line-break/>美東集團 和 全球精英讀出背後的訊息 <text:line-break/>開始退出股市和其他風險資產 <text:line-break/>2021年三月 美國企業債接連爆發違約 <text:line-break/>美股開始平盤讓大戶全力出貨到散戶和退休基金 <text:line-break/><text:line-break/>2021年四月 <text:line-break/>美國政府 美聯儲一同救市 <text:line-break/>大量原熱錢匯回美國以保護企業本體 <text:line-break/>美連儲大砍存款準備率 <text:line-break/>利率降至接近零 <text:line-break/>卻無法解決流動性不足 <text:line-break/><text:line-break/>2021年五月 <text:line-break/>熱錢從地下管道匯出中國 <text:line-break/>引爆中國房地產泡沫 <text:line-break/>中國數萬官員恐慌性拋售貪污房產 <text:line-break/>後錢匯出中國 <text:line-break/>造成中國和美國比拼經濟破泡速度 <text:line-break/>其他低GDP 成長國家 <text:line-break/>（南美 東南亞 俄國 南歐） <text:line-break/>經濟數據直接跳水 <text:line-break/>黃金等貴金屬大漲 <text:line-break/>但美國債卻下跌 <text:line-break/><text:line-break/>2021年中後 <text:line-break/>各國政府缺錢運作 <text:line-break/>人民街頭抗議 <text:line-break/>各種非法暴行增加 <text:line-break/>美國佔領華爾街運動再起 <text:line-break/>美國開始為準備對伊朗戰爭而發言強硬 <text:line-break/><text:line-break/>台灣無薪假企業數創新高 <text:line-break/><text:line-break/>2022年四月 <text:line-break/>另一個瓶裝洗衣粉 <text:line-break/>成為美國攻擊伊朗的藉口 <text:line-break/><text:line-break/>2022年中 <text:line-break/>美國攻擊伊朗 <text:line-break/>伊朗出現眾多叛軍 <text:line-break/>後出現預期中的膠著狀態 <text:line-break/>國際油價上漲 <text:line-break/><text:line-break/>軍工共和體股價在蕭條中獨自暴漲 <text:line-break/>美國為避免多面受敵 <text:line-break/>和中國簽署密約 <text:line-break/>以中國不賣美債 <text:line-break/>幫助穩定美元 <text:line-break/>平衡貿易 <text:line-break/>保證AIT人員安全 <text:line-break/>換取美國不軍事干涉台灣 <text:line-break/><text:line-break/><text:line-break/>中國第三艘航母下水 <text:line-break/>第四艘在建 <text:line-break/>中國開始演練無人機航母協同攻擊 <text:line-break/><text:line-break/>2022年末 <text:line-break/>台灣經濟大退潮 <text:line-break/>人民天天遊行 <text:line-break/>理由口號是什麼不重要 <text:line-break/>任何理由人民都能用來示威了 <text:line-break/><text:line-break/>官方失業率超過五趴 <text:line-break/>實際失業率超過十五趴 <text:line-break/>中國原想暗中資助台灣遊行 <text:line-break/>但一看經濟數據實在拿不出錢了 <text:line-break/><text:line-break/>台灣犯罪率上升數倍 <text:line-break/>員警都被調去保護官員和鎮壓遊行 <text:line-break/>因此破案率大幅降低 <text:line-break/>油價上漲帶動所有物價齊漲 <text:line-break/>數百名獨居老人低收入戶 <text:line-break/>因買不起食物 看不起病 <text:line-break/>而餓死病死 無人收屍 <text:line-break/><text:line-break/>陣頭幫派加大招生力道 <text:line-break/>攔路搶劫成為常態 <text:line-break/>台灣如同南美失敗國家 <text:line-break/><text:line-break/>各政黨知道派對即將結束互鬥更為激烈 <text:line-break/>為在老共來前撈最後一筆 <text:line-break/><text:line-break/>蔡政府為移轉內部矛盾 <text:line-break/>對內增加網軍 <text:line-break/>挑起人民對中國仇恨 <text:line-break/>對外宣稱台灣現在到問題都是中國陰謀煽動 <text:line-break/>部分人民紅衛兵化 <text:line-break/>物理攻擊蔡英文的政敵 <text:line-break/><text:line-break/>2023年初 <text:line-break/>美國將中國附近軍隊部分撤離 <text:line-break/>說為轉投入美伊戰爭 <text:line-break/><text:line-break/>台灣有錢有勢家族大量外逃 <text:line-break/>政府發不出勞退 老人年金 勞保 國保 <text:line-break/>暴動死亡每日超過數十人 <text:line-break/><text:line-break/>2023年中 <text:line-break/>少部分中國 台灣企業出現急單 <text:line-break/>被中國 台灣政府大力宣傳說景氣即將復甦 <text:line-break/>（其實是其他國家為避免台海封鎖 <text:line-break/>而先下的訂單） <text:line-break/><text:line-break/>中國稱台灣亂象將在必要時處理 <text:line-break/>民進黨以為撿到槍 <text:line-break/>大力宣傳老共對台灣的野心 <text:line-break/>唯有繼續支持民進黨 <text:line-break/>才能阻止中國 <text:line-break/>民進黨支持者也炸鍋 <text:line-break/>肉搜國民黨 統促黨黨工後 <text:line-break/>衝入他們家中濫殺 <text:line-break/>員警在殺人者離開後才到場 <text:line-break/>調查不了了之 <text:line-break/><text:line-break/>蔡政府在AIT 授意下稱： <text:line-break/>中國挑起台灣動亂是戰爭行為 <text:line-break/>台灣必將追究責任&gt;&gt;&gt;###台灣地獄列車正式發車### <text:line-break/><text:line-break/>2023年八月 <text:line-break/>進口貨在台灣缺貨 <text:line-break/>數千人民為食物犯罪 <text:line-break/>棄嬰 棄養 人口販賣變成日常瑣事 <text:line-break/>經濟數據因民進黨為選上2024年總統 <text:line-break/>造假而只微幅下跌 <text:line-break/>台灣官員與家屬都以出國度假為由出國避難 <text:line-break/><text:line-break/>2023年九月 <text:line-break/>美國發言請兩岸互相克制 <text:line-break/>這是對兩岸的暗語 <text:line-break/>（美方對台秘密保證盡量刺激中共 <text:line-break/>無論如何美國都會支持台灣） <text:line-break/>（民進黨官員不是白痴 <text:line-break/>知道美軍一定不會馳援 <text:line-break/>但現在不照做 <text:line-break/>明天可能就被暗殺了） <text:line-break/>民進黨發言稱中國為敵國 <text:line-break/>中國人民日報對台灣專文出現 <text:line-break/>（勿謂言之不預也） <text:line-break/><text:line-break/>2023年十月 <text:line-break/>中國加強社會控制力道 <text:line-break/>全力逮捕異議人士 <text:line-break/>解放軍三軍聯合軍事演習 <text:line-break/>三艘航母接力繞行台灣 <text:line-break/><text:line-break/>2023年11月 <text:line-break/>解放軍沿海北東南三大戰區 <text:line-break/>多數軍人開始禁休假 <text:line-break/>軍事演習參與人數倍增 <text:line-break/>中國軍機不斷飛越台灣上空 <text:line-break/>數量過多 <text:line-break/>台灣空軍已無法完全派軍機隨行監控共機 <text:line-break/><text:line-break/>2023年十二月中 <text:line-break/>Day1 <text:line-break/>中國宣布民進黨為叛亂非法團體 <text:line-break/>為解救台灣同胞 <text:line-break/>中國將以強制力介入台灣亂象 <text:line-break/><text:line-break/>中國宣布台灣海空域為危險禁航區 <text:line-break/>軍艦包圍台澎金馬 <text:line-break/><text:line-break/>Day2 <text:line-break/>澎湖 金門 媽祖外海的解放軍 <text:line-break/>登陸後廣播 <text:line-break/>要求三島軍民不抵抗投降 <text:line-break/>即可獲得和平安定 <text:line-break/>三島居民包圍軍營要求投降 <text:line-break/>三島軍方表面無奈 <text:line-break/>實則慶幸 <text:line-break/>為了民眾大義不得不投降 <text:line-break/><text:line-break/>台灣人民大量湧入機場 海港 <text:line-break/>想出島避難 <text:line-break/>航空公司堅決不出飛機 <text:line-break/>事實上他們的飛機早就多數飛離台灣避禍 <text:line-break/>少數不怕死的漁民為錢出海後 <text:line-break/>很快就被解放軍攔截監禁 <text:line-break/><text:line-break/>民進黨高官繼續催眠人民 <text:line-break/>“““台灣不會亡””” <text:line-break/><text:line-break/>Day3 <text:line-break/>民進黨高官確認美軍不會幫助台灣 <text:line-break/>後要求政治庇護 <text:line-break/>美方答應 <text:line-break/>蔡英文在AIT內下令 <text:line-break/>三軍所有軍機 軍鑑 <text:line-break/>凌晨升空出海向西方南方突圍 <text:line-break/>（蔡英文原本想發射飛彈攻擊中國沿海 <text:line-break/>但被AIT主席莫健制止 <text:line-break/>以免中共因非戰區人員死傷 <text:line-break/>而報復攻擊逃亡隊伍） <text:line-break/>被滲透的台將將情報轉給共軍 <text:line-break/>習近平知悉後下令 <text:line-break/>飛彈軍全面轟炸台灣海空軍飛彈部隊 <text:line-break/>海軍 空軍 陸戰隊 發動總攻擊 <text:line-break/><text:line-break/>Day4 <text:line-break/>部分將領覺得蔡英文的指令 <text:line-break/>不合理 而不執行命令 <text:line-break/>部分將領已被共軍滲透 <text:line-break/>而不執行命令 <text:line-break/>部分將領知道台灣必敗 <text:line-break/>不想被共軍清算 <text:line-break/>而不執行命令 <text:line-break/>其餘約1/3軍機 軍艦 升空出海 <text:line-break/>同時民進黨高官 AIT官員 <text:line-break/>坐上飛鷹直升機向北方沖繩行進 <text:line-break/><text:line-break/>國軍 共軍海空軍遭遇發生激戰 <text:line-break/><text:line-break/>Day5 <text:line-break/>國軍將領知道民進黨高層官員利用 <text:line-break/>海空軍出擊來匿跡偷逃出台灣後 <text:line-break/>多數將領直接投降 <text:line-break/><text:line-break/>Day6 Day7 <text:line-break/>民進黨高層到達美國 <text:line-break/>成立流亡政府 <text:line-break/>要求台灣人民 和 反共人士捐款 <text:line-break/>最後賺得滿盆飽 <text:line-break/>台灣人匯款紀錄被老共掌握 <text:line-break/>當成政治清洗的依據 <text:line-break/><text:line-break/>共軍登陸台灣 <text:line-break/>幾乎沒遭遇抵抗 <text:line-break/>台灣成為中華人民共和國的一省 <text:line-break/>半數共軍直接奔至新竹 <text:line-break/>重兵保護竹科 交大 清大 <text:line-break/><text:line-break/>數支台灣部隊逃到台灣山區 <text:line-break/>但很快就因無山區作戰 生存經驗 <text:line-break/>而向共軍投降 <text:line-break/>但共軍不予理會將敵軍全滅 <text:line-break/><text:line-break/>台灣的流氓罪犯四處攻擊平民 <text:line-break/><text:line-break/>Day8-Day14 <text:line-break/>共產黨將原本支持 <text:line-break/>國民黨 民進黨 台獨 <text:line-break/>的企業都充公成為國營企業 <text:line-break/><text:line-break/>共軍在台灣實行嚴打 <text:line-break/>（中國版的戒嚴） <text:line-break/>原本做亂的流氓 <text:line-break/>流水線式審判後 <text:line-break/>快速槍決 <text:line-break/>很多反抗份子也被冠上 <text:line-break/>流氓暴行名義處決 <text:line-break/><text:line-break/>2024年初 <text:line-break/>Day15-Day30 <text:line-break/>台灣異議人士多數被監禁 <text:line-break/>中國網路長城延伸到台灣 <text:line-break/><text:line-break/>黨委進入各大企業 <text:line-break/>學校 軍警 行政單位 <text:line-break/>公家機關被要求做 <text:line-break/>長時間政治教育 <text:line-break/>不合格者撤職 <text:line-break/><text:line-break/>台灣各縣市長都已逃出台灣 <text:line-break/>共產黨直接派中國官員接管各縣市 <text:line-break/>許多原來每天罵中國的 <text:line-break/>網紅 政客 公民團體 <text:line-break/>現在搶著舔共 </text:p>
      <text:p text:style-name="P2">王修亮   |  2020.02.11 02:38   |   <text:a xlink:type="simple" xlink:href="http://palinfo.habago.org/Entry?Command=Information_PrintForum&amp;iPage=1#FORUM38707"><text:span text:style-name="T1">#</text:span></text:a></text:p>
      <text:p text:style-name="P3">最近有人傳聯署書給我聯署，要求政府禁止陸配回台。 <text:line-break/>後來好像被罵而改了，但是不準確診的回台。 <text:line-break/>還有些人的言論是在大陸的所有台商都不准回台，怕帶來病毒。 <text:line-break/>不只是一般民眾，醫護人員也有聯署要求不准病患回台治療，因為他們怕很多事情，怕台灣醫療資源不足，怕自己被染病。 <text:line-break/><text:line-break/>民主之下能掌控、對抗自由與人權帶來的利弊，就是法律與道德。 <text:line-break/>依照法律，國民是有權利回來的，不論有病沒病，都有回國的權力。 <text:line-break/>「日本第四架政府專機，今天(7日)早上從湖北載回198人，首次包括外國籍配偶，77名中國人和2名台灣人。」 <text:line-break/>台灣很愛模仿日本，日本做到的，台灣卻聯署抗議? <text:line-break/><text:line-break/>依照道德，可能染病的城內人儘量選擇不外出，因為疫情爆發時，大家最好不要輕易移動，才好控制疫情不要擴大。 <text:line-break/>但是對於被困住的人，政府要儘量支援供應，例如有人可能只是旅遊，錢啊!衣物啊!用品啊!帶的不夠多，還有些特殊沒想到的狀況，政府要主動去關心有哪些國民被困，有甚麼問題，想辦法支援。 <text:line-break/><text:line-break/>可是並非每個人都願意被封在城內，這也不能說不道德，人想逃離恐懼是一種天性，尤其自己的親人子女，總是會想盡辦法希望他離開危險區。 <text:line-break/>只是政府在接機之後，需要盡責的防護好。 <text:line-break/>台灣一向自誇醫療資源比大陸強很多，沒有理由如此恐懼。 <text:line-break/><text:line-break/>藉災難操縱政治手法，不允許台商自己包機回國，以便消除中共對台灣政府的不理不睬，強迫中共與台灣對話，把疾病與人命當政治手段，這是什麼樣的心態。 <text:line-break/><text:line-break/>不能掌握滯留大陸的台灣人數，不提供任何支援與協助，甚至禁止第二班回台班機任何人回台。卻對「寶瓶星號」郵輪(包含有武漢旅遊史的旅客)篩檢發燒的128人之後，後連外國遊客在內的一千多人都全部放行，這我真的不懂，豪華郵輪的台灣人和外國人比大陸台商高級? <text:line-break/><text:line-break/><text:line-break/>如果郵輪可以靠岸，飛機為甚麼不能回來? <text:line-break/>如果郵輪上的外國人可以進入台灣，陸配為何不行? <text:line-break/>我是真的不懂。</text:p>
      <text:p text:style-name="P2">阿海   |  2020.02.10 21:52   |   <text:a xlink:type="simple" xlink:href="http://palinfo.habago.org/Entry?Command=Information_PrintForum&amp;iPage=1#FORUM38706"><text:span text:style-name="T1">#</text:span></text:a></text:p>
      <text:p text:style-name="P4">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 <text:line-break/><text:line-break/>再推薦一本挺厚的書 <text:line-break/><text:line-break/>債的歷史：從文明的初始到全球負債時代 <text:line-break/><text:line-break/>https://www.books.com.tw/products/0010598142 <text:line-break/><text:line-break/>這本是我最近驚嚇指數最高的。 <text:line-break/><text:line-break/>不看市想像不到西方殖民帝國和美帝的邪惡。 <text:line-break/><text:line-break/>然後再觀察現在的台灣，網路、媒體被某粉類言論佔據，周遭人大部分是人渣黨支持者，所以我除了必要的社交或平常工作，幾乎不講話，只和狗相處，假日也只會去沒有人的郊區山上或海邊。 <text:line-break/><text:line-break/>太荒謬了啊，眼下的一切!</text:p>
      <text:p text:style-name="P2">阿海   |  2020.02.10 21:25   |   <text:a xlink:type="simple" xlink:href="http://palinfo.habago.org/Entry?Command=Information_PrintForum&amp;iPage=1#FORUM38705"><text:span text:style-name="T1">#</text:span></text:a></text:p>
      <text:p text:style-name="P3">推薦一本薄薄的書，已絕版，圖書館或二手書市場找得到。 <text:line-break/><text:line-break/>生物剽竊：自然及知識的掠奪 <text:line-break/>Biopiracy: The Plunder of Nature and Knowledge <text:line-break/>................................................ <text:line-break/><text:line-break/>看似只和貿易與經濟發展有關的WTO，實則成為全球生物多樣性大量流失的幫兇。TRIPs讓跨國企業在自然資源豐富的開發中國家四處掠奪在地原住民和農民的生態智慧，透過TRIPs，掠奪的行為卻可以申請「智慧財產權」、「專利權」，並在生物科技、基金工程的潮流下，讓企業的荷包塞滿；卻讓小農因為購買昂貴且具專利權的基改種子，嚴重破產，最終選擇自殺。 <text:line-break/><text:line-break/>前言 剽竊生物專利權 哥倫布再臨 <text:line-break/><text:line-break/>第一章 知識、創造力與智慧財產權 <text:line-break/>第二章 生命，可以製造嗎？被擁有嗎？---重新定義生物多樣性 <text:line-break/>第三章 種子與大地 <text:line-break/>第四章 生物多樣性及人民的知識 <text:line-break/>第五章 絆倒生命的TRIPs <text:line-break/>第六章 與多樣性和平共處 <text:line-break/>第七章 以非暴力手段孕育多樣性</text:p>
      <text:p text:style-name="P2">阿海   |  2020.02.10 21:17   |   <text:a xlink:type="simple" xlink:href="http://palinfo.habago.org/Entry?Command=Information_PrintForum&amp;iPage=1#FORUM38704"><text:span text:style-name="T1">#</text:span></text:a></text:p>
      <text:p text:style-name="P4">嫁接不會改變基因。 <text:line-break/>而且，現在台灣人喜歡吃的小番茄幾乎是嫁接苗長大的。在栽培期間，一般嫁接苗比實生苗強壯，較不易染病，受農民喜愛。現在，嫁接技術應用範圍很廣。</text:p>
      <text:p text:style-name="P2">林炤育   |  2020.02.10 17:50   |   <text:a xlink:type="simple" xlink:href="http://palinfo.habago.org/Entry?Command=Information_PrintForum&amp;iPage=1#FORUM38703"><text:span text:style-name="T1">#</text:span></text:a></text:p>
      <text:p text:style-name="P3">謝謝世勤、Ethan科普。 <text:line-break/><text:line-break/>小董談武漢包機與台灣造謠 <text:line-break/>https://youtu.be/mJZOAG3d_a8 <text:line-break/><text:line-break/>中国美国对比 ( 7:54 馬意駿接受視頻專訪 ) <text:line-break/>https://youtu.be/Q9r3JjgnOzk <text:line-break/></text:p>
      <text:p text:style-name="P2">Ethan   |  2020.02.10 14:50   |   <text:a xlink:type="simple" xlink:href="http://palinfo.habago.org/Entry?Command=Information_PrintForum&amp;iPage=1#FORUM38702"><text:span text:style-name="T1">#</text:span></text:a></text:p>
      <text:p text:style-name="P3">轉基因作物風險 <text:line-break/>1.生態環境影響：跨物種基因的改造進入生態圈可能產生無法預期的超級物種，破壞原來的穩定平衡。 <text:line-break/><text:line-break/>2. 基因種子產權控制：可以設計條件啟動基因使其產量遞減或失去繁殖能力。 或物種在自然環境的與原生作物混合，也算是侵犯基因公司產權。 <text:line-break/><text:line-break/>3. 抗農藥物種： 開發抗草甘磷基因，農作物可以吸收超量農藥來配合加強農藥除蟲增加產量。 這時人吃的作物就會間接吃入超量農藥。</text:p>
      <text:p text:style-name="P2">周淮安   |  2020.02.10 13:41   |   <text:a xlink:type="simple" xlink:href="http://palinfo.habago.org/Entry?Command=Information_PrintForum&amp;iPage=1#FORUM38701"><text:span text:style-name="T1">#</text:span></text:a></text:p>
      <text:p text:style-name="P3">據悉原文出於美籍意大利人手筆。作者以H1N1和新冠病毒對比，突顯泛西方主流媒體雙重標準，借此辱華之荒謬。 <text:line-break/><text:a xlink:type="simple" xlink:href="http://blog.udn.com/mobile/tainanborn/131697738"><text:span text:style-name="T2">http://blog.udn.com/mobile/tainanborn/131697738</text:span></text:a></text:p>
      <text:p text:style-name="P2">許世勤   |  2020.02.10 13:18   |   <text:a xlink:type="simple" xlink:href="http://palinfo.habago.org/Entry?Command=Information_PrintForum&amp;iPage=1#FORUM38700"><text:span text:style-name="T1">#</text:span></text:a></text:p>
      <text:p text:style-name="P3">抱歉，上一篇發文提到「嫁接」是一種GMO，剛剛再查詢後確認，「嫁接」應該不是GMO，因為嫁接只是獲得表現型，但基因型不變，不能是一種GMO. </text:p>
      <text:p text:style-name="P2">妍妍   |  2020.02.10 13:14   |   <text:a xlink:type="simple" xlink:href="http://palinfo.habago.org/Entry?Command=Information_PrintForum&amp;iPage=1#FORUM38699"><text:span text:style-name="T1">#</text:span></text:a></text:p>
      <text:p text:style-name="P4">這段期間對陳醫師一再提過的「在島內活得清醒要忍受其他受人渣黨洗腦的言論」的形容很有感覺 <text:line-break/><text:line-break/>一場疫情看出人性 <text:line-break/>我真的很難過 <text:line-break/>我身邊竟然有那種「跟人渣黨一樣」的冷血歧視想法的朋友 <text:line-break/><text:line-break/><text:line-break/>真的很難過 <text:line-break/>為什麼要這樣歧視別人？ <text:line-break/><text:line-break/>一直講大陸很爛，說陸配不該回來怎樣怎樣 <text:line-break/><text:line-break/><text:line-break/><text:line-break/>我相信每個民族每個國家都有好人壞人 <text:line-break/><text:line-break/>就像這次丹麥辱中國的國旗事件我也挺驚訝 <text:line-break/><text:line-break/>我對丹麥的印象一直是人民很愛笑和藹(我有去過丹麥旅行對他們的印象) <text:line-break/>但他們在此艱難時刻竟然落井下石嘲笑歧視 <text:line-break/><text:line-break/>我真的很生氣又難過 <text:line-break/><text:line-break/>那位丹麥漫畫家人品卑劣就算，沒想到其總統還為其狡辯，說這是「言論自由」 <text:line-break/><text:line-break/><text:line-break/>我看到我認識的大陸朋友，每個人 都在為武漢加油打氣！ <text:line-break/>每個人都說相信國家，對日抗戰那麼慘烈我們挺過來了 <text:line-break/>一個疫情沒道理會把我們打敗！ <text:line-break/><text:line-break/>一方有難，八方支援 <text:line-break/>在這場疫情裡，我看到中國人的堅忍及團結 <text:line-break/><text:line-break/>相較之下，台灣那冷血又卑劣的操作及反應，真的讓我很難過又覺得羞恥 <text:line-break/></text:p>
      <text:p text:style-name="P2">許世勤   |  2020.02.10 13:12   |   <text:a xlink:type="simple" xlink:href="http://palinfo.habago.org/Entry?Command=Information_PrintForum&amp;iPage=1#FORUM38698"><text:span text:style-name="T1">#</text:span></text:a></text:p>
      <text:p text:style-name="P3">炤育， <text:line-break/><text:line-break/>首先我不是做GMO的，所以只能以我過去生化課堂上所學習到的部分來說明。 <text:line-break/>基因改良作物 (Genetically Modified Organism, GMO) 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GMO，只是利用分子生物技術可以更快達成目的，但結果也就更加不可控。當然，GMO食品在可能的健康疑慮方面，一直以來也都是爭議的焦點，大概一段時間內還不會有定論，畢竟攝取GMO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p>
      <text:p text:style-name="P2">林炤育   |  2020.02.10 12:34   |   <text:a xlink:type="simple" xlink:href="http://palinfo.habago.org/Entry?Command=Information_PrintForum&amp;iPage=1#FORUM38697"><text:span text:style-name="T1">#</text:span></text:a></text:p>
      <text:p text:style-name="P4">請教世勤 ，食用轉基因食物有沒有風險，會影響到人類的基因嗎?</text:p>
      <text:p text:style-name="P2">安仔   |  2020.02.10 12:00   |   <text:a xlink:type="simple" xlink:href="http://palinfo.habago.org/Entry?Command=Information_PrintForum&amp;iPage=1#FORUM38696"><text:span text:style-name="T1">#</text:span></text:a></text:p>
      <text:p text:style-name="P3">我觉得这位最近因为“党员都跟我上一线”成为网红的上海医疗工作组组长张文宏，他近期这个关于流感的科普小讲座挺好的，分享一下 <text:line-break/>https://m.youtube.com/watch?v=CiFhYdVlwNQ</text:p>
      <text:p text:style-name="P2">許世勤   |  2020.02.10 11:05   |   <text:a xlink:type="simple" xlink:href="http://palinfo.habago.org/Entry?Command=Information_PrintForum&amp;iPage=1#FORUM38695"><text:span text:style-name="T1">#</text:span></text:a></text:p>
      <text:p text:style-name="P3">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 <text:line-break/>我在博士論文口試的時候，由於研究的病毒已經有良好的解藥，口試委員便問了我一個問題:「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chimera」。 <text:line-break/>在以關閉基因或強化基因表現的目的上，為了增加病毒感染的tropism及infectivity，經常性使用的virus也都是「chimera」。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P2或P3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 <text:line-break/>我們做生化研究的人，經常面對許多「概念上可能」的「假設」，但是實際執行還要看是否有足夠的支持，做研究得考量「成本」。如果一些概念上已經相當危險的實驗，還執著去執行的人，那就成了「瘋狂科學家」。</text:p>
      <text:p text:style-name="P2">陳真   |  2020.02.10 10:25   |   <text:a xlink:type="simple" xlink:href="http://palinfo.habago.org/Entry?Command=Information_PrintForum&amp;iPage=1#FORUM38694"><text:span text:style-name="T1">#</text:span></text:a></text:p>
      <text:p text:style-name="P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 <text:line-break/><text:line-break/>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 <text:line-break/><text:line-break/>陳真 2020. 02. 10. <text:line-break/><text:line-break/>=================== <text:line-break/>李文亮之死撼動政權 美學者：習近平「天命已失」 <text:line-break/><text:line-break/>中廣新聞網 <text:line-break/><text:line-break/>2020年2月10日 <text:line-break/><text:line-break/>李文亮之死撼動政權　美學者：習近平「天命已失」 <text:line-break/><text:line-break/>武漢肺炎吹哨者李文亮病逝，有評論指出，已動搖大陸國家主席習近平的領導根基。紐約智庫亞洲協會美中關係中心主任夏偉（Orville Schell）認為，李文亮過世後引發大批網民反彈並發起「全民真話日」等活動，凸顯大陸公共衛生危機已影響到公眾信任，習近平無法滿足人民所需，天命已失。 <text:line-break/><text:line-break/>歷史學家、紐約智庫亞洲協會美中關係中心（Asia Society’s Center on U.S.-China Relations）主任夏偉（Orville Schell）接受「洛杉磯時報」訪問時，嚴厲批判武漢肺炎疫情暴露中國大陸政治體制的漏洞，幾乎每天都能從中看出這個體制的腐敗無能、效能低下、缺乏透明與問責，而這種種漏洞犧牲的就是一條條的人命。 <text:line-break/><text:line-break/>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 <text:line-break/><text:line-break/>相較之下，李文亮代表的卻是人命寶貴、人們會聽到真相的保證。夏偉認為，這或許就是習近平「失去天命」的時刻，人民對統治者保護人民的能力信任已失。（圖：Orville Schell twitter）</text:p>
      <text:p text:style-name="P2">陳真   |  2020.02.10 10:19   |   <text:a xlink:type="simple" xlink:href="http://palinfo.habago.org/Entry?Command=Information_PrintForum&amp;iPage=1#FORUM38693"><text:span text:style-name="T1">#</text:span></text:a></text:p>
      <text:p text:style-name="P3">謝謝鈺錠，我刪掉了。</text:p>
      <text:p text:style-name="P2">鈺錠   |  2020.02.10 09:44   |   <text:a xlink:type="simple" xlink:href="http://palinfo.habago.org/Entry?Command=Information_PrintForum&amp;iPage=1#FORUM38691"><text:span text:style-name="T1">#</text:span></text:a></text:p>
      <text:p text:style-name="P3">陳真的這個轉貼很大機率是謠言，闢謠網址如下： <text:line-break/><text:a xlink:type="simple" xlink:href="https://www.yangtse.com/content/861360.html"><text:span text:style-name="T2">https://www.yangtse.com/content/861360.html</text:span></text:a><text:s/><text:line-break/>李醫生是黨員，我不太相信他會在遺書中一直提上帝，這和黨員的信念不符。現在很多人造遙李醫生的事來制照話題，有些也把他照片上的黨徽ps掉，所以看的李醫師的文章，可能要再察證比較保險。</text:p>
      <text:p text:style-name="P2">陳真   |  2020.02.10 09:25   |   <text:a xlink:type="simple" xlink:href="http://palinfo.habago.org/Entry?Command=Information_PrintForum&amp;iPage=1#FORUM38690"><text:span text:style-name="T1">#</text:span></text:a></text:p>
      <text:p text:style-name="P4">他為蒼生說過話 <text:line-break/><text:line-break/>愛傳媒 <text:line-break/>楊秉儒 <text:line-break/>2020年2月10日 <text:line-break/><text:line-break/>2月7日，李文亮醫生的遺孀付雪潔在社交平臺發佈聲明不接受任何個人捐款，網上流傳的關於她本人的求助資訊均為不實資訊。聲明全文如下： <text:line-break/><text:line-break/>「本人付雪潔，襄陽人，是李文亮醫生的妻子，本人聲明我們不接受任何個人捐款。網上流傳的本人求助資訊均為不實資訊。感謝社會各界對李文亮醫生及對我們家人的關懷！同時我把我丈夫李文亮的《我走了》完成全稿！」 <text:line-break/><text:line-break/>《我走了》—李文亮醫生 <text:line-break/><text:line-break/>天還沒亮，我走了！ <text:line-break/><text:line-break/>我走的時候，渡口很黑，無人相送，只有幾朵雪花落在我的眼底。我一思念，它們便從眼眶滑落。 <text:line-break/><text:line-break/>黑夜真黑，黑得讓我想不起萬家燈火。我一生追求光，我自詡很明亮，但我拼盡全力，卻什麼也沒點亮。 <text:line-break/><text:line-break/>謝謝你們，昨夜冒著風雪來看我的人！謝謝你們整夜不眠，像守望親人一樣把我守望！可是脆弱人間，沒有奇蹟。 <text:line-break/><text:line-break/>我原本平凡而渺小，有一天我被上帝選中，托我將他的旨意轉告蒼生。 <text:line-break/><text:line-break/>我小心翼翼地說了，於是，有人勸我不要驚擾太平，他們說：你沒看見滿城繁華開得正艷嗎！ <text:line-break/><text:line-break/>為了讓全世界繼續相信現世安穩，我只好守口如瓶，還用鮮紅的指印保證——我說的話都是童話，戴花冠的致命皇后從來不曾下凡作亂。 <text:line-break/><text:line-break/>就這樣，天下繼續熙熙攘攘，誰也不知道，巨大的悲傷即將把城門深鎖。 <text:line-break/><text:line-break/>後來，上帝大怒山河失色，我也病了。再後來，我的家人都病了。我們像千萬片雪花一樣，你一片，我一片，各自飄零。 <text:line-break/><text:line-break/>我曾以為，只待春江水暖，我和家人便能再度重相逢。到那時，我們就坐在鵝黃的油菜花田，把花兒一朵一朵地數，把日子一分一秒地過。 <text:line-break/><text:line-break/>等啊等啊，我只等來了昨夜小雪，上帝摸摸我的頭，愛憐地說：乖，跟我走吧，人間不值得！ <text:line-break/><text:line-break/>我一聽就淚落如雨，雖然人間苦寒，上帝溫暖。但我怕過了奈何橋，偶爾回望吾鄉，再也望不見一家老小。 <text:line-break/><text:line-break/>其實，我的風骨早就被拍死在一紙保證書上。我繼續陽光朗照地活著，歌頌生命，讚美松柏，那是因為我對這土地愛得深沈。而今，我的肉身也死了。 <text:line-break/><text:line-break/>在我成為一粒塵埃之前，我又靜靜地懷想了一遍故鄉的黑土白雲。多想回到小時候啊，風是盡情飛舞的，雪是潔白無瑕的。 <text:line-break/><text:line-break/>活著真好，可我死了。我再也無法撫摸親人的臉龐，再也無法帶孩子去看東湖春曉，再也無法陪父母去看武大櫻花，再也無法把風箏放到白雲深處。 <text:line-break/><text:line-break/>我曾依稀夢見我尚未出世的孩子，他（她）一出生就眼含熱淚，在人潮人海中把我尋找。對不起，孩子！我知道你只想要一個平凡父親，而我卻做了一個平民英雄。 <text:line-break/><text:line-break/>天快亮了，我要走了，帶著一張保證書，那是我此生唯一的行囊。 <text:line-break/><text:line-break/>謝謝世間所有懂我憐我愛我的人，我知道你們都在黎明等候，等我越過山丘！可是，我太累了。 <text:line-break/><text:line-break/>此生，我不想重於泰山，也不怕輕於鴻毛。我唯一的心願，就是希望冰雪消融之後，眾生依然熱愛大地，依然相信祖國。 <text:line-break/><text:line-break/>等到春雷滾滾，如果有人還想紀念我，請給我立一個小小的墓碑吧！不必偉岸，只須證明我曾來過這個世界，有名有姓，無知無畏。 <text:line-break/><text:line-break/>那麼，我的墓誌銘只需一句：《他為蒼生說過話。》</text:p>
      <text:p text:style-name="P2">陳真   |  2020.02.10 02:08   |   <text:a xlink:type="simple" xlink:href="http://palinfo.habago.org/Entry?Command=Information_PrintForum&amp;iPage=1#FORUM38689"><text:span text:style-name="T1">#</text:span></text:a></text:p>
      <text:p text:style-name="P3">生物武器：一個更陰暗的未來(3) <text:line-break/><text:line-break/>陳真 2020. 02. 10. <text:line-break/><text:line-break/><text:line-break/>我幾乎完全跳過不理一切非關疫情及病毒來源的訊息，因為那些東西「本身」極其瑣碎而無意義，包括一切對於大陸的批評或抹黑，善意也好，惡意也罷，相關訊息或意見「本身」都沒有太大意義。 <text:line-break/><text:line-break/>你看，台灣這麼小的一個島，連口罩居然都能搞成像在拍末日電影似的，更不用說大陸那麼大的地方。剛才回家，看到路上聚集很多群眾，我以為發生什麼慘案，原來是在搶買口罩。 <text:line-break/><text:line-break/>大陸那麼大，每個人當然都能說上一點似有若無、可有可無的批評。但你能說的，大概也就只能這樣。要是這個國家交給你來治理，難道你可以弄得更好或完美無缺？基本上，我是給大陸防疫，不管是黨或人民的表現，全打個95分，離完美其實也不遠了，頂多也只能在那剩下的5分說點風涼話，如此而已。 <text:line-break/><text:line-break/>上面用了幾個引號「」，指的是訊息或意見「本身」缺乏意義，但「本身」以外的作用，意義可就大了。簡單說，那是有計畫、有系統的一種政治操作。我知道 (而非我相信) 這只是對手按表操課的攻擊一環。 <text:line-break/><text:line-break/>我之前說我認為新冠病毒是生物武器，我故意自我矮化說是「八卦」，其實我是故意這麼說，因為我知道我若說我是當真，你們其實也不會信。我當然沒法和俄國總統普丁或 Francis Boyle 那樣一種「圈內人」相提並論，但我畢竟也不是路人甲。 <text:line-break/><text:line-break/>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 <text:line-break/><text:line-break/>2007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 <text:line-break/><text:line-break/>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 <text:line-break/><text:line-break/>同理，在有關核武、生武、化武及貧鈾彈、集束彈等等的相關問題與事件上，我也算是某種圈內人了。 <text:line-break/><text:line-break/>為什麼我說如果腦子裏的東西可以直接「倒出來」而不用經過書寫，我可以「馬上」倒出比一萬三千字多出一百倍或一千倍的內容？為什麼呢？因為我不是第一天方才關心這些事，而是長達將近三十年，也就是打從我在1992年應 PHR (PHYSICIANS FOR HUMAN RIGHTS) 之邀，前往哈佛大學參加一個為期數天的「醫學與人權」國際研討會之後，我就持續關注這方面的資訊，不曾間斷。光是那次會議，我就扛回二十幾公斤的化武、生武、地雷及刑求方式等資料與書籍。 <text:line-break/><text:line-break/>有人說，當你投注一萬個小時在某個東西上時，你就會成為一個專家。我如果平均一天花一小時在這些事情上頭，大約28年，就能累積高達一萬個小時。雖然我離成為專家還差了十萬八千里，但總是具有某種比一般人也許要好上一些的敏感度與現實洞察力及相關知識水平。 <text:line-break/><text:line-break/>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 <text:line-break/><text:line-break/>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 <text:line-break/><text:line-break/>每次只要一想到要去講那些罄竹難書的東西，我就覺得很累，根本無從下筆。難道每次都要從幼兒園等級全部從頭教一遍？ <text:line-break/><text:line-break/>如果你發現一個國家--美國，幾十年來永無止盡地在別人國家大搞動亂，罄竹難書、泯滅人性的惡行，你觀察久了，當下次再有類似或同樣的事情發生時，難道你會每次都以為只是一種偶然？ <text:line-break/><text:line-break/>當你了解一種具有時間縱深的整個國際關係時，難道你還會那麼「單純」，以為政治就只是這樣自自然然地進展，而不是如火如荼不擇手段的陰暗慘烈鬥爭？ <text:line-break/><text:line-break/>別說什麼生物武器，連公衛都能「武器化」。當你發現一個國家--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 還有什麼事是幹不出來的？ <text:line-break/><text:line-break/>後記： <text:line-break/><text:line-break/>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3月25日就已下達 (亦即Committee on the Present Danger: China；CPDC)，等於是吹響全面戰爭的號角。 <text:line-break/><text:line-break/>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 <text:line-break/><text:line-break/>大陸不會把這些東西端上檯面，只能默默吃啞巴虧，以免民意逼著要馬上跟美國對幹；它需要的是時間，衝突能夠拖得越久越隱諱越好。但是，主動權畢竟是操在攻擊者一方，當「定義」已下，難道你以為CPDC開完會、喊喊口號就沒事？美國當然不是那樣一種國家。 <text:line-break/><text:line-break/>台灣這種所謂「政府」，沐猴而冠，不管藍綠，往往與兒戲無異，但是任何一個基本像樣的國家之政府都不是那樣，更不用說美國了。 <text:line-break/><text:line-break/>有兩篇文章，必讀！特別是阿遠(舊名鄭啟承)翻譯的那一篇，應該列為中小學基本教材，讓小孩早點明白，他們實際上是面臨一種什麼樣的敵人。這個敵人是什麼事都幹得出來的。 <text:line-break/><text:line-break/>https://bit.ly/2OGHJb7 <text:line-break/><text:line-break/>https://bit.ly/3bo4QB5</text:p>
      <text:p text:style-name="P2">孫韋懷   |  2020.02.09 23:48   |   <text:a xlink:type="simple" xlink:href="http://palinfo.habago.org/Entry?Command=Information_PrintForum&amp;iPage=1#FORUM38688"><text:span text:style-name="T1">#</text:span></text:a></text:p>
      <text:p text:style-name="P4">作為生活在大陸三線城市的普通人，分享一下最近的生活： <text:line-break/>1.我這裡140萬人，有11例確診，還是比較少的。除了超市，幾乎所有店都不開門，路上車輛很少，出行的人一定會戴口罩。口罩我家裡本來就有一些，所以不知道好不好買，物資不缺。偶爾出門買菜，遇到的基本是中年鄰居，大家都很平靜，沒有抱怨，沒有指責。 <text:line-break/>2.怕影響心情，所以這段時間除了國內網站，幾乎沒有看社交媒體和新聞。大陸網絡群情激憤的階段有幾個高峰：武漢政府剛公開疫情、武漢紅十字會頻頻出錯、武漢因為患者太多無法收容和李文亮醫生去世的那天晚上。 <text:line-break/>3.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 <text:line-break/>4.我家人會治病，加上老家這裡患者較少，所以不擔心自己的健康。面對一場災難，我所能做的只有待在家裡，希望這一切早點過去。這次肺炎讓我切身體會，面對大事，不管是罵是夸，能寄託希望的只有政府。 <text:line-break/>5.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p>
      <text:p text:style-name="P2">林炤育   |  2020.02.09 22:47   |   <text:a xlink:type="simple" xlink:href="http://palinfo.habago.org/Entry?Command=Information_PrintForum&amp;iPage=1#FORUM38687"><text:span text:style-name="T1">#</text:span></text:a></text:p>
      <text:p text:style-name="P3">豐遠強調的第四點，卻被以批評一詞，輕描淡寫簡單帶過。 <text:line-break/>讓我想起一篇文章[常見的狡辯術]裡的套路。 <text:line-break/>------------------------------------------ <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 <text:line-break/>秉叡說，傷腦筋，和台灣這邊說的完全不一樣，整件事情已經變成羅生門了。 <text:line-break/>這不是羅生門，說法一日三變的是台灣政府與論壇1450放出來的消息，因為太噁心汙穢惡毒沒有人性，我不願找出來給大家看。事情發生不久，湖北台商還有很多沒有回來，有興趣翻翻最近的新聞，看看PTT、01論壇，列出時間軸就清楚了。 <text:line-break/>---------------------------------------------- <text:line-break/>讚美感謝這些正直善良勇敢的人 <text:line-break/><text:line-break/>胡歌 <text:line-break/><text:a xlink:type="simple" xlink:href="https://www.toutiao.com/a6791372511532548621/"><text:span text:style-name="T2">https://www.toutiao.com/a6791372511532548621/</text:span></text:a><text:s/><text:line-break/><text:line-break/>韓紅 <text:line-break/><text:a xlink:type="simple" xlink:href="https://youtu.be/_CYpgZbeuyI"><text:span text:style-name="T2">https://youtu.be/_CYpgZbeuyI</text:span></text:a><text:s/><text:line-break/><text:line-break/>谢谢 高佑思 <text:line-break/>10万口罩从海外送到中国有多难？1吨医疗物资送往黄冈全记录 <text:line-break/><text:a xlink:type="simple" xlink:href="https://youtu.be/UXj7OWHpl9o"><text:span text:style-name="T2">https://youtu.be/UXj7OWHpl9o</text:span></text:a><text:s/><text:line-break/><text:line-break/>從以色列找到10萬隻口罩直接送到湖北，湖北加油！ <text:line-break/><text:a xlink:type="simple" xlink:href="https://youtu.be/wyRuCWyv2vo"><text:span text:style-name="T2">https://youtu.be/wyRuCWyv2vo</text:span></text:a><text:s/><text:line-break/><text:line-break/>謝謝 郭杰瑞 <text:line-break/>实拍美国医疗物资捐赠过程，海外华人留学生让人感动！ <text:line-break/><text:a xlink:type="simple" xlink:href="https://youtu.be/_ZijOuFySgg"><text:span text:style-name="T2">https://youtu.be/_ZijOuFySgg</text:span></text:a><text:s/><text:line-break/><text:line-break/>武漢本來就是一個很英雄的城市 <text:line-break/>https://youtu.be/w9uPERMIrFk <text:line-break/><text:line-break/>黨員先上 <text:line-break/><text:a xlink:type="simple" xlink:href="https://youtu.be/wIFuKvh277w"><text:span text:style-name="T2">https://youtu.be/wIFuKvh277w</text:span></text:a></text:p>
      <text:p text:style-name="P2">鄭豐遠   |  2020.02.09 21:43   |   <text:a xlink:type="simple" xlink:href="http://palinfo.habago.org/Entry?Command=Information_PrintForum&amp;iPage=1#FORUM38686"><text:span text:style-name="T1">#</text:span></text:a></text:p>
      <text:p text:style-name="P4"><text:a xlink:type="simple" xlink:href="https://youtu.be/L5rhyBKJXb4"><text:span text:style-name="T2">https://youtu.be/L5rhyBKJXb4</text:span></text:a><text:s/><text:line-break/>剛剛才看了火鍋大王這個影片。我不覺得自己能和他相比，但我所見與他略同。</text:p>
      <text:p text:style-name="P2">鄭豐遠   |  2020.02.09 21:15   |   <text:a xlink:type="simple" xlink:href="http://palinfo.habago.org/Entry?Command=Information_PrintForum&amp;iPage=1#FORUM38685"><text:span text:style-name="T1">#</text:span></text:a></text:p>
      <text:p text:style-name="P3"><text:a xlink:type="simple" xlink:href="https://youtu.be/6Da9U6ij85k"><text:span text:style-name="T2">https://youtu.be/6Da9U6ij85k</text:span></text:a><text:s/><text:line-break/>(建議用 1.25 倍速觀看) <text:line-break/><text:line-break/>我上一篇留言裡視頻的上集。老羊之前好像有貼過。 </text:p>
      <text:p text:style-name="P2">鄭豐遠   |  2020.02.09 20:41   |   <text:a xlink:type="simple" xlink:href="http://palinfo.habago.org/Entry?Command=Information_PrintForum&amp;iPage=1#FORUM38684"><text:span text:style-name="T1">#</text:span></text:a></text:p>
      <text:p text:style-name="P4">我不想只會批評別人的批評，我也會讚美別人的批評。各位如果想看看正例，看看一般人批評公眾事務如何批評得有道理，這裡就有個例子，鈺錠剛剛提供的: <text:line-break/><text:line-break/><text:a xlink:type="simple" xlink:href="https://youtu.be/m1nHZ-y1ff4"><text:span text:style-name="T2">https://youtu.be/m1nHZ-y1ff4</text:span></text:a><text:s/><text:line-break/>(建議用 1.25 倍速觀看) <text:line-break/><text:line-break/>台灣人或很多大陸所謂公知，整天批評中國沒有選舉或沒有民主，你們批評前何不好好作作功課，瞭解一下事實後再批評? <text:line-break/><text:line-break/>我和朋友說恐龍有毛喔，而且應該很多，朋友非常驚訝，一副打死不信的模樣，不斷反駁，說恐龍就不該有毛，我說妳不信也沒辦法呀，化石証據擺在那裡，有就是有，並不是妳不信他就禿了。 <text:line-break/><text:line-break/>(她至今仍然不信) <text:line-break/><text:line-break/>涵文， <text:line-break/><text:line-break/>我無意和人在文字上爭是非，老實我說不知道你上一篇留言在寫些什麼。有些事明明白白擺在眼前，我不知道和邏輯有什麼關係。我信的是善惡和是非，哪個人或組織或政府站在善的那一方，我的心就向那一方。 <text:line-break/><text:line-break/>豐遠</text:p>
      <text:p text:style-name="P2">鄭涵文   |  2020.02.09 20:36   |   <text:a xlink:type="simple" xlink:href="http://palinfo.habago.org/Entry?Command=Information_PrintForum&amp;iPage=1#FORUM38683"><text:span text:style-name="T1">#</text:span></text:a></text:p>
      <text:p text:style-name="P3">豐遠 <text:line-break/><text:line-break/>對於武漢肺炎是不是人造的這個問題，如果用你的邏輯推論，不確定的結論是可以成立的。 <text:line-break/>但唯一的問題是，這個推論法則可以將所有的問題都導向一個未知，這是我們應該去避免的，我引用你的結論，這樣會使得議題說了也變白說。 <text:line-break/><text:line-break/>最終就變成我們更願意相信哪個政府，卻不需要去對比他們雙方的說法，給出錯誤的資料是因為中國政府不能給出正確的，那我們形成對一國政府信任的基礎就變得過於虛無，很像是一種信仰。 <text:line-break/><text:line-break/>其次對於你認為我們應當去做的五類對比，我覺得這個想法很重要，只是我想提出一點想法。 <text:line-break/><text:line-break/>我一直覺得事實的結論如何，有時不那麼重要，關鍵是邏輯上是否完備，這是一個消極的想法，因為很多時候我們取得的結論並不準確。 <text:line-break/><text:line-break/>在這個前提下，方法論就佔據了主導地位，也就是說，資料的來源、檢討的方法以及邏輯的過程，三者都公開透明的呈現，我們就有能力可以彼此檢驗對方的看法，是否出現問題。 <text:line-break/><text:line-break/>你提出的五個分析方式 <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這五點我覺得遠比看上去的困難，增加了進入對話的門檻，當然這有好處，我們可以取得比較有質量的回答，只是這五項指標會不會導致我們討論的毫無效率是一個問題。 <text:line-break/><text:line-break/>但如果依我上面的見解，我們就務必要先檢驗方法，在做論述： <text:line-break/>為什麼是這五個指標？ <text:line-break/>他們能得出的結論會偏向何方？ <text:line-break/>有沒有其他的指標或分析方式？ <text:line-break/><text:line-break/>而最後一個關鍵之處在於： <text:line-break/>我們用這五項指標去評判他人的結論，是否合理？ <text:line-break/>我們是不是真的用這五項指標的結論，在評判他人的結論？ <text:line-break/><text:line-break/>這個問題我覺得十分複雜，所以我前一份回復表明我只能略過，其實豐遠你的語氣一直很和善，你持續提出的文句也在表述你的想法，我覺得這個討論對我們彼此都存在價值。 <text:line-break/><text:line-break/>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 <text:line-break/><text:line-break/>如果你願意相信在五項指標外，還能有其他路徑，也許可以觀看一下我選擇的資料，但我們畢竟都不是以此為業，也沒有過多的義務，是否接受難以強求，隨心就好。</text:p>
      <text:p text:style-name="P2">鄭豐遠   |  2020.02.09 19:51   |   <text:a xlink:type="simple" xlink:href="http://palinfo.habago.org/Entry?Command=Information_PrintForum&amp;iPage=1#FORUM38682"><text:span text:style-name="T1">#</text:span></text:a></text:p>
      <text:p text:style-name="P4">涵文， <text:line-break/><text:line-break/>中國據稱有兩個 P4 等級的實驗室，其中一個就是你說的武漢這個。我還沒看你貼的這個影片，但以目前基因工程的科技進展以及它所帶來的潛在殺傷力，作為一個對國際關係有點基本認識的正常人，你會相信中國”只有”這兩個實驗室在做相關的研究，而且會對外公開發表學術論文，或是上網發科普視頻嗎? <text:line-break/><text:line-break/>大家知道錢學森吧? 年僅36歲就成為美國麻省理工學院的正教授，學霸中的學霸，發表論文和重要理論無數，公認超高速動力學的天才鼻袓，教科書上的人物，本是眾人眼中閃亮的一顆星，1955 年因為眾多原因回到中國後從此在學術圈銷聲匿跡，在中國做些什麼沒人知道。幾年後，兩彈一星橫空出世 (台灣人對兩彈一星和錢學森基本是很陌生的，但沒有大陸人不知道我在說什麼吧? 不知道的人請自行 google)。 <text:line-break/><text:line-break/>我要說的是，如果我們真的相信病毒或細菌有核彈般的毀滅性威力 (不會有人不信吧，連這個也不信我也無言了，不信的人麻煩 google 一下”鼠疫”和”西班牙流感”)，那麼你就不可能不相信作為一個國家，特別是中美俄這樣的大國，對之可能作為武器的攻擊和防御手段有相關的積極研究。如果是這樣，你怎麼會用一個網路科普視頻來判斷某種肺炎病毒是否為人造或生化武器? 哪個國家會容許自己的絕密研究人員公開上網科普自己的超級武器? <text:line-break/><text:line-break/>題外話: 我們當然不排除有人不小心說漏嘴，大陸最先進的戰鬥機殲-20，研究期間有軍人受訪時不小心說漏嘴曝光了，有位張昭忠將軍趕緊上節目滅火，說沒有沒有，我們沒有研發那東西，沒有什麼新一代的先進戰機。一年後，殲-20 就現身了。張昭忠將軍從此也被內地同胞戲稱”戰略忽悠局局長”。題外話結束。 <text:line-break/><text:line-break/>你明白我要說什麼嗎? 我要說的是一個圈外人，就算你是世界頂尖病毒專家，你也不可能知道武漢病毒這東西的完整來歷。專家如此，何況一般人? 你說”我暫時沒有看到一個可信的資料，告訴我有武漢肺炎是人造的這個跡象”，這話不也能反過來說? 我也可以說我暫時沒有看到一個可信的資料，告訴我有武漢肺炎不是人造的這個跡象。反正說了都是白說。 <text:line-break/><text:line-break/>但病毒是不是人造或人為投放，根本不是我反駁你的重點，我針對的是你所批評的中國政府對於病例出現後的各種作為的一種視角和態度，這和病毒怎麼出現的並沒有關係。 <text:line-break/><text:line-break/>一個人要批評什麼都可以，但第一要批評得有道理，第二要有一致的標準。我大學聯考 (大陸叫高考) 時數學只考了 13 分 (滿分 100 分)，可以說數學極差。如果今天有人對我的數學能力不但不批評，甚至豎起大拇指叫好，卻批評愛因斯坦或錢學森數學不好，這個也不懂，那個也算錯，請問各位作何感想? 你會跟他較真，研究起他說的這個或那個嗎? 你會想要和他討論該怎麼改善愛因思坦和錢學森的水平嗎? 你唯一能做的就是叫他閉上大嘴，不懂就不要說，不是嗎? <text:line-break/><text:line-break/>這個比喻大家懂吧? 我是比喻美國和中國的能力和態度和各種精神。 <text:line-break/><text:line-break/>我不是說大家都該閉嘴，不能批評中國或中國對武漢疫情的處理，但還是那些老話，前面貼過，我再貼一次; 大家要抒發已見，不妨先看看: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p>
      <text:p text:style-name="P2">張萬康   |  2020.02.09 17:43   |   <text:a xlink:type="simple" xlink:href="http://palinfo.habago.org/Entry?Command=Information_PrintForum&amp;iPage=1#FORUM38681"><text:span text:style-name="T1">#</text:span></text:a></text:p>
      <text:p text:style-name="P3">古典音樂時間 <text:line-break/><text:a xlink:type="simple" xlink:href="https://www.youtube.com/watch?v=Rkc1ZkVSWdw"><text:span text:style-name="T2">https://www.youtube.com/watch?v=Rkc1ZkVSWdw</text:span></text:a><text:s/><text:line-break/>皇家利物浦愛樂樂團。2018。北京。 <text:line-break/><text:line-break/>「我的祖國」在大陸是人人會唱也是最愛的一首歌。原名「一條大河」，出自50年代電影「上甘嶺」的一段。上甘嶺戰役是抗美援朝的一場重要戰役。「我的祖國」超越了一般紅歌。這是利物浦樂團將之改編成管弦樂的呈現。 <text:line-break/><text:line-break/>本場演出的完整過程、各曲目過程如下： <text:line-break/><text:a xlink:type="simple" xlink:href="https://reurl.cc/QpyOvM"><text:span text:style-name="T2">https://reurl.cc/QpyOvM</text:span></text:a><text:s/><text:line-break/><text:line-break/>「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p>
      <text:p text:style-name="P2">老羊   |  2020.02.09 17:17   |   <text:a xlink:type="simple" xlink:href="http://palinfo.habago.org/Entry?Command=Information_PrintForum&amp;iPage=2#FORUM38680"><text:span text:style-name="T1">#</text:span></text:a></text:p>
      <text:p text:style-name="P5"><text:span text:style-name="T3">火鍋大王談李文亮醫生： <text:line-break/></text:span><text:a xlink:type="simple" xlink:href="https://youtu.be/b-Fy80yHYQo"><text:span text:style-name="T4">https://youtu.be/b-Fy80yHYQo</text:span></text:a><text:span text:style-name="T3"><text:s/><text:line-break/></text:span></text:p>
      <text:p text:style-name="P2">鄭涵文   |  2020.02.09 15:49   |   <text:a xlink:type="simple" xlink:href="http://palinfo.habago.org/Entry?Command=Information_PrintForum&amp;iPage=2#FORUM38679"><text:span text:style-name="T1">#</text:span></text:a></text:p>
      <text:p text:style-name="P4">豐遠 <text:line-break/><text:line-break/>你提出一點跟四點我想回答一下： <text:line-break/><text:line-break/>一、 <text:line-break/><text:a xlink:type="simple" xlink:href="https://www.bilibili.com/video/av28185761"><text:span text:style-name="T2">https://www.bilibili.com/video/av28185761</text:span></text:a><text:s/><text:line-break/>【一席】石正丽：这些野生动物的病毒怎么就到了人类社会？ <text:line-break/>這是武漢P4研究中心的石正麗所提的SARS後續研究，我根據現有資訊與後續研究去判斷，就算看了陳真醫生提供的資料，還是我很難贊同SARS是一個生物兵器。 <text:line-break/>用這個作為前提，即便武漢肺炎為人造病毒是事實，這也就變成第一次在中國使用病毒，很多證據都不會在短期內出現，討論我覺得為時尚早。 <text:line-break/><text:line-break/>至於有沒有可能性？距離SARS以接接近二十年之久，生物技術的進展不可同日而語，技術存在的可能性高出許多，所以我只能說我暫時沒有看到一個可信的資料，告訴我有武漢肺炎是人造的這個跡象。 <text:line-break/><text:line-break/>四、 <text:line-break/>豐遠的觀察是對的，我所提出來的確實是批評，不過我覺得豐遠忽略了公衛公安議題討論的一個特色，那就是提出來的大半都是，也都該是指責。 <text:line-break/><text:line-break/>這個原因比較好理解，我們的食衣住行、衛生防災這些系統一直存在，馬桶是一個偉大的發明 <text:line-break/>【万物拣史】公厕：人类粪斗史的人性之光 <text:line-break/><text:a xlink:type="simple" xlink:href="https://www.bilibili.com/video/av68367054"><text:span text:style-name="T2">https://www.bilibili.com/video/av68367054</text:span></text:a><text:s/><text:line-break/>但是我們不會時常去讚美這些系統，甚至多數時候不會去意識到這些事物的存在，這就是對一個國家系統最好的讚揚。 <text:line-break/><text:line-break/>我不想偷換概念，這裡提一下，第一點到第四點我是用一個連續的觀點，武漢肺炎不是人造病毒作為論述的前提。 <text:line-break/><text:line-break/>"即便美國政府是壞"這句我稍微提一下，原始版本是沒有即使兩個字，不是為美國說話，是不太明白為什麼這次的疫情會跟美國扯上邊。 <text:line-break/><text:line-break/>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p>
      <text:p text:style-name="P2">林如龙   |  2020.02.09 13:21   |   <text:a xlink:type="simple" xlink:href="http://palinfo.habago.org/Entry?Command=Information_PrintForum&amp;iPage=2#FORUM38678"><text:span text:style-name="T1">#</text:span></text:a></text:p>
      <text:p text:style-name="P3">以前引述过一篇文章，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周小平”就能搜到。 <text:line-break/>大陆的舆论场，能够加精推送和删除消声的势力，主要有三股，美方（包括美国资本，cia等）中国资本和中国官方。 <text:line-break/>美方就不用说了,造谣抹黑,制造对立,恨不能把中国大卸八块. <text:line-break/>大陆官方宣传部门僵化八股,没有战斗力,中央级如此,地方上的官办报纸网络媒体更是亲美大本营,特别是南方系报纸.胡锡进说过,他说在朋友圈一发文章,就嘲笑声一片.他的朋友圈大多数是媒体主编,可见认同他观点的少之又少,而他们又掌控了大部分媒体的审核权.屁股是歪的,审核出来的东西也会歪掉.我不是说胡锡进的观点有多么完美正确,至少他的屁股的正的. <text:line-break/>中国资本虽然依靠政府的支持和保护,但是也渴望摆脱权力的束缚,所以很多时候利益不一致.资本天生就喜欢自由,自由的进出,自由的割韭菜,自由的洗钱,自由的逃税避税.掌握资本的资本家也更希望打造一个把强奸改判成不小心摔倒正好插入的”法治”社会.比如这次的红十会事件,各路反华势力和资本合力,利用民众的情绪排山倒海的攻击它,反华势力是为了打击政府的公信力,中方资本是想打击红会的合法性,以便扶正私人公益组织,逃税洗钱收韭菜的黑箱工具就有了,但是一介草民恨不得红会死就说不过去了,红会还可以监督,还可以改,就像小孩子,不懂事还可以教,杀了他干什么,杀了就没了,私人公益组织是别人家小孩,你管不了,想管律师伺候.(注:我不是要一棍子把资本打死,资本一体两面,可以推动社会进步科技发展,也可以作恶对民众敲骨吸髓.资本是工具,要看在谁的手里,比如在任正非手里就挺好) <text:line-break/>有些人对小粉红嗤之以鼻,觉得无脑护短不识大体,甚至有人把她们描绘成某种生物.是,我也不喜欢少部分不讲原则一味护短的人,但是小粉红作为一个整体,他们三观正,内心是一颗滚烫的中国心.他们是新一代的年青人,没有老一代的包袱,没有自卑,没有怨恨,没有悲愤,没有软骨病.他们也许幼稚,也许无脑,但他们会成长,他们是祖国的未来. <text:line-break/>小粉红是大陆舆论场的重要组成部分,算是政府的外围组织,没有新闻加精推送和删除消声的能力.宣传部门僵化,外围能力不够,反华势力和资本一旦发力,稍为正常的声音都难以生存,比如下面这篇文章<text:a xlink:type="simple" xlink:href="https://mp.weixin.qq.com/s/gO8kanJIFI4_Chyo3jwttQ"><text:span text:style-name="T2">https://mp.weixin.qq.com/s/gO8kanJIFI4_Chyo3jwttQ</text:span></text:a><text:s/><text:line-break/><text:line-break/><text:line-break/><text:line-break/>作者:猫哥的视界 <text:line-break/><text:line-break/>趟一趟武汉红十字这潭浑水   <text:line-break/><text:line-break/>很多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阅读”10万+，“在看”10万+，“赞赏”1万+。大家知道这组恐怖数据是什么概念吗？我自己写公众号大概写了180+篇原创文章，阅读10万+很多，在看10万+一篇没有！基本在看能达到2万+，阅读就能上100万+，这样100万+阅读，在看2万+的爆款文章能吸粉10万以上。 <text:line-break/>这就是公众情绪的风暴！ <text:line-break/>按：2月2日我看到另一个不知名公号发表了一篇关于鄂A0260W的文章，再次获得双10万+！ <text:line-break/>毫无疑问这个时候任何人试图给公众提供一点理性的声音是非常不理智的行为，那绝壁是要掉粉无数的—— <text:line-break/>我在微博上转发一条红十字会辟谣的微博就蹭蹭掉粉，总共6万粉丝的微博一小时内掉了300多粉丝。 <text:line-break/>所以，我一直在犹豫是不是做这样费力不讨好的事情——话说骂骂红十字会多好啊，顺应大众的情绪，顺便捞一个双10万+的创新纪录。 <text:line-break/>但我还是决定给大家提供一点不同声音，虽然这样会掉粉无数，我也认了。 <text:line-break/>现在我就来趟一趟湖北红十字这潭浑水。 <text:line-break/>武汉封城之后，当地官方就宣布指定红十字会作为唯一接受社会捐赠物资与善款的机构。 <text:line-break/>为啥官方要这样做？ <text:line-break/>2013年4月20日，四川雅安爆发7级地震。在一年之内全国一共有219家基金参与雅安地震募捐。 <text:line-break/>募捐善款第一名就是当时风头正盛的壹基金。全国一共捐款是16个亿，壹基金一家就拿走了4个亿，而四川红十字会却只募捐到3000万元善款，是壹基金的1/13。 <text:line-break/>为啥壹基金会如此成功？ <text:line-break/>因为谣言，针对红十字会有意制造的各种谣言。 <text:line-break/>被判刑的“秦火火”就是制造谣言的著名推手，在雅安地震之后，曾经在2011年给红十字会造谣的“中华秦火火”摇身一变，成为“江南秦火火”，继续制造了大量红十字会的谣言。 <text:line-break/>这些谣言被几十个公知大V转发，形成巨大的影响力，把红十字会搞得声名狼藉，让壹基金成为最大的受益者。 <text:line-break/>那么，壹基金这个私立慈善基金会具体表现如何呢？ <text:line-break/>国家法律对于慈善基金有个规定，就是募集的善款必须在第一年内使用不低于70%（详见《基金会管理条例》第二十九条：公募基金会每年用于公益事业支出，不得低于上一年总收入的70%）。 <text:line-break/>壹基金虽然成立之初不属于公募基金，但是它还是在自己的公司章程第52条中作了同样的规定：壹基金每年用于公益事业支出，不得低于上一年度总收入的70%。 <text:line-break/>但是，公司章程规定是一回事，实际怎么做则是另外一回事——2014年壹基金审计报告上列出这个基金在一年内仅向灾区拨付了4000万元，占募集善款总数的9%。 <text:line-break/>而当时灰头土脸的四川红十字会总共募集到善款只有3000多万元，在一年之内向灾区拨付善款超过80%。 <text:line-break/>从此，壹基金一直深陷财务与善款丑闻中。 <text:line-break/>武汉封城之后正处于舆论的风口浪尖，毫无疑问，当地官员不希望未来也爆出什么捐赠物资与善款的丑闻。 <text:line-break/>所以，就指定有官方背景的红十字会作为唯一接受社会捐赠物资与善款的机构。 <text:line-break/>这样的决策四平八稳，将社会所有的捐赠物资与善款都归口到红十字会一家来管理，显然更让当地官员放心。 <text:line-break/>但是怕什么就来什么，归口给红十字会固然让官方放心，但是却忽略了一个重要的问题—— <text:line-break/>红十字会有这个管理善款与物资的能力吗？  <text:line-break/> 2 收发物资难不难？ <text:line-break/>这个问题我是这样理解的：平时不难，现在很难——我甚至认为已经远远超出了红十字会能力的上限。 <text:line-break/>为什么？ <text:line-break/>可能很多人觉得接受物资并且分发出去很容易。是的，看起来都很容易——容易是因为数量与规模不够大。 <text:line-break/>当数量、品类、规模超过一定规模之后，这个接受并且分发物资就叫“大型库存管理”，这玩意不是一般组织或者个人能玩下来的。 <text:line-break/>按：大家可以参考本次发布的第三条《这是一份详细的医疗物资捐赠流程图》。 <text:line-break/>物资合规确认、物资采集、物资调配分发、物流运输与通关就涉及无数道工作内容，不是普通人想的捐款邮寄那么简单！ <text:line-break/>湖北、武汉红十字会这样的机构，作为一个清水衙门，其实就类似一个行政系统富余人员的养老场所，稍微有点事业心的人员，大概都不愿去这样的机构。 <text:line-break/>加上平时工作都比较清闲，所以这个机构人员编制不会高，湖北红十字会、武汉红十字会编制人员加起来也就是几十个人。 <text:line-break/>加上大部分人员年龄偏大，很多人可能连常见的办公软件都不太熟练，什么OA系统，智能化管理与这样的机构基本无缘。 <text:line-break/>本来这样的机构平时做做慈善，接受一点社会捐赠还问题不大，偏偏遇到武汉肺炎事件，红十字会面对的是突然涌来的海量的物资！ <text:line-break/>现在湖北、武汉红十字会面临的已经不是一个简单的善款发放、少量物资管理与分发的问题，而是相当于要扮演一个战时后勤管理部门的角色。 <text:line-break/>这下麻烦就大了。 <text:line-break/>因为海量的物资接收与分发本身就是一个技术含量很高的活。 <text:line-break/>以武汉红十字会为例，它们要接收的物资品类多——包括口罩、护目镜、防护服、消毒液、各种医疗设备等等几十种品类，每一大品类还包括很多细分类别。 <text:line-break/>口罩就包括医用与家用的，这个医用于家用的还包括不同的生产日期，还有运输可能造成的破损与污染，中间还可能夹杂着其它的玩意（媒体报道民众捐赠的物资还有化妆棉混在口罩里）。 <text:line-break/>这些物资要筛选与分拣（光是分拣就工作量很大，大部分民众捐赠的物资都不符合医院要求），要分门别类登记造册入库。 <text:line-break/>我估计红十字会那票人很可能都不会熟练使用电脑系统，很多还是做手工帐，那不得做得累死。 <text:line-break/>然后是物资分发。 <text:line-break/>按道理，各个医院应该梳理好内部的物资需求，然后通过网络上传给红十字会进行调度分发。 <text:line-break/>但是红十字会没有供应链的运输能力（两级红十字会只有几台车），然后库存又是一堆手工帐，所以最后变成几十个医院派出人员去红十字会领物资。 <text:line-break/>这个领物资也要甄别——万一被人冒领了，物资流到社会上被人盗卖，红十字会又是一大坨污点。 <text:line-break/>所以，领物资也变得乱哄哄的，连原始的介绍信也用上了，大家可以想象效率有多低。 <text:line-break/>最后就是红十字会仓库里物资堆积如山，一线医院却频频物资告急。 <text:line-break/>这个锅红十字会不背也得背！说白了，红十字会这样的机构不具备大规模物资收集与分发的能力。 <text:line-break/>具备这种能力的企业全中国扳起指头也数不出几家，我估计可能只有阿里、京东以及专业做物流的大型企业等有这个能力。 <text:line-break/>这些能力都是企业真金白银砸出来的，绝对不是红十字会这样的机构能具备的。 <text:line-break/>虽然红十字会在第一时间征集了大量志愿者——我看媒体报道，光是武汉红十字会就有几十个志愿者在协助。 <text:line-break/>但是这种系统的库存管理绝不是堆人员数量可以解决的！ <text:line-break/>按：读者有没有做这块工作的，留言来一波专业描述，我给你们上墙。 <text:line-break/>另外，我看见现在网上舆论对韩红基金会非常推崇，我查阅了一下截止到1月31日的数据，韩红基金会接受的善款约为1.5亿，当日发放的物资只有2000套防护服，200套心电监测设备。 <text:line-break/>这点物资分发的数量与当地红十字会面对的物资相比显然不是一个数量级的。 <text:line-break/>到了2月1日韩红基金会也关闭了接受善款的通道，因为数额太大的善款已经超过了这个机构的处理能力。   <text:line-break/>在网上的传言中，这个武汉红十字会背景深厚，能量惊人。 <text:line-break/>事实真是如此吗？ <text:line-break/>其实，一个机构在体制内是啥地位看看它的财报就一清二楚。 <text:line-break/>传言可以骗人，财报不会，真相就藏在财报的细节之中。 <text:line-break/>2018年武汉红十字会总收入972.74万，总支出也是972万——全部来源于财政拨款。 <text:line-break/>嗯，也就是说，这个机构在社会上募集善款的能力为0——这说明什么？ <text:line-break/>说明武汉红十字会在体制内混得很差啊！但凡有点背景，随便找个实权领导打个招呼，武汉这么大，还怕找不到几个企业拉点赞助？ <text:line-break/>但是武汉红十字会连这个能力也没有。 <text:line-break/>我们继续往下看。 <text:line-break/>2018年武汉红十字会工资福利开支为279.34万元——网上根据这个数字然后除以编制13个人员得出人均工资福利二十几万的结论。 <text:line-break/>这是根本不懂常识的胡扯。 <text:line-break/>因为编制是正式工，任何一个事业单位都有大量正式编制以外的合同工（就是传说中的临时工），所以，武汉红十字会人均工资福利收入应该远远低于二十几万这个数字。 <text:line-break/>我想说的不是讨论这个人均工资福利收入，而是另外一个更要命的东西。 <text:line-break/>国家《基金管理条例》第二十九条第二款明确规定，基金工作人员工资福利和行政办公支出不得超过当年总支出的10%。 <text:line-break/>而武汉红十字会光是工资福利支出在年支出占比已经达到33%！ <text:line-break/>这都已经违法了好不好？ <text:line-break/>按：韩红基金会这个人员与行政开支在总支出占比是7.91%，中国红十字会这个占比是2.9%。 <text:line-break/>有官方背景的地方红十字会基本财务支出都违法了是不是很尴尬？ <text:line-break/>为啥出现这样的情况？ <text:line-break/>因为这个武汉红十字会没有募集善款能力，所有开销都依赖财政拨款。 <text:line-break/>很显然，武汉财政并不很待见这个红十字会，拨款也是只给了必须的人员行政开支，以及基本的慈善支出，在此之外多一分钱也不肯多给，至于红十字会是不是违法了——财政根本不管！ <text:line-break/>如果武汉红十字会真有网上传言那种能量惊人的本事，它或者可以向财政多要一点钱，或者依托体制内的背景向社会募捐，或者裁撤一些没用的人—— <text:line-break/>让自己的人员工资福利支出控制在10%以下——至少让自己不违法吧，但是武汉红十字会这些能力都没有，它在体制内是啥地位？ <text:line-break/>请记住一个真理，嘴上说啥都有可能是假的，能弄来钱才是真的！ <text:line-break/>说句刻薄一点的话，对于机构而言，没钱与没本事基本是划等号的。 <text:line-break/>本来武汉红十字会就一直在体制内窝窝囊囊混日子，但是突如其来的一场疫情将它推到了风口浪尖。 <text:line-break/>毫不意外地表现低劣——做事的能力一塌糊涂，地方上的官僚主义作风倒是学了个十足。 <text:line-break/>不仅接受海量的物资发不出去，还陆续爆出扣押协和医院物资事件、阻挡央视采访事件、鄂A0260W事件等等无数槽点…… <text:line-break/>在我看来，武汉红十字会的表现完美诠释了中国的一句老话—— <text:line-break/>德不配位，必有灾殃！ <text:line-break/>按：这是我前天写的文章，没想到在今天文章发布前湖北红十字会三名领导就被问责了。 <text:line-break/>嗯，这是对德不配位，必有灾殃最好的注解。 <text:line-break/>另一方面我们也看到，在突发公共安全事件处理中，湖北以及武汉官方处理问题的方式还是体制内传统的条条块块的模式，习惯性的将相应的工作交付给体制内的“条条”部门来负责。 <text:line-break/>结果被武汉红十字会捅出一个大窟窿，成为舆论抨击的焦点，最后不得不委托第三方接管了红十字会的大部分职能。 <text:line-break/>从这个层面来看，湖北武汉红十字会暴露的一系列问题不是坏事，它其实给全国地方政府都敲响了警钟，要提高我们行政系统的治理能力应对未来的挑战，就必须提出新的思路。    <text:line-break/> 4 红十字会的问题怎么解决？ <text:line-break/>方案一，加强红十字会的建设，给红十字会投入更多的资源，让未来红十字会具备这种大规模物资调动分发的能力。 <text:line-break/>这个很难，而且性价比很低。 <text:line-break/>因为红十字会现在面临的问题不是社会的常态，红十字会相当于在准战争状态被推到一个后勤管理的角色，让这样的机构具备这样战时的后勤管理能力要投入多少资源？调动多少人力？ <text:line-break/>而且社会终究会回归常态的，像这种肺炎疫情的状况未来十几年未必能撞上一次，所以，即使不顾一切把红十字会建设成为顺丰这样的机构，可能很长一段时间根本无用。 <text:line-break/>那前期大量的投资是不是就浪费了？ <text:line-break/>所以解决红十字会的问题要站在更高的层面来思考。 <text:line-break/>十八大以后管理层提出要要推进国家治理体系与能力的现代化，去年就这个问题还专门发了一个重量级的文件。 <text:line-break/><text:line-break/>来源：新华网 <text:line-break/>要全面提高我们政府的治理能力，有些体制内的管理模式就要做出重大改变。 <text:line-break/>管理体系的改革有两个方向，一个是做加法，一个是做减法。 <text:line-break/>一般组织机构的惯性是做加法，但是这个方向只能让系统效率越来越低，治理能力越来越差。 <text:line-break/>举一个例子。 <text:line-break/>几年前我去考察某个企业，这是一个以地产为主的企业集团公司，进入这个企业办公室第一眼就看到这个企业的组织架构，它包括以下一些公司： <text:line-break/>房地产开发公司、建筑公司、监理公司、设计公司、装饰公司、建材公司。 <text:line-break/>当时我就哑然失笑。明摆着这个企业的思路就是要将整个房地产开发产业链所有环节的利润全吃掉。 <text:line-break/>这就是典型的做加法的思路，但是一定效率低下，因为所有的环节都自己来做，一定比社会平均水平更低。 <text:line-break/>我们政府机构过去也是如此，条条块块重重叠叠，遇到新问题就再搞一堆新的机构（大都以某某办公室的名义）。 <text:line-break/>结果机构越来越多，效率越来越低。 <text:line-break/>我觉得未来要提高政府的治理能力，大方向应该是做减法的思路。 <text:line-break/>遇到新的问题不是去增加机构设置或者加强机构建设，而是直接去购买社会服务。 <text:line-break/>比如现在一些大型城市环卫工作就逐渐按照购买社会服务的思路来解决，政府财政没有增加预算，效果比政府环卫部门自己干还好得多。 <text:line-break/>对于红十字会也是如此，特殊时期这种供应链管理就可以通过委托第三方机构来解决。 <text:line-break/>2月2日，国内规模最大的医药流通企业九州通接管了武汉红十字会库存管理工作。专业机构出手就是不凡，红十字会整得焦头烂额的库存等级与管理，九州通迅速梳理得清清楚楚。据九州通负责人介绍，紧急医疗物资，九州通2小时就能实现物资的入库和分发。 <text:line-break/>思路一变效果立马不一样，做减法的思路明显比做加法的办法要好。 <text:line-break/>那么，红十字会这样的机构是否就没有保留的必要了呢？ <text:line-break/>不！ <text:line-break/>一定要留着红十字会这样的机构！ <text:line-break/>为什么？ <text:line-break/>因为留着红十字会这样的机构占着慈善领域的坑有重大意义。 <text:line-break/>    5 红十字会有啥用 <text:line-break/>现在红十字会处于舆论的风口浪尖，各种愤怒的声讨都是奔着红十字会去的。本来我开始觉得骂一骂红十字会也不错，有利于这个机构未来改进工作作风。 <text:line-break/>但是从2月1日下午开始网络的舆论变了味，对红十字会的批评变成各种带节奏的攻击——就是想把湖北与武汉红十字会干翻，进而把全国红十字会等公立慈善机构统统干掉。 <text:line-break/>那么，大家是否知道干掉红十字会有什么后果？ <text:line-break/>嗯，大家猜一猜谁最痛恨红十字会这类的官方慈善机构——恨不得除之而后快？ <text:line-break/>是普通老百姓吗？ <text:line-break/>不是！ <text:line-break/>普通人只是被利用的棋子。 <text:line-break/>干掉官方慈善机构对于普通老百姓半点好处也没有！ <text:line-break/>是资本，准确的说最痛恨红十字会这类官方慈善机构的是私立资本！ <text:line-break/>为什么？ <text:line-break/>这就是我要蹚一蹚湖北红十字这谭浑水的重要原因。 <text:line-break/>给大家介绍一下在资本主义社会私立资本一个成熟的“慈善”套路。 <text:line-break/>首先我们来看一则去年的新闻： <text:line-break/><text:line-break/>这类新闻确实很博眼球，国外的富豪看上去好像都很高风亮节，个人去世，大部分遗产都捐献给慈善基金，儿孙们却得不到父辈的遗产。 <text:line-break/>那么，真相真是这样吗？ <text:line-break/>事实的真相恰恰相反。 <text:line-break/>首先我们来看这则新闻里一些不引人注目的细节 <text:line-break/><text:line-break/>看到没有，去世的酒店大亨希尔顿巴伦把自己的遗产是捐献给一家“公益”信托机构，最终受益者是希尔顿基金。 <text:line-break/>这是啥意思？ <text:line-break/>这就是富豪深谋远虑的算计，是国外资本玩得熟溜的套路。 <text:line-break/>首先，把遗产“捐献”给“公益慈善”信托机构（基金）可以避税。像希尔顿这种几十亿美元的遗产如果直接传给子女，遗产税至少40%起！小一半遗产就没有了。 <text:line-break/>其次，国外特别是资本主义国家，私人成立一个公益慈善信托基金非常方便，理论上讲，资金进入这个公益信托机构后，这笔钱就属于社会而不是个人私有资产。 <text:line-break/>但是，这只是理论上！ <text:line-break/>以美国为例，按照法律规定，公益基金或者慈善基金必须把不低于基金总额的5%用于公益与慈善事业—— <text:line-break/>看到没有？只要用5%的基金总额去做公益与慈善就能满足慈善要求！剩下95%你可以投资任何项目！ <text:line-break/>按：中国法律规定的是，私立的私募慈善基金每年公益支出不得低于上一年度总收入的8%。这个规定比国外高，但是也远远低于公募基金的标准。 <text:line-break/>另外多说一句，公募与私募的区别就是募集资金的方式，公募可以公开募集，门槛很低，私募只能私下募集，门款比较高，一般是100万起步。 <text:line-break/>网上很多人把私募基金理解为自己与朋友的钱，这是常识性的错误。私募基金虽然不能公开募集，但是募集的资金绝大部分都不是“自己与朋友的钱”。 <text:line-break/>那么，95%的基金投资收益归谁所有呢？富豪们还会成立一个家族基金，指定这个公益信托机构的绝大部分收益归家族基金所有。 <text:line-break/>比如我们这位希尔顿同学就是如此。 <text:line-break/>这就是境外富豪们死后玩的把遗产捐献给“慈善”基金的套路！ <text:line-break/>遗产捐献给“公益”机构，首先就可以逃一大笔遗产税，然后层层设套，这些“公益”机构的投资收益绝大部分还是子孙享用（富豪们成立的“公益”信托基金，实际运营者多半是自己的亲戚）。 <text:line-break/>最妙的是，子孙只能享用这笔遗产的投资收益，而无法直接动用遗产，这可以防止子孙接受大笔遗产后大肆挥霍，迅速败光家产。 <text:line-break/>在完全掌握基金运营管理权的情况下，真要把基金的钱变成个人的私产其实也不难。 <text:line-break/>美国希拉里基金就有一次经典操作——对！就是那个总是站在道德制高点频频指责中国“人权”的克林顿希拉里成立的基金。 <text:line-break/>希拉里的女婿搞了一个公司，公司做了一堆谁也看不懂的项目。 <text:line-break/>看不懂也没关系，关键是可以估值10亿美元。然后还真有人买单，先是A公司拿了10亿美元收购了这家公司，不久，B公司再花10亿美元从A公司手里买下这个公司。 <text:line-break/>再过了一段时间，希拉里基金用10亿美元从B公司手里接下这笔资产。你看看，转了一大圈，基金的钱就进入了私人的口袋。 <text:line-break/>以上都是国外富豪们玩熟的的套路，偏偏有一帮脑残媒体还在为富豪们逃税、洗钱行为歌功颂德。 <text:line-break/>比如，香港大富豪许世勋去世也是这样的套路，把470亿遗产捐献给“公益”信托机构，信托机构的最终受益人还是许氏家族基金，但是媒体报道还是这样的标题： <text:line-break/><text:line-break/>我记得当时还有记者幸灾乐祸写道，大美人李嘉欣拼了老命嫁入豪门，最后一毛钱都没捞到—— <text:line-break/>我看了这些报道就觉得好笑。这些大资本的套路又岂是这些每月拿几千元的小记者能看懂的了？ <text:line-break/>但是，这些最大程度保护家族财富，规避政府税收的套路在社会主义中国是玩不了的。 <text:line-break/>前些年，某名人据说要在大陆搞一个慈善基金，后来发现大陆对这块卡得特别死。 <text:line-break/>然后就通过媒体吐槽，诟病我们政府通过官办慈善机构垄断慈善运营，导致一大批富豪无法开展“慈善”事业。 <text:line-break/>现在大家明白为啥政府要严控民间自办慈善基金的原因了吗？ <text:line-break/>现在大家明白为什么在中国一定要留着红十字会这样的机构占着慈善领域的坑的吗？ <text:line-break/>这是要堵住一个绝大的逃税、洗钱的黑洞！ <text:line-break/>慈善那点善款不过是毛毛雨，洗钱逃税才是大蛋糕！ <text:line-break/>官办慈善问题再多，槽点再多也比民办慈善好！ <text:line-break/>至少官办慈善机构不会去帮助私人资本逃税、洗钱！ <text:line-break/>至少大众觉得“烂到根子”的官方慈善机构包括红十字会一直在严格执行国家法律规定的“每年公益支出要超过上一年总收入的70%”。 <text:line-break/>而全国私立慈善基金绝大多数都是私募基金！它们只需要满足公益支出高于上一年度总收入的8%就不违法！包括最近风头正盛的韩红慈善基金会！ <text:line-break/>所以黑公立慈善机构，吹捧私立慈善机构就如同说60公斤的拳击运动员能打赢120公斤拳击运动员那么荒谬！ <text:line-break/>它们基本标准就不是一个数量级好不好？ <text:line-break/>按：根据韩红慈善基金官网公布的审计报告，2017年该基金会收入大致是2324万，2018年该基金慈善公益支出1438万，公益支出占上一年总收入的61.8%。 <text:line-break/>嗯，韩红基金是2019年拿到的公募牌照，在此之前能达到61.8%已经算是私募慈善基金中出类拔萃的了。 <text:line-break/>根据中国红十字会官网的审计报告，2017年中国红十字会收入是6694万，2018年公益支出是4732万，公益支出占上一年总收入的70.7%。客观的评价，韩红慈善基金在私立慈善基金中已经算是做得拔尖的，很多大名鼎鼎的私立慈善基金更加不堪，这里就懒得点名了。 <text:line-break/>嘴上说漂亮话容易，真金白银拿出来才是硬道理！ <text:line-break/>红十字会这样的官办慈善机构确实槽点很多，包括武汉与湖北红十字会在这次疫情中暴露出的官僚主义作风、效率低下等等各种各样的问题。 <text:line-break/>但是，我还是那句话，官办慈善机构问题再多，也要比私立慈善机构靠谱得多！ <text:line-break/>请记住，有些领域一定要国营、官方机构垄断才是对老百姓最大的负责！ <text:line-break/>包括水电气通讯等等基础民生产业，包括慈善这个风口浪尖的领域。 <text:line-break/>这就是我的观点。 <text:line-break/>写这篇文章就是希望我的读者与粉丝在舆论情绪的狂欢中能听一点理智的声音。 <text:line-break/>即使这样的声音会掉粉无数，我也认了。 <text:line-break/>我觉得坚持理性绝不盲从，并且坚持给我的读者输出有价值的内容才能对得起大家的订阅，才是这个号未来长久的生存之道。</text:p>
      <text:p text:style-name="P2">安仔   |  2020.02.09 11:49   |   <text:a xlink:type="simple" xlink:href="http://palinfo.habago.org/Entry?Command=Information_PrintForum&amp;iPage=2#FORUM38677"><text:span text:style-name="T1">#</text:span></text:a></text:p>
      <text:p text:style-name="P4">丰远很严谨很客气的反驳了“涵文体”的认知逻辑，感觉内容上正好有点呼应了火锅大王最新一期的“what about主义”。 <text:line-break/><text:line-break/>我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言论自由世界”。我建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 <text:line-break/><text:line-break/>另外，在貌似很有条理的梳理疫情时，我觉得是不是受了带风向教育太久还是怎样，怎么说话含糊不清有一点没一点，到底想表达什么呢？ <text:line-break/><text:line-break/>比方说十二月发现疑似病例，那确认呢？按照你拍脑袋的标准，确认病例应该多久是合适的呢？怎么公布病情才合适呢？在公布病情前需要多少时间去准备公布病情后的各种工作呢？ <text:line-break/><text:line-break/>比方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 <text:line-break/><text:line-break/>比方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 <text:line-break/><text:line-break/>我就不想一一针对了，好烦，看到这些内容真是来气。什么内容呢？似是而非有前无后断章取义自以为是的内容。这些东西平时我就懒得看懒得说，但是非常时期，这就是打着理性的旗号吃人血馒头。 <text:line-break/><text:line-break/>真想发表什么高见，等事情过后，有明确论点充分论据，再来，好吗？ <text:line-break/><text:line-break/></text:p>
      <text:p text:style-name="P2">鄭豐遠   |  2020.02.09 07:47   |   <text:a xlink:type="simple" xlink:href="http://palinfo.habago.org/Entry?Command=Information_PrintForum&amp;iPage=2#FORUM38676"><text:span text:style-name="T1">#</text:span></text:a></text:p>
      <text:p text:style-name="P3">涵文， <text:line-break/><text:line-break/>你寫的，讓我有點不敢相信自己的眼睛 (如果我沒讀錯的話)，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 <text:line-break/><text:line-break/>這種視角和態度的特色如下: <text:line-break/><text:line-break/>(1) 面對某些高度專業甚至是人類最高水平的科技影響到社會大眾的時候 (比如核災或病毒疫情)，認為自己有能力針對技術層面置喙。 <text:line-break/><text:line-break/>病毒的來源，沒有人知道。如果牽涉到人為設計和疏失或刻意投放，那恐怕就在很長很長的一段時間內，都不會有人知道。 <text:line-break/><text:line-break/>(2) 面對某些高度專業甚至是人類最高水平的科技影響到社會大眾的時候 (比如核災或病毒疫情)，認為自己有能力針對應對策略置喙。 <text:line-break/><text:line-break/>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 就算你是一個防疫工作人員，你都不可能看到全局及整體規劃，因為你也只是大機器裡的一顆螺絲釘。一般人就更不可能去理解和談論了，不是嗎? <text:line-break/><text:line-break/>(3) 在完全缺乏上面兩點認知的情況下，仍然認為自己能夠針對這樣的公眾事件發言。 <text:line-break/><text:line-break/>一個人當然要說什麼都可以，但你沒辦法直接咬定某個根本未經確定的技術原因，然後像廉價偵探小說那樣，進行順著它一路"檢視"相關專業部門的作為，甚至做出評價。 <text:line-break/><text:line-break/>各位知道我要說什麼嗎? 我們都不是專家，專業的事面前，我們最好不要輕易發言，不然很容易突顯自己的無知。在此非針對誰，因為這毛病我有時也會犯。 <text:line-break/><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text:line-break/>我希望我的批評不會讓你感到不悅，因為我批評的就是一種普遍現象。你這些用詞針對的對象，如果換成美國，其實更加貼切一萬倍不是嗎? <text:line-break/><text:line-break/>一個人當然可以針對公眾事務發言，但面對像這類高度專業的事故，一個人如果要做出評價，在我看，只能往這幾個方向發言: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 <text:line-break/><text:line-break/>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 <text:line-break/><text:line-break/>西方人就更不用說了，閉上你的大嘴。 <text:line-break/><text:line-break/>巴勒網所做的工作之一，我相信不過就是維護上面這樣一些基本的公眾發言的邊界 (當然要批評也歡迎，但要批評得有道理)。當這樣一種維護邊界的工作擴展到十四億人的時候，自然它的邊界範圍就不得不更加限縮，更難拿捏，這道理我相信不難懂。</text:p>
      <text:p text:style-name="P2">孫從輔   |  2020.02.09 06:36   |   <text:a xlink:type="simple" xlink:href="http://palinfo.habago.org/Entry?Command=Information_PrintForum&amp;iPage=2#FORUM38675"><text:span text:style-name="T1">#</text:span></text:a></text:p>
      <text:p text:style-name="P4">在中國努力對抗疫情之際，一些狗屁倒灶的事情仍在世界各地發生。以下新聞就是一例。 <text:line-break/><text:line-break/>***** <text:line-break/><text:line-break/><text:a xlink:type="simple" xlink:href="http://www.cwzg.cn/theory/202002/54861.html"><text:span text:style-name="T2">http://www.cwzg.cn/theory/202002/54861.html</text:span></text:a><text:s/><text:line-break/>原新聞來自晨星報 ( <text:a xlink:type="simple" xlink:href="https://morningstaronline.co.uk/article/b/left-wing-you-may-be-on-police-extremism-list"><text:span text:style-name="T2">https://morningstaronline.co.uk/article/b/left-wing-you-may-be-on-police-extremism-list</text:span></text:a><text:s/>) <text:line-break/><text:line-break/>(英國)內政部在他們的宣傳海報上將左翼團體、環保組織與新納粹以及白人至上主義者劃為一類，據說這些海報是為了給官員傳授有關極端主義的知識。 <text:line-break/><text:line-break/>一份來自英國反恐警務處（Counter Terrorism Policing）的文件包含了白人至上主義組織、民族主義團體、左翼團體“及其相關組織”以及動物保護團體和環保組織。 <text:line-break/><text:line-break/>被列入文件的左翼團體和環保組織包括英國共產黨（Communist Party of Britain，CPB）、“停止戰爭”組織（Stop the War）、巴勒斯坦團結運動（Palestine Solidarity Campaign）、反對軍火貿易運動（Campaign Against Arms Trade，CAAT）、核裁軍運動（Campaign for Nuclear Disarmament，CND）、“反抗滅絕”組織（Extinction Rebellion，XR）和“綠色和平”組織（Greenpeace）。 <text:line-break/><text:line-break/>英國共產黨總書記羅伯·格里菲斯（Rob Griffiths）告訴《晨星報》，他們對英國共產黨被列入極端組織觀察名單這一事件“並不意外”。 <text:line-break/><text:line-break/>他說：“英國情報部門的最基本職責，正是維持目前資本主義統治的現狀和保護當前的統治階級，所以英國共產黨作為一個試圖以社會主義取代資本主義的組織，被列入其中並不令人意外。” <text:line-break/>“在英國，民主權利面對的最大威脅總是來自資本主義制度——這證實了任何向威權主義的轉變都必將遭到最廣泛的民主組織的反對。” <text:line-break/>“英國擁有全世界最隱秘的特勤部門之一，這份文件同時也指明了我們迫切需要努力將情報機構置於某種形式的真正的民主審查之下。” <text:line-break/><text:line-break/>格里菲斯還提到了幾十年來臥底警察對“完全合法的活動組織”的滲透——比如被監視的皮奇福德（Pitchford。譯者註：是一位英國的左翼作家，他發現自己被當局臥底警察秘密監視）。 <text:line-break/><text:line-break/>核裁軍運動的總書記凱特·哈德森（Kate Hudson）質疑其組織為什麼會出現在反恐名單上。她指出，核裁軍運動有60多年的和平抗議歷史和“開放、民主的結構和政策流程”。 <text:line-break/><text:line-break/>她繼續提到：“我們沒有秘密，並且我們的行動符合公眾利益。恐嚇人民的是核彈，而不是我們致力於消除大規模殺傷性武器的運動。”“這是政府的大規模越權行為，對我們參與政治活動以及和平抗議的權利造成了威脅。” <text:line-break/><text:line-break/>反對軍火貿易運動的安德魯·史密斯（Andrew Smith）說，這份“令人震驚”的文件傳達出一個信息，即如果你是“關心社會正義或反對戰爭、武器銷售、歧視或衝突的人，那麼你可能會‘被’與白人民族主義者和新納粹主義仇恨團體歸為一類。” <text:line-break/><text:line-break/>他補充道，“這又是一次可恥的鎮壓異己的企圖，進一步敗壞了從根本上就有缺陷的反恐方案的信譽。警方和政府早就應該停止將民主抗議定為刑事犯罪了。” <text:line-break/>“反抗滅絕”組織稱這些文字和海報是“粗糙、製造分裂和危險的”。 <text:line-break/><text:line-break/>他們補充說：“既然這份指導文件清楚地表明，（文件裡）並不是所有的標誌和符號都與反恐有關。如果當真如此，那為什麼要把這些標誌放在反恐文件裡呢？” <text:line-break/>“這種做法帶來的寒蟬效應會讓公眾感覺受到審查、監視和壓力，感覺‘被排斥’，讓他們羞於或害怕公開發表他們關心的事情，比如我們周圍的環境和世界。” <text:line-break/><text:line-break/>人權組織“自由”（Liberty）的克萊爾·科利爾（Clare Collier）表示，反恐議程是“英國言論自由面臨的最大威脅之一”。 <text:line-break/><text:line-break/>在最近的洩密事件發生之前，100多名學者、活動家和團體組織者簽署了一份由人權慈善機構Cage（伊斯蘭人權組織）發佈的聯合聲明，呼籲廢除內政部的反極端主義預防政策（該政策主要針對穆斯林）。 <text:line-break/><text:line-break/>Cage研究主任阿斯姆·庫瑞西（Asim Qureshi）博士說：“持續呼籲‘加強安全和監視’只會導致陷入循環討論以及產生加劇分裂和不信任的政策。我們必須打破這一僵局。”</text:p>
      <text:p text:style-name="P2">老羊   |  2020.02.09 05:58   |   <text:a xlink:type="simple" xlink:href="http://palinfo.habago.org/Entry?Command=Information_PrintForum&amp;iPage=2#FORUM38674"><text:span text:style-name="T1">#</text:span></text:a></text:p>
      <text:p text:style-name="P5"><text:span text:style-name="T3">三位各自從不同的角度看問題，都值得一看： <text:line-break/><text:line-break/>睡前消息74：李文亮医生去世，我们最愤怒的事是什么？透明！ <text:line-break/></text:span><text:a xlink:type="simple" xlink:href="https://youtu.be/fBAFcbnJTSk"><text:span text:style-name="T4">https://youtu.be/fBAFcbnJTSk</text:span></text:a><text:span text:style-name="T3"><text:s/><text:line-break/><text:line-break/>张维为：李文亮、医生、谣言、官员及担当 <text:line-break/></text:span><text:a xlink:type="simple" xlink:href="https://www.guancha.cn/ZhangWeiWei/2020_02_07_535019.shtml"><text:span text:style-name="T4">https://www.guancha.cn/ZhangWeiWei/2020_02_07_535019.shtml</text:span></text:a><text:span text:style-name="T3"><text:s/><text:line-break/><text:line-break/>陳平：这次疫情带来的教训：“层层上报”耽误了最佳时机 <text:line-break/></text:span><text:a xlink:type="simple" xlink:href="https://youtu.be/jv-P7NddWqg"><text:span text:style-name="T4">https://youtu.be/jv-P7NddWqg</text:span></text:a><text:span text:style-name="T3"><text:s/><text:line-break/></text:span></text:p>
      <text:p text:style-name="P2">鄭涵文   |  2020.02.09 04:25   |   <text:a xlink:type="simple" xlink:href="http://palinfo.habago.org/Entry?Command=Information_PrintForum&amp;iPage=2#FORUM38673"><text:span text:style-name="T1">#</text:span></text:a></text:p>
      <text:p text:style-name="P4">武漢的疫情在這段期間鬧得相當大，對於疫情的起源、中國政府的處置方式、網路輿論爆炸的狀況，我看到各種解釋，我這邊想分享一下我觀察的方式跟一些不成熟的看法。 <text:line-break/><text:line-break/>首先關於疫情的起源，這個部分大致上有三種說法： <text:line-break/>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 <text:line-break/>第二種跟第三種說法有點類似，都覺得這是人造病毒，只是指涉的對象不同，有人覺得武漢P4級別的研究中心，出現了管理問題，導致研究中的病毒外洩。還有一種則覺得是美國投放的病毒。 <text:line-break/>關於病毒本身的解說，可以參考回形針：关于新冠肺炎的一切 <text:line-break/><text:a xlink:type="simple" xlink:href="https://www.bilibili.com/video/av86216616?from=search&amp;;seid=10876508854935381874"><text:span text:style-name="T2">https://www.bilibili.com/video/av86216616?from=search&amp;;seid=10876508854935381874</text:span></text:a><text:s/><text:line-break/>李永樂老師：“冠状病毒”是什么 <text:line-break/><text:a xlink:type="simple" xlink:href="https://www.bilibili.com/video/av85537015"><text:span text:style-name="T2">https://www.bilibili.com/video/av85537015</text:span></text:a><text:s/><text:line-break/>關於流行病學的研究和調查，可以參考天津一場記者會 <text:line-break/><text:a xlink:type="simple" xlink:href="https://www.bilibili.com/video/av86483602?from=search&amp;;seid=6111022564155726395"><text:span text:style-name="T2">https://www.bilibili.com/video/av86483602?from=search&amp;;seid=6111022564155726395</text:span></text:a><text:s/><text:line-break/>關於蝙蝠可以參考一下龍女之聲的人类贪欲打开的瘟疫之门 <text:line-break/><text:a xlink:type="simple" xlink:href="https://www.bilibili.com/video/av85339275"><text:span text:style-name="T2">https://www.bilibili.com/video/av85339275</text:span></text:a><text:s/><text:line-break/><text:line-break/>第二步則是檢閱一下中國政府、武漢政府的各種作為： <text:line-break/>第一批疑似病例是十二月出現，並且有證據表明人傳人的現象存在。 <text:line-break/>一月初武漢政府採取了消極的處理措施，一號的時候，八名提出有類似SARS病毒在武漢蔓延的民眾，被當地政府實施訓誡，武漢政府隨後定調這是一場造謠。 <text:line-break/>隨著疫情逐步發酵，官方對於病毒的特性表示疫情可防可控、有限度人傳人，十八號武漢傳統的萬家宴如期舉行。 <text:line-break/>二十號，SARS期間防疫的舵手鍾南山院士代表官方定調，武漢肺炎有人傳人的現象，武漢政府的防疫舉措發生大翻轉。 <text:line-break/>二十二號，武漢政府宣布將要封城，卻提前八小時公布，在二十二號封城之前，有五百萬人已經離開了武漢。 <text:line-break/>此後又穿插了中國紅十字會一系列的奇葩行為，很難得是的在許多粉飾太平的網站上，各種黑紅十字會的言論、影片，並沒有被刪除、下架。 <text:line-break/>相較於武漢政府的冷處理，河南政府以強大的宣傳力度來警告甚至封路，兩者鮮明的對比，在中國民眾自然會形成武漢政府顢頇的想法。 <text:line-break/>而中國本來就有封鎖言論的習慣，在這次疫情中也是隨處可見，此前火神山醫院的直播觀看人數達千萬之眾，但火神山醫院的工人衝突，在中國網站上幾乎滅絕。 <text:line-break/>這種言論管理方式，在此次疫病之時算是被推到風口浪尖。 <text:line-break/>對於中國政府的評價，我這邊給出兩個方面的視角，我就不多談我的個人看法了： <text:line-break/>馬前卒工作室 <text:line-break/><text:a xlink:type="simple" xlink:href="https://space.bilibili.com/54992199/channel/detail?cid=82529"><text:span text:style-name="T2">https://space.bilibili.com/54992199/channel/detail?cid=82529</text:span></text:a><text:s/><text:line-break/>王剑财经观察 <text:line-break/><text:a xlink:type="simple" xlink:href="https://www.youtube.com/channel/UC8UCbiPrm2zN9nZHKdTevZA"><text:span text:style-name="T2">https://www.youtube.com/channel/UC8UCbiPrm2zN9nZHKdTevZA</text:span></text:a><text:s/><text:line-break/><text:line-break/>關於輿論爆發，我想提一下我個人認為比較接近中國民間真實輿情的網站，以及理由。 <text:line-break/>我先說結論，百度武漢吧的看貼，如果還沒被封鎖，裡面的言論大概最接近真實。 <text:line-break/><text:a xlink:type="simple" xlink:href="http://c.tieba.baidu.com/f?kw=%E6%AD%A6%E6%B1%89&amp;;ie=utf-8&amp;;tab=main"><text:span text:style-name="T2">http://c.tieba.baidu.com/f?kw=%E6%AD%A6%E6%B1%89&amp;;ie=utf-8&amp;;tab=main</text:span></text:a><text:s/><text:line-break/><text:line-break/>網路是現代中國的主要發生渠道，其實真正最爆炸的地方是微博，可以說是民怨四起。但在搞不懂生態的情形下，觀察微博有一定的難處，很多真假難辨的訊息最初的發源地就是微博，一旦有許多人關注就會變成熱搜。 <text:line-break/>然而中國政府處理熱搜也是很容易的，不符合政府觀點的文章很容易就被刪除。 <text:line-break/>要另闢蹊徑知乎、bilibili、抖音這樣的大平台其實受政府管制的很嚴，呈現一言堂；PTT、youtube這類網站又是另一層面的一言堂，而且距離中國也有現實上的距離。 <text:line-break/>在社交網站興起之前，百度的貼吧無疑是中國最大的論壇，至今也沒有易主的趨勢。貼吧的特色一樣是中國式管理，刪貼、封鎖、敏感詞的三板斧可謂樣樣不缺，裡面的言論也是良莠不齊，不建議使用。 <text:line-break/>不過正是因為使用者底端多於上層人士，如果發生這樣熱烈的議題，稍微花個十來分鐘，就能知道到底中國現在呈主導態勢的觀點是甚麼了。 <text:line-break/><text:line-break/>最後我想提一下，言論同溫層的問題。 <text:line-break/>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 <text:line-break/>而大數據算法的應用，自然遠不止於社群網站，GOOGLE的搜尋引擎、youtube的推薦影片也特別客製化，如果平常的觀影習慣已經被記錄住，就算刻意想找相左意見，也會顯得舉步維艱。 <text:line-break/>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 <text:line-break/><text:line-break/>關於陳真醫生提到基因病毒的論據，根據我的印象，discovery很早之前就曾經播放過關於基因武器的介紹，在理論範疇內，基因病毒甚至可以做到定位至個人的程度。不過我沒找到當年看到的影片，這個記憶真不真實要打個問號，比較接近的是discovery的2012末日專題影片第五十八分鐘的片段： <text:line-break/><text:a xlink:type="simple" xlink:href="https://www.bilibili.com/video/av374388/"><text:span text:style-name="T2">https://www.bilibili.com/video/av374388/</text:span></text:a><text:s/><text:line-break/><text:line-break/>只是就如同我前面放的關於流行病學研究的連結，如果是MADE IN AMERICA而美國政府又能做到連中國政府都不敢指責的隱密程度，那也顯得太不可思議了。 <text:line-break/><text:line-break/>針對個人人體的基因技術是存在的，運動場上基因禁藥已經被使用一段時間，在這次東京奧運進行基因檢測，很大程度上就是要防止這種藥物投放。 <text:line-break/>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 </text:p>
      <text:p text:style-name="P2">秉叡   |  2020.02.09 04:19   |   <text:a xlink:type="simple" xlink:href="http://palinfo.habago.org/Entry?Command=Information_PrintForum&amp;iPage=2#FORUM38672"><text:span text:style-name="T1">#</text:span></text:a></text:p>
      <text:p text:style-name="P3"><text:line-break/>傷腦筋，和台灣這邊說的完全不一樣，整件事情已經變成羅生門了。 <text:line-break/>==================================================== <text:line-break/>国台办：台当局停止狡辩和刁难，让在鄂台胞尽快返乡 <text:line-break/><text:line-break/><text:a xlink:type="simple" xlink:href="https://user.guancha.cn/main/content?id=239567&amp;;s=fwzxfbbt"><text:span text:style-name="T2">https://user.guancha.cn/main/content?id=239567&amp;;s=fwzxfbbt</text:span></text:a><text:s/><text:line-break/><text:line-break/>今晚打老虎 <text:line-break/>大战fà国赌神 <text:line-break/><text:line-break/>昨天 13:17 <text:line-break/>文章来源丨海外网 <text:line-break/><text:line-break/>国台办发言人马晓光7日接受记者采访时表示，当天上午民进党当局领导人继续狡辩，声称“必须落实弱势优先、检疫优先原则”，企图误导舆论、推卸责任，继续拖延阻碍在鄂台胞返乡。在此，必须予以驳斥和澄清，以正视听。 <text:line-break/><text:line-break/>第一，关于首批台胞返乡安排是否照顾“弱势者”的问题。湖北省台办在统计摸底的基础上，制定了运送台胞返乡的总体安排，台湾方面的诉求都在我们的考虑之内。由于武汉疫情严重，并考虑时间、地域等因素，首批运送的247位台胞都是在武汉滞留的，也都是台胞本人向当地台办提出协助请求，急需回台湾的。其中，临时来武汉人员、随行未满18岁少年儿童、已知慢性病患者和60岁以上老人，占一半以上。因此，所谓名单存在“不如预期”，“没有符合当初说好的顺序，弱势者及需要处理的人没有搭上第一班返台班机”等说法，完全是无视事实、强词夺理。如果后续运送工作能按原计划顺利进行，所有有需求的台胞，包括在湖北其他地区的台胞，现在应均已返台。相反，正是台湾方面不断以各种借口拖延阻挠，才导致近千名台胞返乡之途受阻，“弱势者”也不能幸免。台湾方面口口声声照顾弱势，就应该尽快配合我们完成后续运送作业，何需用“有先有后”作借口一再拖延。 <text:line-break/><text:line-break/><text:line-break/>第二，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3次体温检测无异常，并全程佩戴口罩，所有登机乘客均无发烧等情况，而且对前往机场车辆在乘客登车前进行了全面消毒，包括司机及陪同工作人员也都按防疫要求进行了体温检测，并全程佩戴口罩。上述情况在3日东航航班起飞前均已向台湾方面进行说明。借炒作247名台胞返台后出现1例发热症状，进而指称大陆“对检疫造成困扰”，是完全站不住脚的。 <text:line-break/><text:line-break/><text:line-break/>马晓光指出，现在湖北及武汉疫情仍十分严峻，我们对长期滞留此地的台胞生命健康十分关心。我们呼吁民进党当局不要再漠视有关台胞的利益，不要再以任何借口进行狡辩和刁难，确认配合东航运输安排，让在鄂台胞尽快返乡。 <text:line-break/><text:line-break/><text:line-break/>他还表示，我们为台胞服务是全心全意、尽心尽力的，绝不允许台湾政客造谣污蔑、无端攻击。 <text:line-break/><text:line-break/><text:line-break/>免责声明 <text:line-break/>以上内容为用户在观察者网风闻社区上传并发布，仅代表发帖用户观点。 <text:line-break/>＝＝＝＝＝＝＝＝＝＝＝＝＝＝＝＝＝＝＝＝＝＝＝＝＝＝＝＝＝＝＝＝＝＝＝＝＝＝＝＝</text:p>
      <text:p text:style-name="P2">Alex Wang   |  2020.02.09 03:05   |   <text:a xlink:type="simple" xlink:href="http://palinfo.habago.org/Entry?Command=Information_PrintForum&amp;iPage=2#FORUM38671"><text:span text:style-name="T1">#</text:span></text:a></text:p>
      <text:p text:style-name="P4">马意骏：我现在就在中国，那些歪曲中国疫情的听我说 <text:line-break/>http://www.guancha.cn/MarioCavolo/2020_02_08_535183_s.shtml <text:line-break/><text:line-break/>"Something's Not Right Here Folks" &amp;;#124; A Look at USA 2009 H1N1 Virus Compared to China 2020 Corona Virus <text:line-break/><text:a xlink:type="simple" xlink:href="http://www.linkedin.com/pulse/somethings-right-here-folks-look-usa-2009-h1n1-virus-compared-cavolo"><text:span text:style-name="T2">http://www.linkedin.com/pulse/somethings-right-here-folks-look-usa-2009-h1n1-virus-compared-cavolo</text:span></text:a><text:s/><text:line-break/><text:line-break/>一位定居沈阳的美国作家，《龙的吼声》 <text:line-break/><text:line-break/>加油中国！ <text:line-break/><text:line-break/>2009年美国爆发了H1N1猪流感疫情，那是一场全球性的瘟疫，全世界进入了紧急状态，那场瘟疫使全球6000万人受到感染，在当年就造成了至少18,449人死亡。然而那场H1N1猪流感疫情造成的最终损失比这个数字要严重得多。根据美国疾病控制与预防中心（CDC）2012年发布的报告，那场瘟疫造成的死亡人数最终达到了约30万。本文在下面对那场瘟疫会有更加详细的介绍。 <text:line-break/><text:line-break/>定居在辽宁省沈阳市的美国作家马意骏（Mario Cavolo）2020年2月5日在其领英个人主页发布评论文章：《我听到了一些怪异的声音，朋友们——把2009美国H1N1病毒与2020中国新型冠状病毒两场疫情进行对比》 <text:line-break/><text:line-break/>我之所以提到2009年在美国爆发的那场瘟疫，是因为我发现当中国正在抗击当下这场由新型冠状病毒引发的肺炎疫情时，有一股十分怪异的邪恶力量正在对中国政府和中国人民展开攻击。我不得不站出来提出几个问题并由我本人作出回答。 <text:line-break/><text:line-break/>当那场H1N1猪流感疫情2009年在美国爆发时，我记得没有任何国家因疫情的扩散发表反美言论。事实上，我记得当时美国花了整整6个月时间才宣布全国进入紧急状态。从2009年4月初到2010年4月末，有哪个国家警告其公民立即离开美国吗？没有。甚至在2009年6月世界卫生组织宣布全世界进入瘟疫大爆发紧急状态时，也没有哪个国家发出过这样的警告。美国游客在那期间一直可以自由进出任何国家，没有任何一个国家的大门向美国人关闭。 <text:line-break/><text:line-break/>正如我所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2009年美国爆发H1N1猪流感疫情时，感染人数也没有做到绝对准确，当时公布的人数大大少于三年后更新的统计数字。这一现象是瘟疫爆发事件的一种内在特征。 <text:line-break/><text:line-break/>缺乏足够的医疗人员、缺乏足够的检测试剂盒、缺乏足够的药品、缺乏足够的防护装备……中国并没有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 <text:line-break/><text:line-break/>当我们翻开美国疾病控制与预防中心2012年6月27日发布的后续研究报告会发现，此前公布的2009年爆发的那场H1N1猪流感瘟疫造成的死亡数字，18449人“远远少于真实的数字，主要原因在于很多死于H1N1猪流感相关疾病的人在死亡之前并没有获得病毒检测的机会”。2009年H1N1猪流感大爆发时，有人指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 <text:line-break/><text:line-break/>全世界都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 <text:line-break/><text:line-break/>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 <text:line-break/><text:line-break/>根据美国疾病控制与预防中心的最终统计结果，2009年那场H1N1猪流感疫情导致201,200人因呼吸系统衰竭而死亡，83,300人因心血管疾病而死亡，死亡总人数约为28.4万人。可是当时有国家针对美国发布旅行禁令了吗？中国、德国、日本或者哪个国家禁止美国人入境了吗？都没有。可是我今天注意到一条推送的新闻，美国国务院已经建议美国公民尽快离开中国，英国大使馆也向在华英国人给出了同样的建议。2009年，英国建议英国公民离开美国了吗？没有。2009年，世界上哪个国家把自己的国门对美国人关闭了吗？也没有。2009年，美国因为仇美情绪受到其他国家的攻击了吗？同样是没有。 <text:line-break/><text:line-break/>中国政府已经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 <text:line-break/><text:line-break/>点击查看大图 <text:line-break/><text:line-break/>2月7日，武汉市江岸区永清街道沈阳社区内，工作人员在核对居民信息。新华社记者 李贺 摄 <text:line-break/><text:line-break/>我有一个朋友住在美国亚利桑那州梅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 <text:line-break/><text:line-break/>下面我介绍一下武汉市爆发的这场新型冠状病毒导致的疫情，我在这里会尽量直接给出理性而准确的信息。首先，就像H1N1猪流感病毒不应被称为“美国病毒”一样，在武汉出现的新型冠状病毒2019-nCoV也不应被称为“中国病毒”。如同每一次流感季那样，此次中国的疫情无论持续两周还是两个月，它终将过去，春天一定会到来。不过，这里不要误会我的意思。这种新型冠状病毒也可能比2009年出现在美国的H1N1猪流感病毒更难对付，为了抑制病毒的传播，中国民众需要格外提高警惕，中国政府对各种情况作出极为快速的反应也是十分必要的。 <text:line-break/><text:line-break/>目前，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2%左右，这要比一般的流感死亡率0.1%高20倍。然而，与SARS（即Severe Acute Respiratory Syndrome，意为“严重急性呼吸综合征”——观察者网注）病毒9%的死亡率和MERS（即Middle East Respiratory Syndrome，意为“中东呼吸综合症”——观察者网注）病毒37%的死亡率比起来，这个数字还是小巫见大巫了。 <text:line-break/><text:line-break/>在受到感染的患者里面，有10%到15%会表现出比较严重的症状。80%到90%的死亡患者是有其他基础性疾病的老年人，年轻感染者的死亡率较低。这与2009年美国爆发的H1N1猪流感疫情正好相反，当时年轻人甚至青少年的死亡率比60岁以上的老年人要高。 <text:line-break/><text:line-break/>中国很快绘制出了该新型冠状病毒的基因图谱并立即与各国医疗卫生部门和各相关国际组织进行了分享。一些医学科研机构发现，现有的某些抗病毒药物似乎对这种新型病毒有抑制作用。 <text:line-break/><text:line-break/>中国各级政府很快进行了广泛的社会动员，城市公共交通、长途交通、商务活动等都已暂停，13亿中国人都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 <text:line-break/><text:line-break/>正如我在前面提到的，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 <text:line-break/><text:line-break/>我的家族来自意大利南部的巴西利卡塔地区，具体来说是山城波坦察和距离马泰拉不远的格罗特拉。我父母离开意大利后来到了美国，我就出生在纽约的扬克斯。美国已经是我父母的家，那里也一直是我的家，直到我20年前离开美国来到中国，如今我的家在中国。如果30年前你对我说10年后我会移居中国，我一定会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p>
      <text:p text:style-name="P2">陳真   |  2020.02.09 02:03   |   <text:a xlink:type="simple" xlink:href="http://palinfo.habago.org/Entry?Command=Information_PrintForum&amp;iPage=2#FORUM38670"><text:span text:style-name="T1">#</text:span></text:a></text:p>
      <text:p text:style-name="P3">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 <text:line-break/><text:line-break/>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 <text:line-break/><text:line-break/>陳真 2020. 02. 09. <text:line-break/><text:line-break/>============== <text:line-break/>WHO籲勿再叫武漢肺炎 遭他酸爆了 <text:line-break/><text:line-break/>三立新聞網 <text:line-break/><text:line-break/>2020年2月8日 <text:line-break/><text:line-break/>政治中心／台北報導 <text:line-break/><text:line-break/>中國新型冠狀病毒肺炎（簡稱武漢肺炎）持續延燒，世界衛生組織（WHO）在昨（7）日記者會上強調，不要再用「武漢」或「中國」來稱呼這種病毒。對此，資深媒體人黃創夏今（8）日表示，那就改叫做「CHO肺炎」或「譚德塞病毒」好了，揶揄WHO秘書長譚德塞一直挺中國。 <text:line-break/><text:line-break/>中國新型冠狀病毒肺炎因為爆發於武漢，所以被簡稱為武漢為肺炎，但武漢人、中國人甚至海外華人，在這次疫情中或多或少會遭到歧視。根據美國之音報導，WHO表示，已為病毒提供臨時命名為「2019-nCOV （novel coronavirus） acute respiratory disease」，也就是「2019-nCoV急性呼吸道疾病」。 <text:line-break/><text:line-break/>黃創夏今天上午在分享這則新聞時也酸說，如果不叫「武漢肺炎」或「中國人病毒」，可以就改叫做「CHO肺炎）」或「譚德塞病毒」好了。</text:p>
      <text:p text:style-name="P2">梁成功   |  2020.02.08 18:28   |   <text:a xlink:type="simple" xlink:href="http://palinfo.habago.org/Entry?Command=Information_PrintForum&amp;iPage=3#FORUM38669"><text:span text:style-name="T1">#</text:span></text:a></text:p>
      <text:p text:style-name="P3">登上了，谢谢怡静。</text:p>
      <text:p text:style-name="P2">怡靜   |  2020.02.08 16:27   |   <text:a xlink:type="simple" xlink:href="http://palinfo.habago.org/Entry?Command=Information_PrintForum&amp;iPage=3#FORUM38668"><text:span text:style-name="T1">#</text:span></text:a></text:p>
      <text:p text:style-name="P6"><text:span text:style-name="T3">成功， <text:line-break/>正確網址是 </text:span><text:a xlink:type="simple" xlink:href="http://kinship.habago.org/"><text:span text:style-name="T4">http://kinship.habago.org/</text:span></text:a><text:span text:style-name="T3"><text:s/></text:span></text:p>
      <text:p text:style-name="P2">梁成功   |  2020.02.08 16:05   |   <text:a xlink:type="simple" xlink:href="http://palinfo.habago.org/Entry?Command=Information_PrintForum&amp;iPage=3#FORUM38667"><text:span text:style-name="T1">#</text:span></text:a></text:p>
      <text:p text:style-name="P3">陈医师： <text:line-break/>我点进habago.kinship.org，网站告诉我“此域名可能正被出售”，偶尔会冒出一些别的条目，但点进去也找不到什么内容。大概两个月前我尝试访问，搜索引擎上怎么也查不到（只能找到转发内容），靠记忆写出网站就发现这种内容，当时我以为是自己记错了。求问这是怎么一回事</text:p>
      <text:p text:style-name="P2">王瑾晴   |  2020.02.08 15:08   |   <text:a xlink:type="simple" xlink:href="http://palinfo.habago.org/Entry?Command=Information_PrintForum&amp;iPage=3#FORUM38665"><text:span text:style-name="T1">#</text:span></text:a></text:p>
      <text:p text:style-name="P4">類發展科技，不是為了讓所有人過好日子，而是為了讓精英統治階層更有效的掠奪資源，控制百姓和消滅異己 <text:line-break/>很多科幻電影都有這麼一個場景，人類未來會被科技戰爭毀滅 <text:line-break/>當人類的科技越來越強大，但人性依舊貪婪和自私，並且熱衷於鬥爭與征服，那麼人類的結局恐怕早已注定 </text:p>
      <text:p text:style-name="P2">林炤育   |  2020.02.08 13:46   |   <text:a xlink:type="simple" xlink:href="http://palinfo.habago.org/Entry?Command=Information_PrintForum&amp;iPage=3#FORUM38664"><text:span text:style-name="T1">#</text:span></text:a></text:p>
      <text:p text:style-name="P3">武漢平安、人間有情 <text:line-break/>天下一家、何必自固 <text:line-break/>猜對了 <text:line-break/><text:line-break/>後面就矇了 <text:line-break/>----------------------- <text:line-break/><text:line-break/>謝謝 郭杰瑞 <text:line-break/><text:line-break/>实拍美国医疗物资捐赠过程，海外华人留学生让人感动！ <text:line-break/>https://youtu.be/_ZijOuFySgg <text:line-break/><text:line-break/><text:line-break/>謝謝 比爾．蓋茲與梅琳達 <text:line-break/>微軟創辦人比爾．蓋茲與妻子梅琳達共同創辦的基金會，5日宣布捐出1億美元。 <text:line-break/><text:line-break/>比尔盖茨2015年的TED讲述：未来能杀死上千万人的不是核战争，而是高度传染的病毒！！ <text:line-break/><text:a xlink:type="simple" xlink:href="https://youtu.be/3BEfIRMmDOQ"><text:span text:style-name="T2">https://youtu.be/3BEfIRMmDOQ</text:span></text:a><text:s/><text:line-break/>------------------------ <text:line-break/>相信疫情很快過去，下次呢? 如果年復一年呢? <text:line-break/>如果真是生物戰，被動是防不住的，國之大事，民族絕續，死生之地，存亡之道，不可不察也。 <text:line-break/>不能霸氣如普丁 <text:line-break/>不妨學學慕蓉世家。 <text:line-break/>看看對手如何拆招，可有解藥 ?</text:p>
      <text:p text:style-name="P2">王修亮   |  2020.02.08 12:34   |   <text:a xlink:type="simple" xlink:href="http://palinfo.habago.org/Entry?Command=Information_PrintForum&amp;iPage=3#FORUM38663"><text:span text:style-name="T1">#</text:span></text:a></text:p>
      <text:p text:style-name="P4">近日燈謎的謎底，未猜者可先不看。 <text:line-break/><text:line-break/>二月五日謎底： <text:line-break/>武漢平安、人間有情 <text:line-break/><text:line-break/>二月六日謎底： <text:line-break/>天下一家、何必自固 <text:line-break/><text:line-break/>元宵謎底： <text:line-break/><text:line-break/>甲→一片冰心 <text:line-break/>乙→二人同心 <text:line-break/>丙→三省吾身 <text:line-break/>丁→四方來朝 <text:line-break/>戊→五色目盲 <text:line-break/>己→六根清淨 <text:line-break/>庚→七日來復 <text:line-break/>辛→八方風雨 <text:line-break/>壬→九天之外</text:p>
      <text:p text:style-name="P2">王修亮   |  2020.02.08 10:02   |   <text:a xlink:type="simple" xlink:href="http://palinfo.habago.org/Entry?Command=Information_PrintForum&amp;iPage=3#FORUM38662"><text:span text:style-name="T1">#</text:span></text:a></text:p>
      <text:p text:style-name="P3">2020燈謎 <text:line-break/><text:line-break/>題數九，一題四字，一句射一字，意會、拆字皆有之，謎底甚簡而易射，無須深鑽巧研，與封關躲疫諸君破悶舒心。 <text:line-break/><text:line-break/>甲 <text:line-break/>此生放牛朝夕長 <text:line-break/>左偏右轉倚殘牆 <text:line-break/>人間豈有寒於水 <text:line-break/>執情棄色亦無妨 <text:line-break/><text:line-break/>乙 <text:line-break/>王者失中損其內 <text:line-break/>夫者失志兩肩廢 <text:line-break/>用者失心唯一嘴 <text:line-break/>思者失腦良可昧 <text:line-break/><text:line-break/>丙 <text:line-break/>春去人間雨淋漓 <text:line-break/>注目何故少其一 <text:line-break/>一家三子合幾口 <text:line-break/>此物不存命何棲 <text:line-break/><text:line-break/>丁 <text:line-break/>兩兩為倍問其名 <text:line-break/>天高為圓地何形 <text:line-break/>三人平撐十字立 <text:line-break/>破廟無邊早知情 <text:line-break/><text:line-break/>戊 <text:line-break/>二三其德居數中 <text:line-break/>豐姿難得艷彩虹 <text:line-break/>眉頭減卻明秋水 <text:line-break/>忘卻此心秋水同 <text:line-break/><text:line-break/>己 <text:line-break/>陰避陽九退而持 <text:line-break/>倚樹生恨心若失 <text:line-break/>一水澄色天雨後 <text:line-break/>一水奔騰爭若茲 <text:line-break/><text:line-break/>庚 <text:line-break/>花冠不整人下堂 <text:line-break/>后羿九射猶未傷 <text:line-break/>兩人依依共此木 <text:line-break/>覆蓋無端落夕陽 <text:line-break/><text:line-break/>辛 <text:line-break/>刀斬絲斷落紛紛 <text:line-break/>芳草飄零存此身 <text:line-break/>凡心一點似蟲嚙 <text:line-break/>流雲不語見淚痕 <text:line-break/><text:line-break/>壬 <text:line-break/>巡州鑄鼎幾威權 <text:line-break/>大哉同載成一圓 <text:line-break/>為首其誰乎者也 <text:line-break/>日暮得卜乃相全 </text:p>
      <text:p text:style-name="P2">林炤育   |  2020.02.08 01:34   |   <text:a xlink:type="simple" xlink:href="http://palinfo.habago.org/Entry?Command=Information_PrintForum&amp;iPage=3#FORUM38661"><text:span text:style-name="T1">#</text:span></text:a></text:p>
      <text:p text:style-name="P4">即將到來的對華戰爭 <text:line-break/><text:line-break/>蔡詩萍訪問林中斌將軍談這部紀錄片 上 下 <text:line-break/><text:a xlink:type="simple" xlink:href="https://youtu.be/DQkBl_deg4s"><text:span text:style-name="T2">https://youtu.be/DQkBl_deg4s</text:span></text:a><text:s/><text:line-break/><text:a xlink:type="simple" xlink:href="https://youtu.be/afpCYq0CUXI"><text:span text:style-name="T2">https://youtu.be/afpCYq0CUXI</text:span></text:a><text:s/><text:line-break/><text:line-break/>原片 <text:line-break/><text:a xlink:type="simple" xlink:href="https://youtu.be/0BvzWS9KqZk"><text:span text:style-name="T2">https://youtu.be/0BvzWS9KqZk</text:span></text:a><text:s/><text:line-break/><text:line-break/>本片導演約翰<text:span text:style-name="T5">・</text:span>皮爾格（John Pilger）是一位優秀的戰地記者、作家與導演，自1962年開始從事調查報導以及紀錄片製作，迄今已有55年時間，其作品囊括各方主題，報導真相並倡導人權，經常點出主流媒體遺忘或刻意忽略的議題。本片《即將到來的對華戰爭》是他的第60部片，片中橫跨廣大地域範圍與長遠歷史縱深，重新檢討了西方主流媒體對於中美角力的觀點，呼籲各界對於核子戰爭一觸即發的警覺與審慎思考。 <text:line-break/><text:line-break/>不過，本片故事的第一章，卻是從太平洋上，一個遙遠小島罕為人知的遭遇開始——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 <text:line-break/><text:line-break/>這一切都在1946年改變了，美國占領馬紹爾群島，作為託管領地，並肩負保護當地居民健康與福祉的義務。惡夢開始，小島變成測試核武的實驗區，居民則成為實驗品。195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 <text:line-break/><text:line-break/>從馬紹爾群島的秘密，故事來到中國崛起，核子武器微妙牽起兩者間的關聯。馬紹爾群島只是核武試驗場，而最後經測試具有強大毀滅威力的核武成品，則得找個地方派上用場。21世紀的大國競技，是一種「永久戰爭」，美國每年挹注六千億美元的軍事開銷，對獨霸全球的美國軍工業來說，是一筆大生意。而投入數兆美元所發展的這些核武庫與太空作戰能力，必得有「用武之地」——這些錢需要一個敵人。 <text:line-break/><text:line-break/>剛剛崛起的中國，正是完美的敵人。 <text:line-break/><text:line-break/>&lt;公共電視紀錄片平台&gt;</text:p>
      <text:p text:style-name="P2">陳真   |  2020.02.08 00:32   |   <text:a xlink:type="simple" xlink:href="http://palinfo.habago.org/Entry?Command=Information_PrintForum&amp;iPage=3#FORUM38660"><text:span text:style-name="T1">#</text:span></text:a></text:p>
      <text:p text:style-name="P3">生物武器：一個更陰暗的未來(2) <text:line-break/><text:line-break/>陳真 2020. 02. 07. <text:line-break/><text:line-break/><text:line-break/>Francis Boyle 是世界著名的一位美國法律學者，起草美國的「生物武器法」，曾是阿拉法特的顧問，支持巴勒斯坦；也擔任過 AI (國際特赦組織) 的顧問，但也曾經強烈批評 AI 的缺乏公正性，過度傾向美國的利益。在我看來，Boyle是個好人，講話具有一定的公正性與可信度。 <text:line-break/><text:line-break/>前些天，他接受Geopolitics &amp;; Empire 的訪問，如下： <text:line-break/><text:line-break/><text:a xlink:type="simple" xlink:href="https://bit.ly/388BViq"><text:span text:style-name="T2">https://bit.ly/388BViq</text:span></text:a><text:s/><text:line-break/><text:line-break/>他認為，武漢肺炎之新冠病毒就是一種生物武器，在武漢的生物實驗室外洩。他並且說世界衛生組織也已充份了解這個事實。 <text:line-break/><text:line-break/>Boyle  並沒有提供任何證據，但我覺得，對於這樣一個非常「圈內」的人，他的話本身其實就已經是一種「證據」，或者說「證詞」(testimony)。我當然不是說他的看法一定正確，而是說具有某種參考價值。 <text:line-break/><text:line-break/>以下是八卦陰謀論，可以直接跳過不用看。 <text:line-break/><text:line-break/>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 <text:line-break/><text:line-break/>為什麼呢？因為如果是中國「不小心」外洩(他沒有「故意」外洩的理由，自己毒自己，又不是發神經)，應該會在第一時間就有警覺，而不會在疫情初期長達數周的延誤。 <text:line-break/><text:line-break/>我不是因為心向祖國所以才為他開脫，而是真的這麼相信。記得兩個月前第一次從學姐口中聽到疫情消息時，我的第一句話就是「一定是美國搞生物武器」。 <text:line-break/><text:line-break/>很多人以為，判斷一個新型病毒是否是生物武器，是從病毒的內在結構上去做分析。這是對的，但它不是全部。另一個判斷依據跟生物學無關，而是跟情資有關。為什麼呢？因為： <text:line-break/><text:line-break/>一，一種變異，既然有可能自然變異，當然也就有可能是人為變異。自然狀況下就能產生的結果，人為介入當然也可以讓它產生一樣的結果。 <text:line-break/><text:line-break/>二，就如我前一篇文章所提到的AI密件及BSAT計畫所指出，尖端生物武器都已經可以搞成木馬病毒了，來無影去無蹤，或是什麼二元病毒、定時病毒或禍延子孫的病毒了，搞到讓你連自己怎麼死的都不知道，這樣一些科技知識與技術，怎麼可能會初級到讓你根據病毒學的ABC基本教材就能判斷是否人為變種？連駭客都可以駭到讓你自己根本不知道曾經被駭，完全不留痕跡。你覺得這些極其尖端的生物科技之判別，只是透過一般學理就能揭露的嗎？ <text:line-break/><text:line-break/>我不認為這事情之真相在可預見的將來會水落石出，但我不用預見就已經清楚看見各個主要國家實際上至今都不排除新冠病毒是生物武器，並且好像都很擔心自己在這方面會落後。 <text:line-break/><text:line-break/>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p>
      <text:p text:style-name="P2">小芮   |  2020.02.07 23:30   |   <text:a xlink:type="simple" xlink:href="http://palinfo.habago.org/Entry?Command=Information_PrintForum&amp;iPage=3#FORUM38659"><text:span text:style-name="T1">#</text:span></text:a></text:p>
      <text:p text:style-name="P4">這個版上很多智者，謝謝你們的分享，獲益良多。 <text:line-break/>身為台灣人，我深深祝福也祈禱中國能挺過這次武漢肺炎，祈禱生病的同胞都能康復！ <text:line-break/>我堅定相信受中國文化陶冶的人民，有足夠厚實的底氣能渡過這一波挑戰。 </text:p>
      <text:p text:style-name="P2">林炤育   |  2020.02.07 17:09   |   <text:a xlink:type="simple" xlink:href="http://palinfo.habago.org/Entry?Command=Information_PrintForum&amp;iPage=3#FORUM38658"><text:span text:style-name="T1">#</text:span></text:a></text:p>
      <text:p text:style-name="P3">這幾天出現許多有關生物武器的文章或舊文新登，意有所指不言可喻 <text:line-break/><text:line-break/>下面是3個登在半官方媒體的文章 <text:line-break/><text:line-break/>美军增强生物威胁的六种途径和科学改善生物防御的六种方法 <text:line-break/>察网 2020-01-31 08:50:43 <text:line-break/><text:a xlink:type="simple" xlink:href="https://www.toutiao.com/a6787903080118616588/"><text:span text:style-name="T2">https://www.toutiao.com/a6787903080118616588/</text:span></text:a><text:s/><text:line-break/><text:line-break/>中国国防报：基因战争将以洗牌方式变革人类战争 <text:line-break/>察网 2020-01-28 12:48:48 <text:line-break/><text:a xlink:type="simple" xlink:href="https://www.toutiao.com/a6786851177557393931/"><text:span text:style-name="T6">https://www.toutiao.com/a6786851177557393931/</text:span></text:a><text:s/><text:line-break/><text:line-break/>中国国防报：让生物战争走进国防视野（2011年旧文） <text:line-break/>古文作家李燚淼 2020-01-27 08:44:21 <text:line-break/><text:a xlink:type="simple" xlink:href="https://www.toutiao.com/a6786416963934487044/"><text:span text:style-name="T2">https://www.toutiao.com/a6786416963934487044/</text:span></text:a><text:s/><text:line-break/><text:line-break/><text:line-break/>第一篇原文名稱《下一代生物武器——基因工程技術在生物戰和生物恐怖主義中的應用》。 <text:line-break/>作者：美國空軍上校Michael J Ainscough <text:line-break/><text:line-break/>原文共六節內容： <text:line-break/><text:line-break/>一、引言 <text:line-break/>二、前蘇聯的生物戰計劃 <text:line-break/>三、基因工程，生物恐怖主義與生物戰 <text:line-break/>四、增強生物威脅的六種途徑 <text:line-break/>五、科學改善生物防禦的六種方法 <text:line-break/>六、結論 <text:line-break/><text:line-break/>結論中指出， <text:line-break/>1、有證據表明，俄羅斯人已經進行了基因改造的生物戰劑。 <text:line-break/>2、這種武器似乎很可能會在我們的這一生中使用。不可避免地，在某個地方的某個時間，似乎有人會嘗試使用基因工程病原體。如果被釋放，它們將對醫療和政府反應構成不祥的挑戰。 <text:line-break/>3、生物技術使得僅使用小規模的特殊行動就可以造成大規模的人員傷亡，這些特殊行動可以逃避檢測，從而避免報復。在非對稱戰爭中，生物武器被視為一個很好的均衡器。 <text:line-break/>4、大都市區處於最高風險。 <text:line-break/>5、目前，全世界所有軍隊和平民人口都難以承受生物攻擊。我們仍未做好充分準備以應對由新型基因工程生物製劑引起的流行病。 <text:line-break/>6、20世紀以物理學為主導，但最近的突破表明，未來的100年可能是“生物世紀”。有人說：第二次世界大戰是核武器，而第三次世界大戰的上帝禁止的將是生物武器。 <text:line-break/><text:line-break/><text:line-break/></text:p>
      <text:p text:style-name="P2">陳真   |  2020.02.07 12:58   |   <text:a xlink:type="simple" xlink:href="http://palinfo.habago.org/Entry?Command=Information_PrintForum&amp;#FORUM38657"><text:span text:style-name="T1">#</text:span></text:a></text:p>
      <text:p text:style-name="P3">生物武器：一個更陰暗的未來(1) <text:line-break/><text:line-break/>陳真 2020. 02. 06. <text:line-break/><text:line-break/><text:line-break/>「生物武器：一個更陰暗的未來」(The Darker Bioweapons Future)，這個標題不是我取的，而是取自2003年11月3日美國中情局(CIA) 的一份解密文件： <text:line-break/><text:line-break/><text:a xlink:type="simple" xlink:href="https://fas.org/irp/cia/product/bw1103.pdf"><text:span text:style-name="T2">https://fas.org/irp/cia/product/bw1103.pdf</text:span></text:a><text:s/><text:line-break/><text:line-break/>解密的部份只有兩頁，不過內容已十分駭人聽聞。美國政府表示，解密這些內容主要是為了針對美國大眾進行教育，提高風險意識。 <text:line-break/><text:line-break/>最近有個朋友說，「針對中國人的病毒是不可能的」。我聽到這話有點訝異，人們對此似乎相當無知。基因武器不但是概念上可行的，而且恐怕已經成為事實；成本低廉，殺傷力無限，足以滅絕特定族群，因此各大強國(很可能包括中國)始終努力研發，並各自拼命保護自己各種族群的生物資料不使外洩。 <text:line-break/><text:line-break/>大陸幾年前著名的「德明康德新藥公司」事件便是一例，該公司派人以狗血之名，貍貓換太子，企圖偷偷運送五千多份華人血清樣本出境，結果被逮。相關例子還有很多，說不完。 <text:line-break/><text:line-break/>2003年10月，中國社會科學出版社罕見地出版了一本書，叫做「最後一道防線--中國人基因流失憂思錄」，闡述九零年代以來美國針對中國人種進行研究、收集DNA的各種案例，進而對生物與基因武器的潛在危險提出警告，結果卻招來一大堆所謂專家學者的訕笑與嘲諷，說是「科幻言情小說」，認為作者很腦殘。但我想，真正腦殘的是這些似乎仍活在上個世紀六零年代知識背景的半吊子專家。 <text:line-break/><text:line-break/>CIA 密件 <text:line-break/><text:line-break/>上述CIA文件，我摘要翻譯如下。它開宗明義寫著：「基因改造病原體所產生的傷害，將比過去所有人類已知的疾病都還更加可怕。」 <text:line-break/><text:line-break/>「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 <text:line-break/><text:line-break/>就如一位與會專家所說：『在生物科學方面，我們正處於猶如六零年代的資訊科學；遠勝於其它學科，生物科學將對 2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  <text:line-break/><text:line-break/>「目前已知已成功研發的生物武器及其原理，舉例如下： <text:line-break/><text:line-break/>澳洲幾位研究者近日不經意地透露，鼠痘病毒（mousepox virus）的毒性，將可透過嵌入免疫調節基因而明顯增強其毒性。這項技術同樣可應用於自然發生的病原體，例如炭疽桿菌與天花病毒，將可大大增強其致死率。 <text:line-break/><text:line-break/>另外一些生物學家則順利合成天花病毒的關鍵蛋白質，並且證明它能夠有效阻斷人類免疫反應的某些關鍵步驟。還有個生物醫學團隊，近日也成功在體外合成小兒痲痺病毒。」 <text:line-break/><text:line-break/>更可怕的是，「有一系列非傳統病原體的二元生物武器（binary BW agents），很可能在十年內（亦即2013年）研發成功。」 <text:line-break/><text:line-break/>據我的了解，它就像一種「定時生物炸彈」，攻擊者將可設定在若干條件下將其引爆，產生致病或致死效果。 <text:line-break/><text:line-break/>該 CIA 密件指出： <text:line-break/><text:line-break/>「二元生物武器就是當兩種（無害或微害的）成份碰在一起時，才會引發劇毒。某個極其陰險的（insidious）的例子是這樣：一種原本只是帶有輕微毒性的病原體，當它遇到解毒劑時，卻反而會產生劇毒。我們把這樣一種大規模毀滅性生物武器稱之為『設計者』（designer），它可以用來引發抗生素的抗藥性（亦即使敵人對於抗生素失去療效），或是用來壓制正常的免疫反應。 <text:line-break/><text:line-break/>『基因治療』武器化的相關研究，將可永久改變人們的基因組成，或是在對方體內植入隱身的『木馬病毒』（stealth virus），無聲無息地存在於人體內一段很長時間而不發病，待時間一到，才會被啟動而病發。 <text:line-break/><text:line-break/>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 <text:line-break/><text:line-break/>專家們強調，對於這樣一些極其多樣化而且應用範圍十分廣泛的新型病原體生物武器研究，它所產生的攻擊方式，事實上是完全無法預防與防範的；解方之研發，因此將會落後一段很長時間。」 <text:line-break/><text:line-break/>文件最後，CIA竟然還留下連絡電話，請撥打美國中情局「策略評估小組」（Strategic Assessments Group）主任辦公室電話 (703) 874-0527。 <text:line-break/><text:line-break/>末日武器與美軍擴建生武實驗室 <text:line-break/><text:line-break/>2017年10月，俄國總統普丁在一場人權會議上，更是首度公開挑明，說了這麼一段話： <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 <text:line-break/><text:line-break/>原始談話影片：<text:a xlink:type="simple" xlink:href="https://bit.ly/2uTtyZ9"><text:span text:style-name="T2">https://bit.ly/2uTtyZ9</text:span></text:a><text:s/><text:line-break/><text:line-break/>美軍收集俄國人遺傳資料的原始文件：<text:a xlink:type="simple" xlink:href="https://bit.ly/318ckn9"><text:span text:style-name="T2">https://bit.ly/318ckn9</text:span></text:a><text:s/><text:line-break/><text:line-break/>相關報導：<text:a xlink:type="simple" xlink:href="https://bit.ly/2u8djYd"><text:span text:style-name="T2">https://bit.ly/2u8djYd</text:span></text:a><text:s/><text:line-break/><text:line-break/>普丁並沒有說「他們」是誰，但是根據各家媒體報導，美國空軍最大的醫療部隊--第59支醫學側翼 (59th Medical Wing) 之「先進分子監測中心」(Center for Advanced Molecular Detection，簡稱 CAMD) 就是普丁所指控的對象。美國「空軍教育與訓練指揮部」(the US Air Education and Training Command，簡稱 AETC)發言人Bo Downey 稍後承認，美軍確實針對俄羅斯人的生物遺傳資料進行收集，但否認是為了研發生物武器。 <text:line-break/><text:line-break/>其實，早在 2015年普丁簽署新版(前一版是2009年) 的「俄國國家安全戰略報告」("About the Strategy of National Security of Russian Federation”) 中，便具體點名了美國對於俄羅斯之主要安全威脅之一就來自於「美國在俄羅斯國境周邊擴大部署『生物武器實驗室網絡』(network of military-biological laboratories）」。俄國媒體及官方科學研究單位幾年來並多次指控多種瘟疫很可能是美國的生物武器傑作，其中之一就是SARS。(註1)  <text:line-break/><text:line-break/>支持該說法的周邊證據之一是：根據世界衛生組織的資料，中國人感染SARS者，至少高達92%，而西方盎格魯撒克遜族群卻幾乎無一人罹患。質疑者認為，該病毒似乎鎖定漢民族特有的O-M175基因。 <text:line-break/><text:line-break/>大多數相關領域的專家認為，SARS是針對中國人研發的基因武器之說法依然缺乏足夠的科學根據。但這並不意味著該指控只是一種販夫走卒式的憑空猜測或所謂陰謀論。 <text:line-break/><text:line-break/>這項足以造成人類末日的生物與基因武器研究，比核彈更恐怖，更不道德。人類發展這類武器，無異自我毀滅。 <text:line-break/><text:line-break/>劍橋的警告 <text:line-break/><text:line-break/>2012年，劍橋大學成立了一個跨領域研究中心，叫做 Centre for the Study of Existential Risk(人類生存風險研究中心，簡稱 CSER)。我有訂閱它們的電子通訊，我注意到，去年（2019年）它發表了一份報告，標題是「Global Catastrophic Biological Risks」（全球毀滅性之生物武器災難），副標題則寫著：「生物科技的進展給人類帶來一種新型的威脅。一場流行疾病很可能殺害數百萬人，但是一場人為基因修改的疫病，卻足以殺害更多人，甚至危及整個人類文明的存在。」 <text:line-break/><text:line-break/>原文請見： <text:line-break/><text:line-break/><text:a xlink:type="simple" xlink:href="https://bit.ly/38fkH37"><text:span text:style-name="T2">https://bit.ly/38fkH37</text:span></text:a><text:s/><text:line-break/><text:line-break/>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 <text:line-break/><text:line-break/>該報告提問：「這究竟是一種研究上的錯誤（error），抑或出於一種恐怖主義（terror）？究竟是壞蟲（bad bugs）或壞蛋 (bad people)在暗中搞破壞？」報告給出的答案顯然是後者。 <text:line-break/><text:line-break/>報告指出：「一些突破性的基因修改工具，例如CRISPR-Cas9，大大增強了我們對於研發新藥的能力，或是改善農業收成，但它具有一種雙重性，亦即它同樣可以用來做為一種傷害性用途。人為基因改造的病原體有可能從實驗室外洩，也可能故意釋放，做為一種武器。」 <text:line-break/><text:line-break/>「在上個世紀，一些國家積極發展生物武器研究。據我們所知，同時也有一些團體企圖取得這些生物武器。時至今日，幾乎是單一個人，只要念過博士，就有能力在六個月內製造出馬痘病毒（horsepox），這是一種類似在二十世紀殺死了三億人的天花病毒。也就是說，過去由國家掌控的生物武器研發能力，很可能即將就會落到一般組織手裏。」  <text:line-break/><text:line-break/>根據一些媒體，例如英國The Telegraph(「每日電訊報」) 於去年2019年8月12日的報導，標題是「World must prepare for biological weapons that target ethnic groups based on genetics, says Cambridge University」（劍橋大學提出警告：全世界應準備好面對針對特定種族之特有基因的生物武器）。報導請見： <text:line-break/><text:line-break/><text:a xlink:type="simple" xlink:href="https://bit.ly/39fL74u"><text:span text:style-name="T2">https://bit.ly/39fL74u</text:span></text:a><text:s/><text:line-break/><text:line-break/>報導指出，劍橋大學「人類生存風險研究中心」發布了另一項報告，進一步提出警告說，隨著基因工程技術的快速成熟發展，成本也越來越低，大規模傷害他人的能力也很不幸地被「民主化」 了。 <text:line-break/><text:line-break/>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 <text:line-break/><text:line-break/>儘管生物武器早已在國際間禁止研發將近半個世紀，但美俄之間經常互相指控，雙方似乎都仍祕密從事相關研究，因為誰都無法相信對方，深怕自己要是慢人一步，將成為犧牲者。至於中國，我相信應該也很難置身事外。 <text:line-break/><text:line-break/>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 <text:line-break/><text:line-break/>在相關討論上常有一個邏輯誤區，亦即自以為理性的人們總喜歡宣稱所謂自然變異，好像只要存在自然變異的可能性，人為修改基因的可能性便可完全排除，這不是很荒唐嗎？人為介入難道不也一樣能夠創造出所謂自然變異？ <text:line-break/><text:line-break/>再說，生物武器科技的發展已經到了一種出神入化的地步，既能「定時引爆」，也能「二元致死」，甚至還能像電腦木馬程式那樣，在一定的條件下，不知不覺地發病或喪失某種生物能力(例如免疫系統)，讓你以為這只是一種生命的自然衰退病變過程；甚至鎖定種族特有的基因特徵，神鬼不知地毀滅特定族群，或是禍延子孫，削弱敵人後代之健康狀況。 <text:line-break/><text:line-break/>人們竟然把聰明才智運用在這方面，實在很可悲，但它卻是一種正在迅速發展的事實狀態。 <text:line-break/><text:line-break/>美國悄悄解除禁令 <text:line-break/><text:line-break/>凡是重要之事，通常都會被主流媒體所刻意淡化，故為一般大眾所忽略。比方說 2017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 <text:line-break/><text:line-break/>人類似乎始終不曾放棄研發生物武器，例如納粹及日本皇軍，積極以猶太人及華人從事病毒與細菌之人體實驗。根據英國一本專門報導軍事工業與國防裝備的著名期刊 Jane's Defence Weekly 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  <text:line-break/><text:line-break/>表面上，大家嘴裏承認 (只有美國不承認) 這些都是國際公約規範下的非法武器，但我看，凡有能力研發者照樣偷偷研發，似乎誰也不例外，而美國顯然是其中最為積極者。 <text:line-break/><text:line-break/>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 <text:line-break/><text:line-break/>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 <text:line-break/><text:line-break/>對於陰謀論的正反態度都很讓人受不了。前者凡事亂猜背後有著什麼陰謀，大概是好萊塢電影看太多；後者卻是對於明明不是陰謀論的東西，動輒擺出「不屑一顧」的高姿態。 <text:line-break/><text:line-break/>《science》的質疑 <text:line-break/><text:line-break/>念自然科學的人應該知道世界上有兩本科學期刊地位非常崇高，能夠在那上面發表文章，簡直像什麼榮耀似的，連祖墳都要冒青煙了，一本叫《nature》，一本叫《science》。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 <text:line-break/><text:line-break/>比方說，2018年10月5日《science》有篇論文叫做《Agricultural research, or a new bio-weapon system?》(是農業研究？抑或是新型的生物武器系統？)，全文在此： <text:line-break/><text:line-break/><text:a xlink:type="simple" xlink:href="https://bit.ly/2RLLmyC"><text:span text:style-name="T2">https://bit.ly/2RLLmyC</text:span></text:a><text:s/><text:line-break/><text:line-break/>這論文由法國與德國五位演化生物學與基因科學家共同發表，質疑美國國防部的「國防高等研究計劃署」(Defense Advanced Research Projects Agency，簡稱DARPA) 從2016年起，已投入大約九億台幣，並持續增加預算，從事一項叫做「昆蟲聯盟」（Insect Allies）的詭異研究，利用昆蟲傳播基因改造病毒，進行農作物基因編輯。 <text:line-break/><text:line-break/>這幾位科學家認為這項實驗看不出對於農業發展有何助益，卻具有生物武器的高度道德風險，違反《禁止生物武器公約》。該公約於1975年3月生效，全世界絕大部份國家都有簽署，包括美國在內 (註2)。論文作者們說，這項技術，與其說是一項農業改良工具，倒不如說它事實上更像是一種大規模破壞農作物的生物武器。 <text:line-break/><text:line-break/>DARPA 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 <text:line-break/><text:line-break/>就如著名的生物倫理中心The Hastings Center的主任Gregory Kaebnick 所指出，透過昆蟲散播病毒，藉以進行大規模基因改造，終究還是具有破壞性，因為此一技術毫無疑問可用來破壞敵國的糧食收成。 <text:line-break/><text:line-break/>其實，就連國中生理當也能看得出來這樣一種研究的正反用途，顯然攻擊性用途更為顯著。美國當然就是在裝蒜，因為，就在這項昆蟲研究計劃啟動的同一年，也就是2016年二月，美國情報部門就在當年度的《全球威脅評估報告》（Worldwide Threat Assessment of the US Intelligence Community）裏頭，把「基因編輯」列入「大規模殺傷性武器」的技術清單。 <text:line-break/>     <text:line-break/>《science》的這篇論文發表後的四個月，也就是2019年2月，《science》又發表了一篇「獨家報導」，提出另一項有關生物武器之指控。全文在此： <text:line-break/><text:line-break/><text:a xlink:type="simple" xlink:href="https://bit.ly/36O6WH5"><text:span text:style-name="T2">https://bit.ly/36O6WH5</text:span></text:a><text:s/><text:line-break/><text:line-break/>文章指出，美國政府「悄悄地」(quietly) 解除關於增強病原體毒性及其傳播能力的危險實驗禁令，投入大量資金於曾引發巨大爭議與全球公衛風險的禽流感病毒基因改造實驗，相關實驗足以把   H5N1 禽流感病毒基因改造為更具毒性與傳播力，甚至透過空氣在哺乳動物之間大規模傳播。 <text:line-break/><text:line-break/>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 <text:line-break/><text:line-break/>我能明白、並且也認同很多科學研究往往具有所謂雙重性，可藉之行善，也能用來使壞；我們很難在人類知識的「地圖」上「先驗地」找到一條足以迴避一切負面後果、光有好處而無害處的「皇家之路」。 <text:line-break/><text:line-break/>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 <text:line-break/><text:line-break/>2011年，世界衛生組織曾為美國此一「增強病毒毒性」研究之極高公衛風險召開會議，並提出警告，美國軍方之相關研究也因此暫停，但是不久之後便又重啟爐灶。兩年後，大約是2014年，美國政府生物實驗室接連爆發多起公衛事故，涉及炭疽桿菌、天花病毒與 H5N1 病毒等，於是又喊停實驗。2017年，美國政府旋即又悄悄地掩人耳目，捲土重來，並壓制、淡化質疑聲音，大量投入資金重啟危險實驗，《science》也因此發表獨家報導，提出嚴厲風險警告。 <text:line-break/><text:line-break/>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 <text:line-break/><text:line-break/>所謂民主，人們其實就像掌權者所圈養的一群雞鴨，糊里糊塗地吃喝拉撒噴口水，對己身命運，對世界種種，對真實的政治，似乎一無所知；彷彿一群火雞，歡天喜地投票支持聖誕節的到來。 <text:line-break/><text:line-break/>DARPA 的角色與諸多疫情 <text:line-break/><text:line-break/>言歸正傳，回到上面所說的美國國防部「國防高等研究計劃署」(Defense Advanced Research Projects Agency，簡稱DARPA)，一般人可能不太清楚或甚至沒聽過這機構，其實這個軍方神祕機構身負重任，往往從事一些極具關鍵性的戰略研究，它並不是一般研究機構，而是身負所謂國家安全任務。 <text:line-break/><text:line-break/>2017年，英國《衛報》收到一份很可能來自DARPA圈內人的密件，為了保護消息來源，《衛報》援引資訊自由法條掩蓋洩密者真實身份： <text:line-break/><text:line-break/><text:a xlink:type="simple" xlink:href="https://bit.ly/2vCp61m"><text:span text:style-name="T2">https://bit.ly/2vCp61m</text:span></text:a><text:s/><text:line-break/><text:line-break/>該密件指出，近幾年，DARPA在「基因滅絕技術」(genetic extinction technologies) 領域投資了一億美元，這使得美國國防部竟然成為全球最大的基因驅動技術研究機構，倘若用於生物武器研發，將是一場人類浩劫。聯合國專家亦認為，這類技術很可能會被用於軍事攻擊目的。 <text:line-break/><text:line-break/>美國國防部對此則出面回應說，該技術只是為了消滅傳播瘧疾的蚊子以及一些侵入性齧齒動物而已。各位，請問你相信這些鬼話嗎？美國國防部的祕密研究機構耗費鉅資，只是想幫忙殺蚊子？ <text:line-break/><text:line-break/>但是，DARPA 的發言人倒也一度坦承，基因編輯技術對於美國國防確實至關重要。他說，因為研究成本大幅下降，帶有敵意者很可能也從事該類研究，因此美國必須趕在他們前面，掌握關鍵技術。 <text:line-break/><text:line-break/>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 <text:line-break/><text:line-break/>就在美國國防部 DARPA 的發言人出面否認美軍打算拿昆蟲當生物武器的同一天(2018年10月4日)，俄國「防核生化部隊」總司令(the head of Russian military’s radiation, chemical, and biological protection troops)Igor Kirillov，在一項會議上公布衛星圖，再度指控美國沿著鄰近中、俄邊境國家，部署至少30多個生物實驗室，以醫學研究為名，祕密進行大規模生物戰研究，並獲得鉅額經費，不斷迅速升級實驗室規模與數量。 <text:line-break/><text:line-break/>相關報導請見： <text:line-break/><text:line-break/><text:a xlink:type="simple" xlink:href="https://bit.ly/31iZzWH"><text:span text:style-name="T2">https://bit.ly/31iZzWH</text:span></text:a><text:s/><text:line-break/><text:line-break/>Igor Kirillov 將軍表示：「美國正逐步增強其生物科技能力，並持續擴增在中國與俄國接壤地帶的病原體實驗室。據聯合國公開數據顯示，該地區目前已經有超過30個美國生物實驗室...在鉅額經費的支持下，針對特別危險的傳染病病原體進行全方位的深入研究。」 <text:line-break/>   <text:line-break/>Igor Kirillov強調：「我們相信，這些實驗室位置的分布並非偶然，其中多數位於與中、俄邊境地區，對我們的國家構成生物攻擊之直接威脅。」 <text:line-break/><text:line-break/>早在 2015年，俄國外交部就曾根據喬治亞共和國前「國家安全部」部長Igor Giorgadze 所提供的厚達數千頁機密文件，具體指控與俄羅斯接壤的喬治亞境內之盧加爾公衛實驗室(Lugar Center for Public Health Research)，表面上隸屬喬治亞，事實上完全由美國政府出資，屬於美國陸軍的醫學研究機構，祕密從事細菌戰實驗。Igor Kirillov 並根據喬治亞情治單位提供的文件，明確指控該美軍實驗室竟然以治療為幌子，欺騙喬治亞當地民眾進行毒物測試，進行「致死人體實驗」，殺害了73位喬治亞民眾。 <text:line-break/><text:line-break/>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 <text:line-break/><text:line-break/>2016年 9 月 1 日的俄羅斯《觀點報》，引述俄羅斯軍事醫學專家指出，他們有充份理由相信，擴散至俄羅斯的非洲豬瘟、非典型肺炎及新型流感等傳染病，與美國在烏克蘭、喬治亞和哈薩克斯坦的祕密生物實驗基地有關。 <text:line-break/><text:line-break/>俄方懷疑，美國在該地區研發並散播生物武器。其中，以致死率百分之百的非洲豬瘟 (ASF)之異常性爆發最為驚人，它始於2014年的立陶宛，迅速從波羅的海地區往東歐擴散，包括烏克蘭、波蘭、摩爾多瓦等國，俄羅斯和喬治亞也隨即相繼淪陷，導致大量豬隻死亡。 <text:line-break/><text:line-break/>俄國官方多次指控，此次疫情十分詭異反常，似乎惟有在實驗室條件下才有可能發生該種病毒變異。而且，就在疫情爆發之前，美國五角大廈進一步擴編東歐地區的生物實驗室網絡。 <text:line-break/><text:line-break/>中國在中美貿易戰的壓力下，向俄羅斯尋求結盟，礙於俄方壓力，大量進口俄國豬肉，因而也淪為疫區；亞洲國家並相繼淪陷，東亞目前僅剩台、日為非疫區。 <text:line-break/><text:line-break/>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 <text:line-break/><text:line-break/>去年(2019年)11月13日，聯合國糧農組織（FAO）首席獸醫官Juan Lubroth，對於非州豬瘟疫情感到極度悲觀，他並特別提到中國的養豬業勢必整個崩盤，造成巨大傷害，而且將會是一場長達數十年的抗戰。他建議中國，務必採取跟作戰無異的強硬措施，嚴格查核管制，才有可能根除疫情。 <text:line-break/><text:line-break/>2018年8月12日，俄國媒體(俄羅斯衛星通訊社)再度指控美國針對俄羅斯，在波羅的海地區及東歐從事一系列生物武器實驗測試，並將實驗數據祕密運回美國本土之生物實驗室。 <text:line-break/><text:line-break/>早在 2016年，俄羅斯外交部長拉夫羅夫(Серге́й Ви́кторович Лавро́в)，在莫斯科國際關係學院發表演講時指稱： <text:line-break/><text:line-break/>「我們始終都很清楚，美國擁有一系列完整的生物武器研究項目，其拒絕執行《禁止生物武器公約》，拒絕建立監督機制，都已一再表明其相關研究並非出於和平目的。」 <text:line-break/><text:line-break/>在同年五月，俄羅斯外交部副部長里亞布科夫（Sergueï Riabkov）亦曾指出，美國不斷削弱禁止研發生物武器的國際公約，並持續加強自身軍事生物方面的基礎設施，包括在俄羅斯邊境沿線國家部署大量生物實驗室。 <text:line-break/><text:line-break/>俄羅斯科學院院士及首席醫學防疫師奧尼申科（Геннадий Онищенко）進一步說明這些生物實驗室之軍事屬性。比方說，其美方成員竟然全部來自美軍生物醫學部隊，歸屬美國陸軍管轄。 <text:line-break/><text:line-break/>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 <text:line-break/><text:line-break/>奧尼申科認為，美國建立這些祕密生物實驗室的目的是，希冀通過研究俄羅斯和高加索地區病毒的爆發及其擴散途徑，進一步研擬相關經濟與政治影響之對策方案。 <text:line-break/><text:line-break/>德國之聲(Deutsche Welle，簡稱 DW)和以色列時報(The Times of Israel)也分別對此做了一些報導： <text:line-break/><text:line-break/>DW： <text:line-break/><text:line-break/><text:a xlink:type="simple" xlink:href="https://bit.ly/2vHlmvz"><text:span text:style-name="T2">https://bit.ly/2vHlmvz</text:span></text:a><text:s/><text:line-break/><text:line-break/>The Times of Israel： <text:line-break/><text:line-break/><text:a xlink:type="simple" xlink:href="https://bit.ly/2OkbbDB"><text:span text:style-name="T2">https://bit.ly/2OkbbDB</text:span></text:a>   <text:line-break/><text:line-break/>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 <text:line-break/><text:line-break/>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 <text:line-break/><text:line-break/>美、日之細菌戰與活體實驗 <text:line-break/><text:line-break/>講到生物武器，大家第一個想到的應該是日本鬼子的731部隊： <text:line-break/><text:line-break/><text:a xlink:type="simple" xlink:href="https://bit.ly/2OlfDSu"><text:span text:style-name="T2">https://bit.ly/2OlfDSu</text:span></text:a><text:s/><text:line-break/><text:line-break/>二戰期間，日軍把數萬名中國男女老幼活生生開膛剖肚挖腦抽肝，進行各種毫無人性的人體實驗，把數萬名中國男女老幼活生生切割成一團團肉醬，並且在哈爾濱，建造731部隊細菌戰研究中心，以一萬多名中國男女老幼做活體生物武器實驗，包括炭疽桿菌、鼠疫和天花病毒，在中國許多省份發動細菌戰。 <text:line-break/><text:line-break/>日本之外，其次就是美國，比方說在韓戰期間，美軍對北韓和中國東北以飛機散佈鼠疫桿菌、霍亂弧菌、炭疽桿菌及傷寒桿菌等等等，製造鼠疫與霍亂的大流行。1952年，「國際科學委員會」進行調查，寫成一份厚達五、六百頁的報告書，揭露美軍罪行： <text:line-break/><text:line-break/><text:a xlink:type="simple" xlink:href="https://bit.ly/2On2GYv"><text:span text:style-name="T2">https://bit.ly/2On2GYv</text:span></text:a><text:s/><text:line-break/><text:line-break/>我看不到全書內容，只能拜託各位用《調查在朝鮮和中國的細菌戰事實國際科學委員會報告及附件》的關鍵字去搜尋，就能找到一部份文字內容： <text:line-break/><text:line-break/><text:a xlink:type="simple" xlink:href="https://bit.ly/2Ulgt5x"><text:span text:style-name="T2">https://bit.ly/2Ulgt5x</text:span></text:a><text:s/><text:line-break/><text:line-break/>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 <text:line-break/><text:line-break/>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 <text:line-break/><text:line-break/>「至於我，還有什麼意見沒有？……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 <text:line-break/><text:line-break/>文學、藝術給了這個世界一種難以言喻的勇氣、希望與溫暖，但我明白，光是懷著希望是不夠的，光是往夢裡去是找不著出路的，我們依舊需要冷酷單調的理性，面對現實的種種陰暗與複雜。 <text:line-break/><text:line-break/>生物武器不但不是陰謀論，而是既成事實，由來已久，於今尤烈，跡近喪心病狂。 <text:line-break/><text:line-break/>去年(2019年)七月，美國眾議院多名議員，懷疑美國國防部在1950年至1975年之間進行蜱蟲和其他昆蟲的生物武器實驗，因此由Chris Smith 領銜，聯名要求在2020年的美國國防預算中，列入一個修訂案，要求美國國防部總檢察長，調查關於美國人每年大約30萬人感染的萊姆病是否就是美軍研發生物武器的後果，是否在馬里蘭州的動物疾病中心，企圖把蜱蟲和其他昆蟲變成生物武器，並以社會大眾進行活體實驗，罹病者將會有神經系統及心臟與關節之病變。 <text:line-break/><text:line-break/>該國會提案並特別要求查明，究竟美國政府是刻意釋放病原體，以社會大眾做為實驗測試對象，抑或是疏忽所導致的災難。相關報導請見： <text:line-break/><text:line-break/><text:a xlink:type="simple" xlink:href="https://bit.ly/3b7KL1F"><text:span text:style-name="T2">https://bit.ly/3b7KL1F</text:span></text:a><text:s/><text:line-break/><text:line-break/>這些事，例子眾多，不勝枚舉。舉個例，2011年8月29日，歐巴馬所成立的生物倫理總統委員會公布一項調查報告，承認美國在1946至1948年之間，在杜魯門總統的授意下，故意使一千三百多名瓜地馬拉人感染梅毒等各種性病，以進行研究。瓜地馬拉醫學協會主席出面指控，具體受害者數字應當超過兩千五百人。 <text:line-break/><text:line-break/>結論 <text:line-break/><text:line-break/>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 <text:line-break/><text:line-break/>寫這東西，別無它意，目的只是希望人們或多或少調整一下思維，別太「單純」；就如劍橋大學去年八月所提出的全球警告：人們應當試著去面對並理解當下正在迅速發展的毀滅性風險，儘可能阻止它的到來。 <text:line-break/><text:line-break/>================ <text:line-break/><text:line-break/>(註1) 關於SARS是生物武器的說法「似乎」是錯的，不是有效指控。但我只能說「似乎」，畢竟我是外行人，也沒有更多資料，更不懂俄文。而且，更根本的是，沒有一個生物武器專家或情治單位，在做出指控時會蠢到把自己手上的資料或相關知識公開。 <text:line-break/><text:line-break/>比方說，如內文所述，2015年，俄國外交部根據喬治亞共和國前「國家安全部」部長Igor Giorgadze 具體指控與俄羅斯接壤的喬治亞境內之盧加爾公衛實驗室(Lugar Center for Public Health Research)，表面上隸屬喬治亞，事實上完全由美國政府出資，屬於美國陸軍的醫學研究機構，祕密從事細菌戰實驗。Igor Kirillov 更明確指控該美軍實驗室以治療為幌子，欺騙喬治亞當地民眾進行毒物測試，殺害了73位喬治亞民眾。 <text:line-break/><text:line-break/>記者會上，俄國如此簡短的幾句指控，其所依據的喬治亞政府機密文件，卻厚達數千頁。請問你有可能完整閱讀這些文件嗎？俄國或喬治亞有可能全數公開嗎？當然不可能。 <text:line-break/><text:line-break/>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 <text:line-break/><text:line-break/>我們在媒體上能看到的報導是這麼說的：俄羅斯科學院傳染病專家及莫斯科流行病學部門主管 Nikolai Filatov，首先提出SARS有可能是人為製造的說法。俄羅斯醫學科學院及軍事醫學研究院院士的Sergei Kolesnikov 亦認為，SARS是腮腺炎與麻疹的混合體，這種結合在自然狀態下不可能發生，只能在實驗室裡合成。   <text:line-break/><text:line-break/>美國 George Mason 大學的醫學生物學家Ken Alibek也附和俄國的看法，認為無法排除SARS是生物武器的可能性。Ken Alibek 曾擔任蘇聯時期的高階細菌戰軍官，著有Biohazard(生物危機)一書。他說，「SARS 是很不自然的病疫爆發，究竟是人為還是自然發生？很難說。」 <text:line-break/><text:line-break/>但是，俄國的說法顯然和我們目前所知道的資訊不一樣。SARS是冠狀病毒，怎麼會扯到腮腺炎與麻疹病毒的人工合體變種？後者應該是副黏液病毒(Paramyxoviridae)，和冠狀病毒的結構截然不同。為什麼會這樣呢？ <text:line-break/><text:line-break/>也許那是因為，俄國的這個說法出現在2003年的四月初，也就是SARS剛發生大約一個月時，那時候，香港中文大學及台灣的研究都指出SARS是副黏液病毒的變種。但是，很奇怪，在德國及加拿大所採集到的病毒卻是冠狀病毒。世界衛生組織表示，不排除同時感染兩種病毒的可能。 <text:line-break/><text:line-break/>一直到今天，17年過去了，SARS病毒究竟來自何方，仍無定論，但一般認為就是冠狀病毒。也就是說，它是經過一段很漫長的研究，才稍微有個共識。藉著這反例，我只是想說明一種傲慢態度之荒唐無稽及其理性能力之嚴重匱乏。 <text:line-break/><text:line-break/>Sergei Kolesnikov 等人畢竟是著名學者，而且曾經肩負相關研究之國家重責；Ken Alibek 過去在蘇聯更研發出第一個兔熱病(Tularemia) 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 <text:line-break/><text:line-break/>隨便找就一堆，比方說： <text:line-break/><text:line-break/><text:a xlink:type="simple" xlink:href="https://bit.ly/2vT1PbJ"><text:span text:style-name="T2">https://bit.ly/2vT1PbJ</text:span></text:a><text:s/><text:line-break/><text:line-break/>你看，這個匿名蠢蛋，裝腔作勢講一堆自以為很專業的低能蠢話，還罵說那些「狗屁都不懂的什麼俄羅斯醫學科學院院士」，「若非糞青的杜撰，就是個不學無術的白痴」。 <text:line-break/><text:line-break/>(註2) 儘管美國是《禁止生物武器公約》的主要締約國之一，依據該條約，必須立即銷毀所有生物武器，並不再從事任何相關研究。但是，2001年1月，美國小布希擔任總統的第一件事，居然是宣佈拒絕支持《禁止生物武器公約》，並開始大量增加研究經費，從事生物武器的研發。為什麼呢？因為，據媒體報導，情治單位交給布希一份報告，強調生物與基因武器的絕對重要性。 <text:line-break/><text:line-break/>2010年7月2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 <text:line-break/><text:line-break/>所謂「布薩特」計劃，是英文簡稱「BSAT」的音譯，原文是「Biological Select Agents and Toxins」。美國國土安全部與中情局曾分別對此做了部份說明如下： <text:line-break/><text:line-break/>「生物武器」是原子彈發明以來，另一個大規模殺傷武器，其殺傷力遠超過核彈，其內在生物性及對外使用手段的複雜性，同樣遠遠超過原子武器，因而防治手段也更加艱難。2001年91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 <text:line-break/><text:line-break/>美國國土安全部及中情局的一些報告同時還表明：    <text:line-break/><text:line-break/>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p>
      <text:p text:style-name="P2">老羊   |  2020.02.07 12:30   |   <text:a xlink:type="simple" xlink:href="http://palinfo.habago.org/Entry?Command=Information_PrintForum&amp;#FORUM38656"><text:span text:style-name="T1">#</text:span></text:a></text:p>
      <text:p text:style-name="P4">火鍋大王最新視頻在此：<text:a xlink:type="simple" xlink:href="https://youtu.be/L5rhyBKJXb4"><text:span text:style-name="T2">https://youtu.be/L5rhyBKJXb4</text:span></text:a><text:s/><text:line-break/><text:line-break/>對比了美國的 H1N1 處理方式，也簡短的提到了台灣。</text:p>
      <text:p text:style-name="P2">老羊   |  2020.02.07 10:36   |   <text:a xlink:type="simple" xlink:href="http://palinfo.habago.org/Entry?Command=Information_PrintForum&amp;#FORUM38655"><text:span text:style-name="T1">#</text:span></text:a></text:p>
      <text:p text:style-name="P3">如果大家看了豐遠介紹的那個談蝙蝠的視頻，就會看到幾秒鐘的鏡頭蔡英文談她在帛琉喝蝙蝠湯，吃蝙蝠肉的經驗。 <text:line-break/><text:line-break/>最近台灣當然少不了拼命數落大陸人吃蝙蝠的野蠻與骯髒。但是就在去年三立還在節目裡介紹帛琉美味的蝙蝠湯，標題：「沒喝過蝙蝠湯就別說來過帛琉！」 <text:line-break/>https://youtu.be/Q4Feiev0zko <text:line-break/><text:line-break/>這雙標玩得真溜。 <text:line-break/></text:p>
      <text:p text:style-name="P2">鄭豐遠   |  2020.02.07 08:01   |   <text:a xlink:type="simple" xlink:href="http://palinfo.habago.org/Entry?Command=Information_PrintForum&amp;#FORUM38654"><text:span text:style-name="T1">#</text:span></text:a></text:p>
      <text:p text:style-name="P3"><text:a xlink:type="simple" xlink:href="https://www.youtube.com/watch?v=3IiO5KlAiNU"><text:span text:style-name="T2">https://www.youtube.com/watch?v=3IiO5KlAiNU</text:span></text:a><text:s/><text:line-break/><text:line-break/>分享一則和這病毒稱得上有點關係的一則影片，來自"科技袁人"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 <text:line-break/><text:line-break/>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影音震撼"，那種美，非親身體驗絕難想像。許多時候我都會想，世上怎麼可能沒有神? 神蹟如此明明白白。但神蹟同樣也讓人啞口無言，因為這種體驗和連結如此親密、如此私人，除了自己，不會再有第二人能感同身受。 <text:line-break/><text:line-break/>這位蝙蝠研究員的生涯，看了挺羨慕，因為那幾乎就是我年少時的一種理想的人生追求: 和動物為伍，走入自然也走入教室，單純享受研究科學知識的辛勞和快樂。我也確實曾過上一兩年這樣的日子，和一位學長上山下海，抓昆蟲，採集植物，進實驗室。那種單純和快樂，也許也只有心性雷同的人才能體會。 <text:line-break/><text:line-break/>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 <text:line-break/></text:p>
      <text:p text:style-name="P2">陳真   |  2020.02.07 03:31   |   <text:a xlink:type="simple" xlink:href="http://palinfo.habago.org/Entry?Command=Information_PrintForum&amp;#FORUM38653"><text:span text:style-name="T1">#</text:span></text:a></text:p>
      <text:p text:style-name="P4">武漢大學中南醫院感染科醫師桂希恩，是我這輩子最仰慕的一位醫師，20幾年來，我的電腦桌面經常就是他的這張照片： <text:line-break/><text:line-break/><text:a xlink:type="simple" xlink:href="https://bit.ly/3bgLmyf"><text:span text:style-name="T2">https://bit.ly/3bgLmyf</text:span></text:a><text:s/><text:line-break/><text:line-break/>想到他，我就打心底感到一股溫暖。人心的善良與感情，應該是這世界上最美麗的東西。 <text:line-break/><text:line-break/>我之所以知道桂希恩醫師，是因為1997年河南愛滋村的事。雖然當時我人在英國，但仍一直關注這件事，從而也認識了李丹。「生命親系譜」(<text:a xlink:type="simple" xlink:href="http://kinship.habago.org/"><text:span text:style-name="T2">http://kinship.habago.org/</text:span></text:a>) 左上角那隻長得有點像小白兔的小可愛，就是李丹創辦的東珍小學裏頭一位小朋友所畫。 <text:line-break/><text:line-break/>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 (中國，台灣)。依照人渣黨的固有台詞，這就是我「賣台」的鐵證了吧。 <text:line-break/><text:line-break/>其實，那時候我還很綠，腦子還沒完全清醒，依舊是個台獨份子。但是，就算做為一個台獨份子，難道我就應該忘記良善、失去人性而只認得顏色？ <text:line-break/><text:line-break/>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 <text:line-break/><text:line-break/>陳真 2020. 02. 07. <text:line-break/><text:line-break/>==================== <text:line-break/><text:line-break/><text:a xlink:type="simple" xlink:href="https://www.ettoday.net/news/20200126/1632942.htm"><text:span text:style-name="T2">https://www.ettoday.net/news/20200126/1632942.htm</text:span></text:a>  <text:line-break/><text:line-break/>ETtoday <text:line-break/><text:line-break/>2020年01月26日  <text:line-break/><text:line-break/>會控制得比SARS快！大陸專家：預計武漢疫情元宵節前「轉彎」回落 <text:line-break/><text:line-break/>▲大陸知名傳染病專家、武漢大學中南醫院感染科教授桂希恩。（圖／翻攝自人民日報） <text:line-break/><text:line-break/>▲桂希恩。（圖／翻攝自人民日報） <text:line-break/><text:line-break/>記者劉亭／綜合報導 <text:line-break/><text:line-break/>大陸知名傳染病專家、武漢大學中南醫院感染科教授桂希恩認為，這次武漢肺炎的死亡率比SARS低，大部分患者是輕症、可以治癒的，預計可以控制的比SARS快，預計元宵節前武漢市的疫情可能出現「轉彎」回落。 <text:line-break/><text:line-break/>根據「人民日報」報導，桂希恩表示，「我們在10多年前能控制了SARS，今天我們也能控制新型冠狀病毒」，雖然要提高警惕不能麻痺大意，但也不必過於恐懼，新型肺炎患者中，大部分是輕症，而且是可以治癒的，因此應該要保持信心。 <text:line-break/><text:line-break/>「我們控制SARS病毒花了6個月，我預計新型冠狀病毒完全能控制而且比控制SARS快！」桂希恩也指出，目前新確診患者一天比一天多，但從頂峰下降應該不需要太長時間。他估計，發病率「轉彎」可以周計算，在正月十五前武漢疫情可能出現回落。 <text:line-break/><text:line-break/>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p>
      <text:p text:style-name="P2">陳真   |  2020.02.07 00:07   |   <text:a xlink:type="simple" xlink:href="http://palinfo.habago.org/Entry?Command=Information_PrintForum&amp;#FORUM38652"><text:span text:style-name="T1">#</text:span></text:a></text:p>
      <text:p text:style-name="P3">好的，阿忠。我明天再打電話跟她傳達。 <text:line-break/><text:line-break/>我每天會打電話跟小可愛說我用千里眼看到她旁邊有什麼，用順風耳聽到她說了什麼。其實全是我打聽來的，但她卻一概相信。 <text:line-break/><text:line-break/>她也常問我什麼時候要帶她用魔法飛上月球。我說，等她再長大一些才行。將來等她十多歲，我再讓她看"亞歷桑那夢遊"，她就知道怎麼飛上月球了。 <text:line-break/><text:line-break/>我還教她很多魔術。我告訴她，魔術有三種，第一種最簡單，就是依靠道具，其次較難，靠手法，第三種最厲害，那才是真正的魔法，不靠道具，也不靠手法，而是透過想像力，就像 "賣火柴的小女孩" 那樣，在僅剩的火柴一點光芒中，居然能看到很多美麗的東西。只要學會了這個魔法，不管如何風雨，生命就還值得活。</text:p>
      <text:p text:style-name="P2">柳春春阿忠   |  2020.02.06 21:58   |   <text:a xlink:type="simple" xlink:href="http://palinfo.habago.org/Entry?Command=Information_PrintForum&amp;#FORUM38651"><text:span text:style-name="T1">#</text:span></text:a></text:p>
      <text:p text:style-name="P4">......浮上水面了，我，沒事！麻煩陳真代我向小可愛問好～～～ <text:line-break/>......繼續在水面下。</text:p>
      <text:p text:style-name="P2">陳真   |  2020.02.06 21:16   |   <text:a xlink:type="simple" xlink:href="http://palinfo.habago.org/Entry?Command=Information_PrintForum&amp;#FORUM38650"><text:span text:style-name="T1">#</text:span></text:a></text:p>
      <text:p text:style-name="P3">華爾街日報的那篇文章--《中國是亞洲真正的病夫》，顯然蓄意為之，絕非偶然，但它只是整個鬥爭大戲的一個小例子。 <text:line-break/><text:line-break/>不管病毒來源為何，可以確定的是：在成功地經濟封鎖中國之後，緊接著，以美國為首的部份西方國家，開始有系統地藉此挑起新一波的政治攻擊，主要目的是煽動全球性的反華，污名化甚至妖魔化華人。 <text:line-break/><text:line-break/>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 <text:line-break/><text:line-break/>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 <text:line-break/><text:line-break/>個案無法談，但我有能力談大範圍的東西。我決定趁小可愛今天不在家，等一下吃飽飯之後，就來寫一篇生物武器的文章，請大家看看我所言是否可信，看看這一切是否真的只是一種毫無疑問的「偶然」。</text:p>
      <text:p text:style-name="P2">王修亮   |  2020.02.06 19:19   |   <text:a xlink:type="simple" xlink:href="http://palinfo.habago.org/Entry?Command=Information_PrintForum&amp;#FORUM38649"><text:span text:style-name="T1">#</text:span></text:a></text:p>
      <text:p text:style-name="P4">人性是天賦的嗎？還是一種後天教養的文化？ <text:line-break/><text:line-break/>如果沒有群體的存在，會不會有人性問題？ <text:line-break/>群的狀態越大，人需要顧慮得越多，受到的拘束越多，失去的自由也越多。 <text:line-break/>但是得到的安全與保障也越多。 <text:line-break/>如何取捨？取捨之前，是否需要先學習：我有取，所以必有捨，我不可能全拿。 <text:line-break/>教養和政令教育了嗎？ <text:line-break/><text:line-break/>在群體中的個人，是否「有權」只要保障，不接受限制與拘束？ <text:line-break/>我想只要權力但不盡義務，我想免費吃飯但我不肯買菜做飯洗碗，那，誰有「權力」決定這一切？ <text:line-break/>法律和道德於焉產生。 <text:line-break/><text:line-break/>死刑廢除？死刑必存？ <text:line-break/>罪犯的資料應該昭告天下保護群眾？罪犯的資料應該隱匿深藏尊重個人？ <text:line-break/>傳染病者一定要隔離以護眾？傳染病者一定要尊重他行動的自由？ <text:line-break/><text:line-break/>我無法從空洞的口號判決是非，每一個人不同，每一種疾病與藥物、每一種罪惡與善良，在不同的情境、不同人身上都不同。 <text:line-break/>每．一．個．都．不．同！ <text:line-break/><text:line-break/>法律價值求取相異之同「共識」，道德價值求取相同之異「多元」。「人文人性」的功能，就是在相同相異中體諒互助。 <text:line-break/><text:line-break/>說起話來簡單幾句，做起事來一向繁瑣不堪，就例如：台灣預估會有多少病患？隔離病房目前準備了多少間？那不是該和口罩一起開始增建的事務嗎？還有傳染病專用的救護車呢？ <text:line-break/>台灣的火神山醫院在怎樣的臨界點下會需要？如果需要該蓋在何處？範圍多大？廢棄排泄物如何妥善處理？ <text:line-break/>政府做事的錢從哪裡來？ <text:line-break/><text:line-break/>找不到地方安置病患，因為居民會抗議？ <text:line-break/>不該接自己的國民回來，台灣沒有處理病患的能力？ <text:line-break/><text:line-break/>從法律說，國民回國是「憲法人權」，不論有沒有傳染病。 <text:line-break/>從道德說，我可能生病了，就不想再去傳染給他人，但是我當然希望外界能提供足夠的醫療資源，使我有康復的希望。 <text:line-break/>法律是絕對的，但道德從來都是相對的，不是只有病人才需要擁有體諒互助的道德行為。 <text:line-break/><text:line-break/>即使漠視他人，台灣有盡力提供武漢台胞醫療資源嗎？台灣有多少人想過武漢以及其他地區有多少台胞的艱困嗎？也沒有支援，也不准回來，不就是讓他等死嗎？ <text:line-break/>這是政府的職責嗎？這是人嗎？ <text:line-break/><text:line-break/>正常的政府平日不就應該對這些議題，進行「體諒互助，兼顧法律與道德的人性教育」嗎？為甚麼只會哭自己沒有能力？行政能力並非天賦，而是努力學習而來，台灣政府努力學了哪些？ <text:line-break/><text:line-break/>履霜堅冰至，當我們以撕裂的方式，得意於取得一大半人的支持時，卻已經同時失去所有人彼此的互信互助！ <text:line-break/>最笨的治國方法。 <text:line-break/>人民跟隨著故步自封嗎？ <text:line-break/><text:line-break/>我是國小教師，沒有政治解方，我只能認真教好我的學生。 <text:line-break/>歲月總還是撲面而來，不論是元宵還是病毒。 <text:line-break/><text:line-break/>如前，謎分兩段，射兩句八字，一句射一字，有解字，有意會，謎不甚巧，聊以娛之。 <text:line-break/>其一 <text:line-break/>小頭銳面非匹夫 <text:line-break/>欲卡難卡損頭顱 <text:line-break/>天高見頂橫當世 <text:line-break/>官室無心只養豬 <text:line-break/>其二 <text:line-break/>立人乃可貫西東 <text:line-break/>烈火熊熊一場空 <text:line-break/>逐臭小犬難尋覓 <text:line-break/>圈內得失古來同</text:p>
      <text:p text:style-name="P2">林炤育   |  2020.02.06 18:09   |   <text:a xlink:type="simple" xlink:href="http://palinfo.habago.org/Entry?Command=Information_PrintForum&amp;#FORUM38648"><text:span text:style-name="T1">#</text:span></text:a></text:p>
      <text:p text:style-name="P3">美媒稱中國為“真正的亞洲病夫” 華春瑩：作者應為其傲慢、偏見和無知感到羞愧 <text:line-break/>2020-02-06 15:40 <text:line-break/>【環球時報-環球網報導記者白雲怡】近日，美國《華爾街日報》發表一篇題為《中國是亞洲真正的病夫》的文章，借中國正在遭受的疫情對中國進行種族主義色彩的攻擊。對此，中國外交部發言人華春瑩6日表示，“這位叫作Walter Russell Mead的作者，你應該為自己的言論、你的傲慢、偏見和無知感到羞愧。” <text:line-break/><text:line-break/>“我想提請Mead先生注意以下幾組數字：2009年美國爆發的H1N1禽流感死亡率高達17.4%。另外，根據美國疾病控制與預防中心1月底公佈的報告，2019-2020年美國流感季已經導致1900萬人感染，至少1萬人死亡。對比這次中國肺炎疫情的實際情況，請問Mead先生，你又作何評論呢？”華春瑩這樣反問稱。 <text:line-break/><text:line-break/>郭杰瑞也提到此事 <text:line-break/>https://youtu.be/7DUkWy0D1cs <text:line-break/>-------------------------------------- <text:line-break/>華春盈是淮安人，我剛從那而旅遊歸來。 <text:line-break/>接待我們的台商不知道華春盈是淮安人，他以為我說的大人物是周恩來總理。隔天他就帶我們去參觀周恩來故居。 <text:line-break/>因為疫情，所有景點關了，我們只能沿著故居的小湖走了一趟。 <text:line-break/><text:line-break/>改機票、退酒店提前回來後，同行的人說，對岸表面上很進步，但看細節就知道，其實做得並不好。他舉例如電梯裡按鍵顏色反差小看不清楚、餐廳服務員當著我們的面收拾桌子、大賣場電梯不能直達停車場要接一段電扶梯等。 <text:line-break/><text:line-break/>我說我們要求打包，對服務員而言或許是表示可以收拾桌子的信號，再說我們來得有點晚(主要還是疫情的緣故)，當時店裡空無一人，廚師都已經休息，店準備打烊，因與台商熟識才重新出來掌廚。我們是唯一的一桌，早點收拾，服務員也可以早點回家過年。 <text:line-break/>大賣場一定有電梯能直達停車場，只是我們沒有問賣場服務員，想想沒有電梯上下貨難道要走樓梯嗎? <text:line-break/>按鍵不清楚要改善很容易。 <text:line-break/><text:line-break/>他停頓片刻，接著說，你不覺得那裡的建築物很沒有溫度嗎? <text:line-break/><text:line-break/>我很驚訝他這樣說，基礎建設、綠化完善，樓房整齊方正，街道一塵不染，在他眼裡竟成了沒有溫度。 <text:line-break/>建築物本來就無所謂溫度，有溫度的是人。 <text:line-break/><text:line-break/>我說，淮安只是大陸的三、四線城市，相比台灣就是石碇、坪林，石碇、坪林能比嗎? 要比，連台中也比不過，台中差遠了。 <text:line-break/>他還是覺得台中比較美。我問旁人，大家都不同意。 <text:line-break/><text:line-break/>我與他的印象相反，出乎意料的滿意。這幾天，我只看到兩個人抽菸，一個是沖沖路過的外賣小哥，一個是台商。 <text:line-break/>沒有聽到一回汽車喇叭，沒有亂丟的垃圾。更重要的是遇到的每個人都很客氣，服務周到。 <text:line-break/><text:line-break/>也有不足的地方，祖國雖然大力推動打貪與法制化，但還是有人可以靠關係享特權。或許這就是江湖，古今中外舉世皆然。</text:p>
      <text:p text:style-name="P2">陳真   |  2020.02.06 15:37   |   <text:a xlink:type="simple" xlink:href="http://palinfo.habago.org/Entry?Command=Information_PrintForum&amp;#FORUM38647"><text:span text:style-name="T1">#</text:span></text:a></text:p>
      <text:p text:style-name="P3">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 <text:line-break/><text:line-break/>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 <text:line-break/><text:line-break/>但我現在不想住英國了，也許是老了，生命彷彿也變得更為厚重，難以忍受輕薄短小以及文化的疏離與蒼白；就如維根斯坦所說，英國始終是一個 “沒有氧氣的地方”，彷彿跟藝術有著深仇大恨的蒼白國度。 <text:line-break/><text:line-break/>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 <text:line-break/><text:line-break/>甘地就是因為這樣才決心對抗大英帝國。在這之前，雖然他也是留英（倫敦大學），但他沒想太多，之前仍然想生活在西方社會裏，甚至學習英國人的種種生活調調，想 “融入” 洋人社會，結果卻被可怕的仇外意識與族人之痛苦處境給燃燒起熊熊烈火，對英國展開鬥爭。 <text:line-break/><text:line-break/>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 <text:line-break/><text:line-break/>不過，就如怡靜所說，我很感動於對岸人民的態度。 <text:line-break/><text:line-break/>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 <text:line-break/><text:line-break/>也許是我自作多情想太多，也許那是因為這個民族幾百年來遭受太多苦難，老早把苦難視為生命的一種常態而少言語，畢竟再大的苦難都嚐過，病毒這一點事相信應該撐得過。 <text:line-break/><text:line-break/>我相信，中國是不會倒下的，要倒早就倒了。東風興起，西風消散，勝利終究會屬於能夠默默承受痛苦、無辜的一方。要是能有來生，但願蒼天再讓我再當一回中國人，共享她的悲歡與榮耀。 <text:line-break/><text:line-break/>陳真 <text:line-break/><text:line-break/>2020.02.06. <text:line-break/><text:line-break/>（寫於帕莎蒂娜麵包店，喝咖啡，想事情。小可愛因為去祖國，被幼兒園禁止上學一周，今天不在家，馬麻帶去花蓮找世主阿姨，而我也難得偷得浮生半日閒。）</text:p>
      <text:p text:style-name="P2">林炤育   |  2020.02.06 13:01   |   <text:a xlink:type="simple" xlink:href="http://palinfo.habago.org/Entry?Command=Information_PrintForum&amp;#FORUM38646"><text:span text:style-name="T1">#</text:span></text:a></text:p>
      <text:p text:style-name="P3">谢谢 高佑思 <text:line-break/><text:line-break/>10万口罩从海外送到中国有多难？1吨医疗物资送往黄冈全记录 <text:line-break/>https://youtu.be/UXj7OWHpl9o <text:line-break/><text:line-break/>從以色列找到10萬隻口罩直接送到湖北，湖北加油！ <text:line-break/>https://youtu.be/wyRuCWyv2vo </text:p>
      <text:p text:style-name="P2">怡靜   |  2020.02.06 12:10   |   <text:a xlink:type="simple" xlink:href="http://palinfo.habago.org/Entry?Command=Information_PrintForum&amp;#FORUM38645"><text:span text:style-name="T1">#</text:span></text:a></text:p>
      <text:p text:style-name="P4">西班牙教育部官方推特2/4貼文 <text:line-break/><text:line-break/>人不是病毒，但排外是，最好的疫苗是教育。 <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英文翻譯 <text:line-break/>People are not virus, xenophobia is. Misinformation and prejudice against #coronavirus or any other disease are not only dangerous but also generate discrimination and racism. <text:line-break/>The best vaccine: Education. <text:line-break/>======================= <text:line-break/>一位住德國的網友說，上星期六，一位在德國的中國女孩在公共場合被人攻擊並 <text:line-break/>辱罵她是中國病毒。類似的情形也發生在英國，一位中國留學生因佩戴口罩在街頭遭人攻擊。 <text:line-break/>發文者說他自己現在在外頭都覺得不安全。 <text:line-break/><text:line-break/>不只是這樣，我在網路上看了兩段視頻。 <text:line-break/><text:line-break/>一位帶著大行李的年輕亞洲女孩(沒有戴口罩)坐在壅擠的車廂，雙人對坐的位子上， <text:line-break/>對面兩位西方人士帶著口罩(西方人不是生病才帶口罩嗎?)，雙眼盯著她。底下一堆人回應說這不是種族歧視，他們只想保護自己。 <text:line-break/><text:line-break/>羅馬捷運車廂座位上坐著一位可愛的中國小男孩，帶著他的滑板車，哼著歌曲， <text:line-break/>心情看起來不錯。 <text:line-break/>手機鏡頭稍微拉遠一些，車廂另一邊擠著一堆人，男孩面前空無一人。 <text:line-break/>https://twitter.com/EnfrmraSaturada/status/1224429695095230465 <text:line-break/><text:line-break/>前陣子讀了王孟源部落格的一篇文章 <text:line-break/><text:line-break/>現代英美的假新聞體系 <text:line-break/>http://blog.udn.com/MengyuanWang/131371444 <text:line-break/><text:line-break/>摘錄其中一段文字 <text:line-break/><text:line-break/>"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RT》在美國是過街老鼠，根本不敢公開辦事處的電話號碼和電郵信箱），年久日深，自然接受其為正確的常識。一旦成爲常識，群衆的愚昧性就會對這些洗腦信條做自我加强，不但有心人可以簡單地使用它來推進私利（Advance Their Agenda），即使是沒有利益關係的第三者，如藝術家，也會主動引用發揮，進一步落實它在社會裏被接受的程度" <text:line-break/><text:line-break/>我在Twitter 只追蹤兩個新聞帳號，一個是Russian Today(RT)， <text:line-break/>一個是中國環球電視網的英語頻道CGTN， 他們每每發表某些推特內容， <text:line-break/>總會引來一群反中反華的腦殘網軍(東西方人士皆有)叫囂。我有時候會跟他們對幹幾句， <text:line-break/>大部分則是向Twitter檢舉仇恨言論(儘管那是狗吠火車) <text:line-break/><text:line-break/>看看底下的這段短片 <text:line-break/>https://twitter.com/CGTNOfficial/status/1225041382756245506 <text:line-break/><text:line-break/>去年原本已經排定今年中的海外旅遊假期，看來得視疫情狀況才能決定是否成行。 <text:line-break/>妹妹擔心的問我，我們會不會被歧視? 民宿老闆會不會拒絕我們入住? <text:line-break/>我說我不知道。 <text:line-break/><text:line-break/>每天晚上睡覺前，總會上網看看有關祖國對抗新冠狀病毒的相關報導影片， <text:line-break/>我為大陸同胞們所做的努力和堅強感動。 <text:line-break/>當災難來臨，儘管可以看到人性醜惡的一面，但也看到人性的光輝。 </text:p>
      <text:p text:style-name="P2">陳真   |  2020.02.06 11:31   |   <text:a xlink:type="simple" xlink:href="http://palinfo.habago.org/Entry?Command=Information_PrintForum&amp;#FORUM38644"><text:span text:style-name="T1">#</text:span></text:a></text:p>
      <text:p text:style-name="P3">上班不是一種偶然 <text:line-break/><text:line-break/>陳真 2020. 02. 06. <text:line-break/><text:line-break/><text:line-break/>去年 (2019年) 三月二十五號，美國真正掌權的黑暗集團正式啟動睽違四十年之久的恐怖 CPDC (Committee on the Present Danger:China)，這日子是個分水嶺，並非僅僅意味著中美鬥爭展開新的一頁，而是展開最後一章。接下來，你將可預期各式各樣不可思議的事情將會凶猛地接連發生，直到摧毀中國。 <text:line-break/><text:line-break/>兩三個月後，香港就開始動亂，保送蔡英文及綠色政權展開新一輪的一黨獨大統治，進一步加強仇中反華的攻擊力道，啟動台灣做為下一個威力更猛的人肉炸彈計畫。 <text:line-break/><text:line-break/>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 <text:line-break/><text:line-break/>我們可以百分之一百肯定地說，香港動亂100%就是美國CIA的傑作 (其實我很不願意這樣表達，因為那就好像說我百分之百確定川普是男性一樣矯情)，但卻很難說明從非洲豬瘟到新冠病毒一波一波的災難似乎就像按表操課那樣地接連發生，痛擊中國與俄國。 <text:line-break/><text:line-break/>這真的只是一種意外或偶然？我不信。 <text:line-break/><text:line-break/>自以為理性的人，輕蔑人們的「懷疑」之前，自己卻似乎反而特別喜歡相信那機率更低的所謂「偶然」，一個一個又一個的偶然與湊巧？ <text:line-break/><text:line-break/>亂猜一通的陰謀論是有害的，但懷疑精神卻是一切知識與除魅的理性基礎。 <text:line-break/><text:line-break/>(寫於等麵端來之際)</text:p>
      <text:p text:style-name="P2">穎芝   |  2020.02.06 10:25   |   <text:a xlink:type="simple" xlink:href="http://palinfo.habago.org/Entry?Command=Information_PrintForum&amp;#FORUM38643"><text:span text:style-name="T1">#</text:span></text:a></text:p>
      <text:p text:style-name="P3">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2">陳真   |  2020.02.06 10:10   |   <text:a xlink:type="simple" xlink:href="http://palinfo.habago.org/Entry?Command=Information_PrintForum&amp;#FORUM38642"><text:span text:style-name="T1">#</text:span></text:a></text:p>
      <text:p text:style-name="P4">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2">林炤育   |  2020.02.06 08:12   |   <text:a xlink:type="simple" xlink:href="http://palinfo.habago.org/Entry?Command=Information_PrintForum&amp;#FORUM38641"><text:span text:style-name="T1">#</text:span></text:a></text:p>
      <text:p text:style-name="P3">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2">林炤育   |  2020.02.06 00:54   |   <text:a xlink:type="simple" xlink:href="http://palinfo.habago.org/Entry?Command=Information_PrintForum&amp;#FORUM38640"><text:span text:style-name="T1">#</text:span></text:a></text:p>
      <text:p text:style-name="P4">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2">王修亮   |  2020.02.05 22:31   |   <text:a xlink:type="simple" xlink:href="http://palinfo.habago.org/Entry?Command=Information_PrintForum&amp;#FORUM38639"><text:span text:style-name="T1">#</text:span></text:a></text:p>
      <text:p text:style-name="P3">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2">陳真   |  2020.02.05 15:44   |   <text:a xlink:type="simple" xlink:href="http://palinfo.habago.org/Entry?Command=Information_PrintForum&amp;#FORUM38638"><text:span text:style-name="T1">#</text:span></text:a></text:p>
      <text:p text:style-name="P4">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2">王瑾晴   |  2020.02.05 13:12   |   <text:a xlink:type="simple" xlink:href="http://palinfo.habago.org/Entry?Command=Information_PrintForum&amp;iPage=1#FORUM38637"><text:span text:style-name="T1">#</text:span></text:a></text:p>
      <text:p text:style-name="P3">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2">老羊   |  2020.02.05 05:03   |   <text:a xlink:type="simple" xlink:href="http://palinfo.habago.org/Entry?Command=Information_PrintForum&amp;iPage=1#FORUM38636"><text:span text:style-name="T1">#</text:span></text:a></text:p>
      <text:p text:style-name="P4">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7"><text:span text:style-name="T7">張萬康</text:span><text:span text:style-name="T8"><text:s/>  |  2020.02.04 23:15   |   </text:span><text:a xlink:type="simple" xlink:href="http://palinfo.habago.org/Entry?Command=Information_PrintForum&amp;iPage=1#FORUM38635"><text:span text:style-name="T9">#</text:span></text:a></text:p>
      <text:p text:style-name="P8"><text:span text:style-name="T7">前幾天貼的視頻，封城日記</text:span><text:span text:style-name="T8">6</text:span><text:span text:style-name="T7">集，這幾天出了</text:span><text:span text:style-name="T8">7</text:span><text:span text:style-name="T7">、</text:span><text:span text:style-name="T8">8</text:span><text:span text:style-name="T7">兩集。作者說此系列改叫「武漢日記</text:span><text:span text:style-name="T8">2020</text:span><text:span text:style-name="T7">」。</text:span><text:span text:style-name="T8"><text:line-break/></text:span><text:span text:style-name="T7">第八集是今晚的（很英勇趕著送藥）：</text:span><text:span text:style-name="T8"><text:line-break/>https://www.weibo.com/1722782045/IsGfrEgju?type=repost<text:line-break/><text:line-break/></text:span><text:span text:style-name="T7">第七集我也補上（怕看到動物犧牲畫面的朋友可看到</text:span><text:span text:style-name="T8">4</text:span><text:span text:style-name="T7">分鐘打住）：</text:span><text:span text:style-name="T8"><text:line-break/>https://www.weibo.com/jackass?profile_ftype=1&amp;;is_video=1#_0<text:line-break/><text:line-break/></text:span><text:span text:style-name="T7">熱心勇敢的武漢人，作者、姓計的騎手（外賣員）、捐贈藥物的人，了不起。</text:span></text:p>
      <text:p text:style-name="P7"><text:span text:style-name="T7">陳真</text:span><text:span text:style-name="T8"><text:s/>  |  2020.02.04 20:50   |   </text:span><text:a xlink:type="simple" xlink:href="http://palinfo.habago.org/Entry?Command=Information_PrintForum&amp;iPage=1#FORUM38634"><text:span text:style-name="T9">#</text:span></text:a></text:p>
      <text:p text:style-name="P9"><text:span text:style-name="T8">隆誌，</text:span><text:span text:style-name="T10"><text:line-break/><text:line-break/></text:span><text:span text:style-name="T8">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10"><text:line-break/><text:line-break/></text:span><text:span text:style-name="T8">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10"><text:line-break/><text:line-break/></text:span><text:span text:style-name="T8">今天不要說如此具有可能性的一道命題，就算是研究鬼魂或超自然現象之存在，一切可能性依舊無法排除，即便它明顯違反了現有的物理學知識。</text:span><text:span text:style-name="T10"><text:line-break/><text:line-break/></text:span><text:span text:style-name="T8">十幾年前，我還在劍橋時，有位物理學諾貝爾得獎主，據說是個天才，名字我忘了，他的主要研究之一就是想用現有的物理化學知識來抓鬼及解釋超自然現象，例如心電感應。</text:span><text:span text:style-name="T10"><text:line-break/><text:line-break/></text:span><text:span text:style-name="T8">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10"><text:line-break/><text:line-break/></text:span><text:span text:style-name="T8">你可以說他們或我們還沒做出什麼驚人的研究或發現，但你沒法說我們這些人全是腦殘。腦不腦殘是看你所使用的研究方法之理性內涵，而不是看你的研究標的。</text:span><text:span text:style-name="T10"><text:line-break/><text:line-break/></text:span><text:span text:style-name="T8">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10"><text:line-break/><text:line-break/></text:span><text:span text:style-name="T8">他問我唸哲學主要是在研究什麼，我說我在研究「為何一等於一」。他聽了之後說，「哇！聽起來很難」。</text:span><text:span text:style-name="T10"><text:line-break/><text:line-break/></text:span><text:span text:style-name="T8">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10"><text:line-break/><text:line-break/></text:span><text:span text:style-name="T8">另一個重點就是有關「個案」</text:span><text:span text:style-name="T10">(INDIVIDUAL CASE)</text:span><text:span text:style-name="T8">。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10"><text:line-break/><text:line-break/></text:span><text:span text:style-name="T8">我關心生物武器或基因武器由來已久，我沒法判斷武漢病毒這個「個案」是否人為變異</text:span><text:span text:style-name="T10"><text:s/>(</text:span><text:span text:style-name="T8">證據不足</text:span><text:span text:style-name="T10">)</text:span><text:span text:style-name="T8">，但我明確知道各國</text:span><text:span text:style-name="T10"><text:s/>(</text:span><text:span text:style-name="T8">尤其是美國</text:span><text:span text:style-name="T10">) </text:span><text:span text:style-name="T8">相關研究一百多年來不曾停止，而且越演越烈。</text:span></text:p>
      <text:p text:style-name="P7"><text:span text:style-name="T7">隆誌</text:span><text:span text:style-name="T8"><text:s/>  |  2020.02.04 17:30   |   </text:span><text:a xlink:type="simple" xlink:href="http://palinfo.habago.org/Entry?Command=Information_PrintForum&amp;iPage=1#FORUM38633"><text:span text:style-name="T9">#</text:span></text:a></text:p>
      <text:p text:style-name="P10"><text:span text:style-name="T8">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10"><text:line-break/></text:span><text:span text:style-name="T8">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10">HIV</text:span><text:span text:style-name="T8">。刻意挑出</text:span><text:span text:style-name="T10">HIV</text:span><text:span text:style-name="T8">，再暗喻可能人工修飾產生，根本就是過度推論。</text:span><text:span text:style-name="T10"><text:line-break/></text:span><text:span text:style-name="T8">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10"><text:line-break/></text:span><text:span text:style-name="T8">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7"><text:span text:style-name="T7">鄭豐遠</text:span><text:span text:style-name="T8"><text:s/>  |  2020.02.04 16:46   |   </text:span><text:a xlink:type="simple" xlink:href="http://palinfo.habago.org/Entry?Command=Information_PrintForum&amp;iPage=1#FORUM38632"><text:span text:style-name="T9">#</text:span></text:a></text:p>
      <text:p text:style-name="P9"><text:span text:style-name="T10">https://www.youtube.com/watch?v=30v5-ocFm3g<text:line-break/><text:line-break/></text:span><text:span text:style-name="T8">這是火鍋大王的新影片，第一次看到他</text:span><text:span text:style-name="T10">”</text:span><text:span text:style-name="T8">出外景</text:span><text:span text:style-name="T10">”</text:span><text:span text:style-name="T8">，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10"><text:line-break/><text:line-break/></text:span><text:span text:style-name="T8">活在西方，難免遭遇一些鳥事，讓我對西方的評價江河日下，但能看到一個西方人活在中國，被中國人和中國精神所激勵和感動，讓我不禁為之一振，從心底獲得許多安慰和勇氣。</text:span></text:p>
      <text:p text:style-name="P2">林炤育   |  2020.02.04 14:33   |   <text:a xlink:type="simple" xlink:href="http://palinfo.habago.org/Entry?Command=Information_PrintForum&amp;iPage=1#FORUM38631"><text:span text:style-name="T1">#</text:span></text:a></text:p>
      <text:p text:style-name="P3">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7"><text:span text:style-name="T7">鄭豐遠</text:span><text:span text:style-name="T8"><text:s/>  |  2020.02.03 21:11   |   </text:span><text:a xlink:type="simple" xlink:href="http://palinfo.habago.org/Entry?Command=Information_PrintForum&amp;iPage=1#FORUM38627"><text:span text:style-name="T9">#</text:span></text:a></text:p>
      <text:p text:style-name="P10"><text:span text:style-name="T8">亦鳴，</text:span><text:span text:style-name="T10"><text:line-break/><text:line-break/></text:span><text:span text:style-name="T8">這個版面只有一條規矩，尊重人，不談那些不能談的。至於其他愛講什麼就講什麼，沒什麼不能批評的，包括共產黨。我不明白為什麼不能批評共產黨，如果批評得有道理的話。</text:span><text:span text:style-name="T10"><text:line-break/><text:line-break/></text:span><text:span text:style-name="T8">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10"><text:line-break/><text:line-break/></text:span><text:span text:style-name="T8">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10"><text:line-break/><text:line-break/></text:span><text:span text:style-name="T8">我去過中國多次，而且我個人事業慢慢開始與中國緊密結合，我並非只是一個講中國風涼話的吃瓜群眾。中國不完美，問題很多，有批評才有進步。</text:span><text:span text:style-name="T10"><text:line-break/><text:line-break/></text:span><text:span text:style-name="T8">我自己也是一個體弱多病之人，活在澳洲這種不把防疫當一回事的國家其實非常危險，說來話長，有空再說。總之祝你身體早日康復，生活都能步上正軌。</text:span><text:span text:style-name="T10"><text:line-break/><text:line-break/></text:span><text:span text:style-name="T8">豐遠</text:span></text:p>
      <text:p text:style-name="P7"><text:span text:style-name="T7">林炤育</text:span><text:span text:style-name="T8"><text:s/>  |  2020.02.03 20:48   |   </text:span><text:a xlink:type="simple" xlink:href="http://palinfo.habago.org/Entry?Command=Information_PrintForum&amp;iPage=1#FORUM38626"><text:span text:style-name="T9">#</text:span></text:a></text:p>
      <text:p text:style-name="P11"><text:span text:style-name="T7">城市生了病不可怕，我</text:span><text:span text:style-name="T11">们的心不能生病。</text:span><text:span text:style-name="T8"><text:line-break/>https://youtu.be/ExBW_FHGHjk<text:line-break/><text:line-break/></text:span><text:span text:style-name="T7">美国</text:span><text:span text:style-name="T11">细菌战黑历史</text:span><text:span text:style-name="T8"><text:line-break/>https://youtu.be/C-GF6fSuqxk<text:line-break/>https://youtu.be/LTYyhkNfyDE<text:line-break/><text:line-break/></text:span><text:span text:style-name="T7">美国陷阱</text:span><text:span text:style-name="T8"><text:line-break/>https://youtu.be/Ye6WlroO9NY</text:span></text:p>
      <text:p text:style-name="P7"><text:span text:style-name="T7">秉叡</text:span><text:span text:style-name="T8"><text:s/>  |  2020.02.03 18:20   |   </text:span><text:a xlink:type="simple" xlink:href="http://palinfo.habago.org/Entry?Command=Information_PrintForum&amp;iPage=1#FORUM38625"><text:span text:style-name="T9">#</text:span></text:a></text:p>
      <text:p text:style-name="P10"><text:span text:style-name="T8">劉燕婷觀點：被反中消費的新疆，被外行出征的學者</text:span><text:span text:style-name="T10"><text:line-break/><text:line-break/></text:span><text:span text:style-name="T8">劉燕婷</text:span><text:span text:style-name="T10"><text:s/>+ </text:span><text:span text:style-name="T8">追蹤</text:span><text:span text:style-name="T10"><text:s/>2020-02-02 07:10<text:line-break/><text:line-break/>2020</text:span><text:span text:style-name="T8">年</text:span><text:span text:style-name="T10">1</text:span><text:span text:style-name="T8">月</text:span><text:span text:style-name="T10">17</text:span><text:span text:style-name="T8">日，公視《主題之夜》於晚間首播紀錄片《新疆再教育營》（</text:span><text:span text:style-name="T10">Tell the World</text:span><text:span text:style-name="T8">），節目總長約</text:span><text:span text:style-name="T10">80</text:span><text:span text:style-name="T8">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10"><text:line-break/><text:line-break/></text:span><text:span text:style-name="T8">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10"><text:line-break/><text:line-break/></text:span><text:span text:style-name="T8">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10"><text:line-break/><text:line-break/><text:line-break/></text:span><text:span text:style-name="T8">遠在天邊的伊斯蘭與新疆</text:span><text:span text:style-name="T10"><text:line-break/><text:line-break/></text:span><text:span text:style-name="T8">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10"><text:line-break/><text:line-break/></text:span><text:span text:style-name="T8">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10"><text:line-break/><text:line-break/></text:span><text:span text:style-name="T8">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10"><text:line-break/><text:line-break/></text:span><text:span text:style-name="T8">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10"><text:line-break/><text:line-break/></text:span><text:span text:style-name="T8">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10"><text:line-break/><text:line-break/></text:span><text:span text:style-name="T8">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10"><text:line-break/><text:line-break/><text:line-break/><text:line-break/></text:span><text:span text:style-name="T8">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10">10%</text:span><text:span text:style-name="T8">，另外以</text:span><text:span text:style-name="T10">1944</text:span><text:span text:style-name="T8">－</text:span><text:span text:style-name="T10">49</text:span><text:span text:style-name="T8">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10"><text:line-break/><text:line-break/></text:span><text:span text:style-name="T8">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10">TIP</text:span><text:span text:style-name="T8">、</text:span><text:span text:style-name="T10">ETLO</text:span><text:span text:style-name="T8">等激進派劃清界線。美國介入之果，就是削弱其團結，並孤立東突運動中的恐怖勢力，致使「反恐」一詞為中共維穩所用。</text:span><text:span text:style-name="T10"><text:line-break/><text:line-break/></text:span><text:span text:style-name="T8">反中氛圍下的「謎之自信」</text:span><text:span text:style-name="T10"><text:line-break/><text:line-break/></text:span><text:span text:style-name="T8">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10">F=ma</text:span><text:span text:style-name="T8">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10"><text:line-break/><text:line-break/></text:span><text:span text:style-name="T8">且吳教授真為中共說話了嗎？公視現下雖已下架訪談，但筆者當日全程收看完整版的紀錄片與訪談，且詳實記錄全部內容，平心而論，多數網友的攻擊，已非知識水平不足，而是理解能力有問題，例如：</text:span><text:span text:style-name="T10"><text:line-break/><text:line-break/>1.</text:span><text:span text:style-name="T8">談新疆清真寺拆除事件</text:span><text:span text:style-name="T10"><text:line-break/><text:line-break/></text:span><text:span text:style-name="T8">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10"><text:line-break/><text:line-break/></text:span><text:span text:style-name="T8">結果網友聽後，便發出以下怒吼：</text:span><text:span text:style-name="T10"><text:line-break/><text:line-break/></text:span><text:span text:style-name="T8">「就算清真寺是違章建築，就該被官方拆除嗎？」</text:span><text:span text:style-name="T10"><text:line-break/><text:line-break/></text:span><text:span text:style-name="T8">「所以對這位吳教授來說，中共禁絕所有宗教，不單單禁止伊斯蘭教，就沒問題？我看他根本就想說這些宗教既然不支持共產黨統治，就是邪教吧？」</text:span><text:span text:style-name="T10"><text:line-break/><text:line-break/></text:span><text:span text:style-name="T8">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10"><text:line-break/><text:line-break/>2. </text:span><text:span text:style-name="T8">對再教育營的看法</text:span><text:span text:style-name="T10"><text:line-break/><text:line-break/></text:span><text:span text:style-name="T8">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10"><text:line-break/><text:line-break/></text:span><text:span text:style-name="T8">結果網友聽了之後，完全略過吳教授原話前半段對中共統治傳統的介紹、對此政策效用的不肯定，而是緊扣最後那句，大肆攻伐：</text:span><text:span text:style-name="T10"><text:line-break/><text:line-break/></text:span><text:span text:style-name="T8">「他竟說再教育營不是集中營！」</text:span><text:span text:style-name="T10"><text:line-break/><text:line-break/></text:span><text:span text:style-name="T8">「他竟幫中共暴政擦脂抹粉！」</text:span><text:span text:style-name="T10"><text:line-break/><text:line-break/></text:span><text:span text:style-name="T8">接著就是起底吳教授過去寫的族群政治專業學術文章，作為其替中共說話的鐵證，進而瘋狂跳針質疑：</text:span><text:span text:style-name="T10"><text:line-break/><text:line-break/></text:span><text:span text:style-name="T8">「台灣不是沒有維吾爾人，應該也不可能找不到對新疆更熟悉的學者專家，為什麼找一個只知道過去歷史、卻對近期發展完全一無所知的人？」</text:span><text:span text:style-name="T10"><text:line-break/><text:line-break/></text:span><text:span text:style-name="T8">「這種震撼彈般的影片，卻找了這種立場的學者對談，是要造成什麼效果？」</text:span><text:span text:style-name="T10"><text:line-break/><text:line-break/></text:span><text:span text:style-name="T8">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10"><text:line-break/><text:line-break/></text:span><text:span text:style-name="T8">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10"><text:line-break/><text:line-break/></text:span><text:span text:style-name="T8">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10"><text:line-break/></text:span><text:span text:style-name="T8">不會在意。</text:span><text:span text:style-name="T10"><text:line-break/><text:line-break/></text:span><text:span text:style-name="T8">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10"><text:line-break/><text:line-break/><text:line-break/><text:line-break/></text:span><text:span text:style-name="T8">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10"><text:line-break/><text:line-break/><text:line-break/></text:span><text:span text:style-name="T8">公視應該改名</text:span><text:span text:style-name="T10"><text:line-break/><text:line-break/><text:line-break/></text:span><text:span text:style-name="T8">新疆研究相當難做</text:span><text:span text:style-name="T10"><text:s/></text:span><text:span text:style-name="T8">，現下美中學界相互對峙，遂讓不願一味遵循「自古以來」、「中國殖民」兩大範式的學者處境日趨艱辛，倘若觀眾真把吳教授過往的新疆研究作品與訪談看過一遍</text:span><text:span text:style-name="T10"><text:s/></text:span><text:span text:style-name="T8">，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10"><text:line-break/><text:line-break/></text:span><text:span text:style-name="T8">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10"><text:line-break/><text:line-break/></text:span><text:span text:style-name="T8">在常識失落的年代，學者與媒體更該守住底線，但公視不幸做了最壞示範。</text:span><text:span text:style-name="T10">1</text:span><text:span text:style-name="T8">月</text:span><text:span text:style-name="T10">17</text:span><text:span text:style-name="T8">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10"><text:line-break/><text:line-break/></text:span><text:span text:style-name="T8">＊作者為《中東研究通訊》專欄主筆與《端傳媒》特約撰稿人，曾負笈科威特</text:span><text:span text:style-name="T10"><text:line-break/>https://www.storm.mg/article/2234333</text:span></text:p>
      <text:p text:style-name="P7"><text:span text:style-name="T7">蔡亦</text:span><text:span text:style-name="T11">鸣</text:span><text:span text:style-name="T8"><text:s/>  |  2020.02.03 16:34   |   </text:span><text:a xlink:type="simple" xlink:href="http://palinfo.habago.org/Entry?Command=Information_PrintForum&amp;iPage=1#FORUM38624"><text:span text:style-name="T9">#</text:span></text:a></text:p>
      <text:p text:style-name="P12"><text:span text:style-name="T7">老羊，我也是江西人，对你那位大</text:span><text:span text:style-name="T8">陆朋友。我与有荣焉。</text:span><text:span text:style-name="T10"><text:line-break/></text:span><text:span text:style-name="T7">今天看到的一段</text:span><text:span text:style-name="T8">话。</text:span><text:span text:style-name="T10"><text:line-break/></text:span><text:span text:style-name="T7">病毒太小了，看不见。所以要用</text:span><text:span text:style-name="T8">试剂盒。试剂盒是怎么检测的呢？先用聚合酶链式反应，把病毒核酸的数量放大。然后用荧光染料染色，让病毒核酸变得鲜艳耀眼。</text:span><text:span text:style-name="T10"><text:s/></text:span><text:span text:style-name="T7">灾</text:span><text:span text:style-name="T8">难就像试剂盒，会让一切放大，变得更鲜艳耀眼。于是我们看到了前所未见的美好和善良，以及难以置信的愚蠢和丑恶。其实这些平时也在那里。</text:span><text:span text:style-name="T10"><text:s/><text:line-break/></text:span></text:p>
      <text:p text:style-name="P7"><text:span text:style-name="T7">蔡亦</text:span><text:span text:style-name="T11">鸣</text:span><text:span text:style-name="T8"><text:s/>  |  2020.02.03 15:10   |   </text:span><text:a xlink:type="simple" xlink:href="http://palinfo.habago.org/Entry?Command=Information_PrintForum&amp;iPage=1#FORUM38623"><text:span text:style-name="T9">#</text:span></text:a></text:p>
      <text:p text:style-name="P13"><text:span text:style-name="T7">秀慧，我</text:span><text:span text:style-name="T8">为你难过，因为台湾的现状实在太糟。</text:span><text:span text:style-name="T10">817</text:span><text:span text:style-name="T7">万的蠢蛋统治了台湾，</text:span><text:span text:style-name="T8">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10">90%</text:span><text:span text:style-name="T7">，只用交一千。）可</text:span><text:span text:style-name="T8">问题是连做的差的也要自豪？湖北省在我心里的印象一直不佳，韩国瑜的高雄满是坑洞</text:span><text:span text:style-name="T10"><text:s/></text:span><text:span text:style-name="T7">高雄又老又</text:span><text:span text:style-name="T8">穷</text:span><text:span text:style-name="T10"><text:s/></text:span><text:span text:style-name="T7">言</text:span><text:span text:style-name="T8">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10">23</text:span><text:span text:style-name="T7">日当天湖北省</text:span><text:span text:style-name="T8">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10"><text:line-break/><text:line-break/><text:line-break/></text:span><text:span text:style-name="T7">另外吹捧台湾民主？这位？？？同学（我不信你</text:span><text:span text:style-name="T8">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10">‘</text:span><text:span text:style-name="T7">我</text:span><text:span text:style-name="T8">们台湾郎都是好人</text:span><text:span text:style-name="T10">’</text:span><text:span text:style-name="T7">的</text:span><text:span text:style-name="T8">绝对性宣称开始的，当时那句话的画外音就是大陆人都坏。我只是为台湾难过，不难过难道要和大陆众多网友一样纷纷庆贺蔡英文当选，台湾人越苦哈哈，就越高兴越爽？</text:span><text:span text:style-name="T10"><text:line-break/></text:span><text:span text:style-name="T7">人恒过，然后能改；困于心，衡于</text:span><text:span text:style-name="T8">虑，而后作；征于色，发于声，而后喻。入则无法家拂士，出则无敌国外患者，国恒亡。</text:span><text:span text:style-name="T10"><text:line-break/></text:span><text:span text:style-name="T7">　　然后知生于忧患，而死于安</text:span><text:span text:style-name="T8">乐也。</text:span><text:span text:style-name="T10"><text:line-break/></text:span><text:span text:style-name="T7">我只是在</text:span><text:span text:style-name="T8">说台湾越烂对大陆自身也同样不好，我学历不高说不出上面这样的话，这就变成我在吹嘘台湾民主了</text:span><text:span text:style-name="T10">?</text:span><text:span text:style-name="T7">。</text:span><text:span text:style-name="T10"><text:line-break/><text:line-break/></text:span><text:span text:style-name="T7">亲者痛而仇者快，</text:span><text:span text:style-name="T8">为这场瘟疫而高兴的大有人在，但我不是。我</text:span><text:span text:style-name="T10">29</text:span><text:span text:style-name="T7">日才出院，不过短短四天，因</text:span><text:span text:style-name="T8">为气愤，昨日膀胱炎复发了。本地有一位昨日被确诊的新冠肺炎患者，透露的行程是</text:span><text:span text:style-name="T10">28</text:span><text:span text:style-name="T7">日的下午他正是我住的那所医院发</text:span><text:span text:style-name="T8">热门诊。我身体极差，常年服用抗生素，去年大年初二又倒霉的大腿骨折（我瘫痪那年正是</text:span><text:span text:style-name="T10">1999</text:span><text:span text:style-name="T7">年的大年初二，</text:span><text:span text:style-name="T10">2019</text:span><text:span text:style-name="T7">年在医院听我父亲提起时，倍感唏嘘），至今未愈，之后生病就是更大的折磨了，每次犯病都只能呼叫救护车。</text:span><text:span text:style-name="T8">现在医院隔离了，医生开了些药物让我在家熬着，等疫情过去在住院治疗。</text:span><text:span text:style-name="T10"><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12">🔗</text:span>《關於蛋白質的基因編輯⋯》https://reurl.cc/nVKev1 <text:line-break/><text:span text:style-name="T12">🔗</text:span>《病毒的傳播特徵⋯》https://reurl.cc/NaWVl6 <text:line-break/><text:span text:style-name="T12">🔗</text:span>《關於基因戰的傳言⋯》https://reurl.cc/ObO9r7 <text:line-break/><text:span text:style-name="T12">🔗</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